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Arial1" svg:font-family="Arial" style:font-pitch="variable"/>
    <style:font-face style:name="Arial Unicode MS" svg:font-family="'Arial Unicode MS'" style:font-pitch="variable"/>
    <style:font-face style:name="Courier New1" svg:font-family="'Courier New'" style:font-pitch="variable"/>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2" svg:font-family="'Times New Roman'" style:font-pitch="variable"/>
    <style:font-face style:name="Courier New2"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imes New Roman1" svg:font-family="'Times New Roman'" style:font-family-generic="swiss" style:font-pitch="variable"/>
  </office:font-face-decls>
  <office:automatic-styles>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data-style-name="N0">
      <style:table-cell-properties fo:padding="0.0382in" fo:border="0.05pt solid #000000"/>
    </style:style>
    <style:style style:name="Table76" style:family="table">
      <style:table-properties style:width="4.5in" table:align="margins"/>
    </style:style>
    <style:style style:name="Table76.A" style:family="table-column">
      <style:table-column-properties style:column-width="4.5in" style:rel-column-width="65535*"/>
    </style:style>
    <style:style style:name="Table76.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5pt solid #000000"/>
    </style:style>
    <style:style style:name="Table91" style:family="table">
      <style:table-properties style:width="4.5in" table:align="margins"/>
    </style:style>
    <style:style style:name="Table91.A" style:family="table-column">
      <style:table-column-properties style:column-width="4.5in" style:rel-column-width="65535*"/>
    </style:style>
    <style:style style:name="Table91.A1" style:family="table-cell">
      <style:table-cell-properties fo:padding="0.0382in" fo:border="0.05pt solid #000000"/>
    </style:style>
    <style:style style:name="Table92" style:family="table">
      <style:table-properties style:width="4.5in" table:align="margins"/>
    </style:style>
    <style:style style:name="Table92.A" style:family="table-column">
      <style:table-column-properties style:column-width="4.5in" style:rel-column-width="65535*"/>
    </style:style>
    <style:style style:name="Table92.A1" style:family="table-cell">
      <style:table-cell-properties fo:padding="0.0382in" fo:border="0.05pt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74" style:family="table">
      <style:table-properties style:width="4.5in" table:align="margins"/>
    </style:style>
    <style:style style:name="Table74.A" style:family="table-column">
      <style:table-column-properties style:column-width="4.5in" style:rel-column-width="65535*"/>
    </style:style>
    <style:style style:name="Table74.A1" style:family="table-cell">
      <style:table-cell-properties fo:padding="0.0382in" fo:border="0.05pt solid #000000"/>
    </style:style>
    <style:style style:name="Table75" style:family="table">
      <style:table-properties style:width="4.5in" table:align="margins"/>
    </style:style>
    <style:style style:name="Table75.A" style:family="table-column">
      <style:table-column-properties style:column-width="4.5in" style:rel-column-width="65535*"/>
    </style:style>
    <style:style style:name="Table75.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93" style:family="table">
      <style:table-properties style:width="4.5in" table:align="margins"/>
    </style:style>
    <style:style style:name="Table93.A" style:family="table-column">
      <style:table-column-properties style:column-width="4.5in" style:rel-column-width="65535*"/>
    </style:style>
    <style:style style:name="Table93.A1" style:family="table-cell">
      <style:table-cell-properties fo:padding="0.0382in" fo:border="0.05pt solid #000000"/>
    </style:style>
    <style:style style:name="Table94" style:family="table">
      <style:table-properties style:width="4.5in" table:align="margins"/>
    </style:style>
    <style:style style:name="Table94.A" style:family="table-column">
      <style:table-column-properties style:column-width="4.5in" style:rel-column-width="65535*"/>
    </style:style>
    <style:style style:name="Table94.A1" style:family="table-cell">
      <style:table-cell-properties fo:padding="0.0382in" fo:border="0.05pt solid #000000"/>
    </style:style>
    <style:style style:name="Table95" style:family="table">
      <style:table-properties style:width="4.5in" table:align="margins"/>
    </style:style>
    <style:style style:name="Table95.A" style:family="table-column">
      <style:table-column-properties style:column-width="4.5in" style:rel-column-width="65535*"/>
    </style:style>
    <style:style style:name="Table95.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01f4a1"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Courier New" fo:font-size="16pt" fo:font-weight="bold" style:font-size-asian="16pt" style:font-weight-asian="bold" style:font-size-complex="16pt"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style:font-name="Courier New"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8" style:family="paragraph" style:parent-style-name="Standard">
      <style:text-properties style:font-name="Arial" fo:font-size="10pt"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1" style:family="paragraph" style:parent-style-name="Standard">
      <style:text-properties style:font-name="Arial" fo:font-size="10pt" fo:font-weight="normal" officeooo:paragraph-rsid="0006a832"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Arial" fo:font-size="10pt" fo:font-weight="bold" style:font-size-asian="10pt" style:font-weight-asian="bold" style:font-size-complex="10pt" style:font-weight-complex="bold"/>
    </style:style>
    <style:style style:name="P14" style:family="paragraph" style:parent-style-name="Standard">
      <style:text-properties style:font-name="Arial" fo:font-size="12pt" fo:font-weight="bold" style:font-size-asian="12pt" style:font-weight-asian="bold" style:font-size-complex="12pt" style:font-weight-complex="bold"/>
    </style:style>
    <style:style style:name="P15" style:family="paragraph" style:parent-style-name="Standard">
      <style:text-properties style:font-name="Arial" fo:font-size="16pt" fo:font-weight="bold"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text-position="0% 100%" style:font-name="Arial" fo:font-size="10pt" fo:font-weight="normal"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style:text-position="0% 100%" style:font-name="Arial" fo:font-size="10pt" fo:font-weight="normal" style:font-size-asian="10pt" style:font-weight-asian="normal" style:font-size-complex="10pt" style:font-weight-complex="normal"/>
    </style:style>
    <style:style style:name="P18" style:family="paragraph" style:parent-style-name="Standard">
      <style:text-properties style:text-position="0% 100%" style:font-name="Arial" fo:font-size="10pt" fo:font-weight="bold" style:font-size-asian="10pt" style:font-weight-asian="bold" style:font-size-complex="10pt" style:font-weight-complex="bold"/>
    </style:style>
    <style:style style:name="P19" style:family="paragraph" style:parent-style-name="Standard">
      <style:paragraph-properties fo:text-align="center" style:justify-single-word="false"/>
      <style:text-properties style:text-position="super 58%" style:font-name="Arial" fo:font-size="10pt" fo:font-weight="normal" style:font-size-asian="10pt" style:font-weight-asian="normal" style:font-size-complex="10pt" style:font-weight-complex="normal"/>
    </style:style>
    <style:style style:name="P20" style:family="paragraph" style:parent-style-name="Table_20_Contents">
      <style:paragraph-properties fo:break-before="page"/>
      <style:text-properties style:font-name="Arial" fo:font-size="16pt" fo:font-weight="bold" style:font-size-asian="16pt" style:font-weight-asian="bold" style:font-size-complex="16pt" style:font-weight-complex="bold"/>
    </style:style>
    <style:style style:name="P21" style:family="paragraph" style:parent-style-name="Table_20_Contents">
      <style:paragraph-properties fo:text-align="start" style:justify-single-word="false"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3" style:family="paragraph" style:parent-style-name="Standard">
      <style:paragraph-properties fo:text-align="start" style:justify-single-word="false" fo:break-before="page"/>
      <style:text-properties style:font-name="Arial" fo:font-size="16pt" fo:font-weight="bold" style:font-size-asian="16pt" style:font-weight-asian="bold" style:font-size-complex="16pt" style:font-weight-complex="bold"/>
    </style:style>
    <style:style style:name="P24" style:family="paragraph" style:parent-style-name="Standard">
      <style:paragraph-properties fo:break-before="page"/>
      <style:text-properties style:font-name="Courier New" fo:font-size="16pt" fo:font-weight="bold" style:font-size-asian="16pt" style:font-weight-asian="bold" style:font-size-complex="16pt" style:font-weight-complex="bold"/>
    </style:style>
    <style:style style:name="P25" style:family="paragraph" style:parent-style-name="Table_20_Contents">
      <style:text-properties style:font-name="Arial" fo:font-size="16pt" fo:font-weight="bold" style:font-size-asian="16pt" style:font-weight-asian="bold" style:font-size-complex="16pt" style:font-weight-complex="bold"/>
    </style:style>
    <style:style style:name="P26" style:family="paragraph" style:parent-style-name="Table_20_Contents">
      <style:text-properties style:font-name="Arial" fo:font-size="10pt" fo:font-weight="normal" style:font-size-asian="10pt" style:font-weight-asian="normal" style:font-size-complex="10pt" style:font-weight-complex="normal"/>
    </style:style>
    <style:style style:name="P27" style:family="paragraph" style:parent-style-name="Table_20_Contents">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Table_20_Contents">
      <style:text-properties style:font-name="Arial" fo:font-size="10pt" style:font-size-asian="10pt" style:font-size-complex="10pt"/>
    </style:style>
    <style:style style:name="P29" style:family="paragraph" style:parent-style-name="Table_20_Contents">
      <style:paragraph-properties fo:text-align="start" style:justify-single-word="false"/>
      <style:text-properties style:font-name="Courier New" fo:font-size="14pt" fo:font-weight="bold" style:font-size-asian="14pt" style:font-weight-asian="bold" style:font-size-complex="14pt" style:font-weight-complex="bold"/>
    </style:style>
    <style:style style:name="P30" style:family="paragraph" style:parent-style-name="Table_20_Contents">
      <style:paragraph-properties fo:text-align="start" style:justify-single-word="false"/>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31" style:family="paragraph" style:parent-style-name="Table_20_Contents">
      <style:paragraph-properties fo:text-align="start" style:justify-single-word="false"/>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Table_20_Contents">
      <style:text-properties style:font-name="Courier New" fo:font-size="10pt" style:font-size-asian="10pt" style:font-size-complex="10pt"/>
    </style:style>
    <style:style style:name="P33" style:family="paragraph" style:parent-style-name="Table_20_Contents">
      <style:paragraph-properties fo:text-align="start" style:justify-single-word="false"/>
      <style:text-properties style:font-name="Courier New" fo:font-size="10pt" style:font-size-asian="10pt" style:font-size-complex="10pt"/>
    </style:style>
    <style:style style:name="P34" style:family="paragraph" style:parent-style-name="Table_20_Contents">
      <style:text-properties style:font-name="Courier New" fo:font-size="10pt" fo:font-weight="normal" style:font-size-asian="10pt" style:font-weight-asian="normal" style:font-size-complex="10pt" style:font-weight-complex="normal"/>
    </style:style>
    <style:style style:name="P35" style:family="paragraph" style:parent-style-name="Table_20_Contents">
      <style:text-properties style:font-name="Courier New" fo:font-size="10pt" fo:font-weight="bold" style:font-size-asian="10pt" style:font-weight-asian="bold" style:font-size-complex="10pt" style:font-weight-complex="bold"/>
    </style:style>
    <style:style style:name="P3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37" style:family="paragraph" style:parent-style-name="Table_20_Contents">
      <style:text-properties style:font-name="Courier New" fo:font-size="8.5pt" style:font-size-asian="8.5pt" style:font-size-complex="8.5pt"/>
    </style:style>
    <style:style style:name="P38" style:family="paragraph" style:parent-style-name="Standard">
      <style:paragraph-properties fo:margin-left="0in" fo:margin-right="0in" fo:text-indent="0in" style:auto-text-indent="false"/>
      <style:text-properties style:font-name="Arial" fo:font-size="10pt" fo:font-weight="normal" style:font-size-asian="10pt" style:font-weight-asian="normal" style:font-size-complex="10pt" style:font-weight-complex="normal"/>
    </style:style>
    <style:style style:name="P39" style:family="paragraph" style:parent-style-name="Standard">
      <style:paragraph-properties fo:margin-left="0in" fo:margin-right="0in" fo:text-indent="0in" style:auto-text-indent="false"/>
      <style:text-properties style:font-name="Arial" fo:font-size="10pt" fo:font-weight="normal" officeooo:paragraph-rsid="000bb103" style:font-size-asian="10pt" style:font-weight-asian="normal" style:font-size-complex="10pt" style:font-weight-complex="normal"/>
    </style:style>
    <style:style style:name="P40" style:family="paragraph" style:parent-style-name="Table_20_Contents">
      <style:paragraph-properties fo:margin-left="0in" fo:margin-right="0in" fo:text-indent="0in" style:auto-text-indent="false"/>
      <style:text-properties style:font-name="Courier New" fo:font-size="10pt" fo:font-weight="normal" style:font-size-asian="10pt" style:font-weight-asian="normal" style:font-size-complex="10pt" style:font-weight-complex="normal"/>
    </style:style>
    <style:style style:name="P41" style:family="paragraph" style:parent-style-name="Text_20_body">
      <style:text-properties style:font-name="Arial" fo:font-size="10pt" style:font-size-asian="10pt" style:font-size-complex="10pt"/>
    </style:style>
    <style:style style:name="P42" style:family="paragraph" style:parent-style-name="Text_20_body">
      <style:text-properties style:use-window-font-color="true" loext:opacity="0%" style:font-name="Arial" fo:font-size="10pt" style:text-underline-style="none" style:font-size-asian="10pt" style:font-size-complex="10pt"/>
    </style:style>
    <style:style style:name="P43" style:family="paragraph" style:parent-style-name="List_20_Contents">
      <style:paragraph-properties fo:margin-top="0in" fo:margin-bottom="0.1965in" style:contextual-spacing="false"/>
      <style:text-properties style:use-window-font-color="true" loext:opacity="0%" style:font-name="Arial" fo:font-size="10pt" style:text-underline-style="none" style:font-size-asian="10pt" style:font-size-complex="10pt"/>
    </style:style>
    <style:style style:name="P44" style:family="paragraph" style:parent-style-name="Standard" style:list-style-name="L2"/>
    <style:style style:name="P45" style:family="paragraph" style:parent-style-name="Standard" style:list-style-name="L3">
      <style:paragraph-properties fo:text-align="start" style:justify-single-word="false"/>
      <style:text-properties style:font-name="Arial" fo:font-size="10pt" style:font-size-asian="10pt" style:font-size-complex="10pt"/>
    </style:style>
    <style:style style:name="P46" style:family="paragraph" style:parent-style-name="Standard" style:list-style-name="L1">
      <style:paragraph-properties fo:margin-left="0.4925in" fo:margin-right="0in" fo:text-indent="0in" style:auto-text-indent="false"/>
      <style:text-properties style:font-name="Arial" fo:font-size="10pt" fo:font-weight="normal" style:font-size-asian="10pt" style:font-weight-asian="normal" style:font-size-complex="10pt" style:font-weight-complex="normal"/>
    </style:style>
    <style:style style:name="P47" style:family="paragraph">
      <loext:graphic-properties draw:fill="none" draw:fill-color="#ffffff"/>
      <style:paragraph-properties style:writing-mode="lr-tb"/>
      <style:text-properties style:font-name="Courier New" fo:font-size="16pt" style:font-size-asian="16pt" style:font-size-complex="16pt"/>
    </style:style>
    <style:style style:name="P48" style:family="paragraph">
      <loext:graphic-properties draw:opacity="0%"/>
    </style:style>
    <style:style style:name="P49" style:family="paragraph">
      <loext:graphic-properties draw:fill-color="#ffffff" draw:opacity="0%"/>
    </style:style>
    <style:style style:name="P50" style:family="paragraph">
      <style:paragraph-properties fo:text-align="center"/>
    </style:style>
    <style:style style:name="P51" style:family="paragraph">
      <loext:graphic-properties draw:fill="none" draw:fill-color="#00b8ff" draw:fill-image-width="0in" draw:fill-image-height="0in"/>
      <style:paragraph-properties fo:margin-left="0in" fo:margin-right="0in" fo:margin-top="0in" fo:margin-bottom="0in" fo:line-height="100%" fo:text-align="center" fo:text-indent="0in">
        <style:tab-stops/>
      </style:paragraph-properties>
      <style:text-properties fo:color="#000000" loext:opacity="100%" style:text-outline="false" style:text-line-through-style="none" style:text-line-through-type="none" style:font-name="Arial Black"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P52" style:family="paragraph">
      <style:paragraph-properties fo:margin-left="0in" fo:margin-right="0in" fo:margin-top="0in" fo:margin-bottom="0in" fo:line-height="100%" fo:text-indent="0in">
        <style:tab-stops/>
      </style:paragraph-properties>
    </style:style>
    <style:style style:name="P53" style:family="paragraph">
      <loext:graphic-properties draw:fill="none" draw:fill-color="#ffffff" draw:fill-image-width="0in" draw:fill-image-height="0in"/>
      <style:paragraph-properties fo:margin-left="0in" fo:margin-right="0in" fo:margin-top="0in" fo:margin-bottom="0in" fo:line-height="100%" fo:text-indent="0in" style:writing-mode="lr-tb">
        <style:tab-stops/>
      </style:paragraph-properties>
      <style:text-properties fo:color="#000000" loext:opacity="100%" style:text-outline="false" style:text-line-through-style="none" style:text-line-through-type="none" style:font-name="Courier New" fo:font-size="16pt" fo:font-style="normal" fo:text-shadow="none" style:text-underline-style="none" fo:font-weight="bold" style:font-name-asian="Lucida Sans Unicode" style:font-size-asian="24pt" style:font-style-asian="normal" style:font-weight-asian="normal" style:font-name-complex="Tahoma" style:font-size-complex="24pt" style:font-style-complex="normal" style:font-weight-complex="normal" style:font-relief="none"/>
    </style:style>
    <style:style style:name="P54" style:family="paragraph">
      <loext:graphic-properties draw:fill="solid" draw:fill-color="#00b8ff" draw:fill-image-width="0in" draw:fill-image-height="0in"/>
      <style:paragraph-properties fo:margin-left="0in" fo:margin-right="0in" fo:margin-top="0in" fo:margin-bottom="0in" fo:line-height="100%" fo:text-align="center" fo:text-indent="0in">
        <style:tab-stops/>
      </style:paragraph-properties>
      <style:text-properties fo:color="#000000" loext:opacity="100%" style:text-outline="false" style:text-line-through-style="none" style:text-line-through-type="none" style:font-name="Arial Black"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P55" style:family="paragraph">
      <loext:graphic-properties draw:fill="none" draw:fill-color="#ffffff" draw:fill-image-width="0in" draw:fill-image-height="0in"/>
      <style:paragraph-properties fo:margin-left="0in" fo:margin-right="0in" fo:margin-top="0in" fo:margin-bottom="0in" fo:line-height="100%" fo:text-indent="0in" style:writing-mode="lr-tb">
        <style:tab-stops/>
      </style:paragraph-properties>
      <style:text-properties fo:color="#000000" loext:opacity="100%" style:text-outline="false" style:text-line-through-style="none" style:text-line-through-type="none" style:font-name="Arial" fo:font-size="16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P56" style:family="paragraph">
      <loext:graphic-properties draw:fill="none" draw:fill-color="#ffffff"/>
      <style:paragraph-properties style:writing-mode="lr-tb"/>
      <style:text-properties style:font-name="Arial" fo:font-weight="bold"/>
    </style:style>
    <style:style style:name="P57" style:family="paragraph">
      <loext:graphic-properties draw:opacity="0%"/>
      <style:paragraph-properties fo:text-align="center"/>
    </style:style>
    <style:style style:name="P58" style:family="paragraph">
      <loext:graphic-properties draw:fill="none" draw:fill-color="#ffffff"/>
      <style:paragraph-properties style:writing-mode="lr-tb"/>
      <style:text-properties style:font-name="Courier New" fo:font-size="10pt" fo:font-weight="bold" style:font-size-complex="14pt" style:font-weight-complex="bold"/>
    </style:style>
    <style:style style:name="P59" style:family="paragraph">
      <loext:graphic-properties draw:fill-color="#ffffff" draw:opacity="0%"/>
      <style:paragraph-properties fo:text-align="start"/>
    </style:style>
    <style:style style:name="T1" style:family="text">
      <style:text-properties officeooo:rsid="00043d9c"/>
    </style:style>
    <style:style style:name="T2" style:family="text">
      <style:text-properties officeooo:rsid="0002c29f"/>
    </style:style>
    <style:style style:name="T3" style:family="text">
      <style:text-properties style:font-name="Arial"/>
    </style:style>
    <style:style style:name="T4" style:family="text">
      <style:text-properties style:font-name="Arial" fo:font-style="normal" style:font-style-asian="normal" style:font-style-complex="normal"/>
    </style:style>
    <style:style style:name="T5" style:family="text">
      <style:text-properties style:font-name="Arial" fo:font-style="normal" officeooo:rsid="0004d04e" style:font-style-asian="normal" style:font-style-complex="normal"/>
    </style:style>
    <style:style style:name="T6" style:family="text">
      <style:text-properties style:font-name="Arial" fo:font-size="16pt" fo:font-style="normal" fo:font-weight="bold" style:font-size-asian="16pt" style:font-style-asian="normal" style:font-weight-asian="bold" style:font-size-complex="16pt" style:font-style-complex="normal" style:font-weight-complex="bold"/>
    </style:style>
    <style:style style:name="T7" style:family="text">
      <style:text-properties style:font-name="Arial" fo:font-size="16pt" fo:font-weight="bold" style:font-size-asian="16pt" style:font-weight-asian="bold" style:font-size-complex="16pt" style:font-weight-complex="bold"/>
    </style:style>
    <style:style style:name="T8" style:family="text">
      <style:text-properties style:font-name="Arial" fo:font-size="10pt" fo:font-weight="normal" style:font-size-asian="10pt" style:font-weight-asian="normal" style:font-size-complex="10pt" style:font-weight-complex="normal"/>
    </style:style>
    <style:style style:name="T9" style:family="text">
      <style:text-properties style:font-name="Courier New"/>
    </style:style>
    <style:style style:name="T10" style:family="text">
      <style:text-properties style:font-name="Courier New" fo:font-style="italic" style:font-style-asian="italic" style:font-style-complex="italic"/>
    </style:style>
    <style:style style:name="T11" style:family="text">
      <style:text-properties style:font-name="Courier New" fo:font-style="italic" officeooo:rsid="001572be" style:font-style-asian="italic" style:font-style-complex="italic"/>
    </style:style>
    <style:style style:name="T12" style:family="text">
      <style:text-properties style:font-name="Courier New" fo:font-size="16pt" fo:font-weight="bold" style:font-size-asian="16pt" style:font-weight-asian="bold" style:font-size-complex="16pt" style:font-weight-complex="bold"/>
    </style:style>
    <style:style style:name="T13" style:family="text">
      <style:text-properties style:font-name="Courier New" fo:font-weight="normal" style:font-weight-asian="normal" style:font-weight-complex="normal"/>
    </style:style>
    <style:style style:name="T14" style:family="text">
      <style:text-properties style:font-name="Courier New" fo:font-size="10pt" fo:font-weight="normal" style:font-size-asian="10pt" style:font-weight-asian="normal" style:font-size-complex="10pt" style:font-weight-complex="normal"/>
    </style:style>
    <style:style style:name="T15" style:family="text">
      <style:text-properties fo:font-style="italic" style:font-style-asian="italic" style:font-style-complex="italic"/>
    </style:style>
    <style:style style:name="T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style="normal" fo:font-weight="bold" style:font-size-asian="16pt" style:font-style-asian="normal" style:font-weight-asian="bold" style:font-size-complex="16pt" style:font-style-complex="normal" style:font-weight-complex="bold"/>
    </style:style>
    <style:style style:name="T19" style:family="text">
      <style:text-properties fo:font-weight="normal" style:font-weight-asian="normal" style:font-weight-complex="normal"/>
    </style:style>
    <style:style style:name="T20" style:family="text">
      <style:text-properties fo:font-weight="normal" officeooo:rsid="00054076" style:font-weight-asian="normal" style:font-weight-complex="normal"/>
    </style:style>
    <style:style style:name="T21" style:family="text">
      <style:text-properties fo:font-weight="normal" officeooo:rsid="00096cd5" style:font-weight-asian="normal" style:font-weight-complex="normal"/>
    </style:style>
    <style:style style:name="T22" style:family="text">
      <style:text-properties fo:font-weight="bold" style:font-weight-asian="bold" style:font-weight-complex="bold"/>
    </style:style>
    <style:style style:name="T23" style:family="text">
      <style:text-properties fo:font-size="12pt" style:font-size-asian="12pt" style:font-size-complex="12pt"/>
    </style:style>
    <style:style style:name="T24" style:family="text">
      <style:text-properties style:text-position="super 58%"/>
    </style:style>
    <style:style style:name="T25" style:family="text">
      <style:text-properties style:text-position="super 58%" fo:font-weight="normal" style:font-weight-asian="normal" style:font-weight-complex="normal"/>
    </style:style>
    <style:style style:name="T26" style:family="text">
      <style:text-properties style:text-position="0% 100%"/>
    </style:style>
    <style:style style:name="T27" style:family="text">
      <style:text-properties style:text-position="0% 100%" fo:font-weight="bold" style:font-weight-asian="bold" style:font-weight-complex="bold"/>
    </style:style>
    <style:style style:name="T28" style:family="text">
      <style:text-properties style:use-window-font-color="true" loext:opacity="0%" style:text-underline-style="none"/>
    </style:style>
    <style:style style:name="T29" style:family="text">
      <style:text-properties style:use-window-font-color="true" loext:opacity="0%" style:text-underline-style="none" fo:font-weight="bold"/>
    </style:style>
    <style:style style:name="T30" style:family="text">
      <style:text-properties style:use-window-font-color="true" loext:opacity="0%" style:text-underline-style="none" fo:font-weight="bold" style:font-weight-asian="bold" style:font-weight-complex="bold"/>
    </style:style>
    <style:style style:name="T31" style:family="text">
      <style:text-properties style:use-window-font-color="true" loext:opacity="0%" style:font-name="Arial" fo:font-size="10pt" style:text-underline-style="none" style:font-size-asian="10pt" style:font-size-complex="10pt"/>
    </style:style>
    <style:style style:name="T32" style:family="text">
      <style:text-properties style:use-window-font-color="true" loext:opacity="0%" style:font-name="Arial" fo:font-size="10pt" style:text-underline-style="none" fo:font-weight="bold" style:font-size-asian="10pt" style:font-weight-asian="bold" style:font-size-complex="10pt" style:font-weight-complex="bold"/>
    </style:style>
    <style:style style:name="T33" style:family="text">
      <style:text-properties style:use-window-font-color="true" loext:opacity="0%" style:font-name="Arial" fo:font-size="10pt" fo:font-style="italic" style:text-underline-style="none" style:font-size-asian="10pt" style:font-size-complex="10pt"/>
    </style:style>
    <style:style style:name="T34" style:family="text">
      <style:text-properties style:use-window-font-color="true" loext:opacity="0%" style:text-position="33% 80%" style:font-name="Arial" fo:font-size="10pt" style:text-underline-style="none" style:font-size-asian="10pt" style:font-size-complex="10pt"/>
    </style:style>
    <style:style style:name="T35" style:family="text">
      <style:text-properties style:text-position="33% 80%"/>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officeooo:rsid="000bb103"/>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096cd5" style:font-style-asian="normal" style:font-weight-asian="normal" style:font-style-complex="normal" style:font-weight-complex="normal"/>
    </style:style>
    <style:style style:name="T40" style:family="text">
      <style:text-properties fo:color="#000000" loext:opacity="100%"/>
    </style:style>
    <style:style style:name="T41" style:family="text">
      <style:text-properties fo:color="#000000" loext:opacity="100%" style:font-name="Courier New"/>
    </style:style>
    <style:style style:name="T42" style:family="text">
      <style:text-properties officeooo:rsid="0004d04e"/>
    </style:style>
    <style:style style:name="T43" style:family="text">
      <style:text-properties style:font-name="Courier New1"/>
    </style:style>
    <style:style style:name="T44" style:family="text">
      <style:text-properties style:font-name="Courier New1" officeooo:rsid="0004d04e"/>
    </style:style>
    <style:style style:name="T45" style:family="text">
      <style:text-properties style:font-name="Courier New1" fo:font-style="normal" style:font-style-asian="normal" style:font-style-complex="normal"/>
    </style:style>
    <style:style style:name="T46" style:family="text">
      <style:text-properties style:font-name="Courier New1" fo:font-size="16pt" fo:font-weight="bold" style:font-size-asian="16pt" style:font-weight-asian="bold" style:font-size-complex="16pt" style:font-weight-complex="bold"/>
    </style:style>
    <style:style style:name="T47" style:family="text">
      <style:text-properties style:font-name="Courier New1" officeooo:rsid="00054076"/>
    </style:style>
    <style:style style:name="T48" style:family="text">
      <style:text-properties style:font-name="Courier New1" fo:font-weight="normal" style:font-weight-asian="normal" style:font-weight-complex="normal"/>
    </style:style>
    <style:style style:name="T49" style:family="text">
      <style:text-properties style:font-name="Courier New1" fo:font-size="10pt" fo:font-weight="normal" style:font-size-asian="10pt" style:font-weight-asian="normal" style:font-size-complex="10pt" style:font-weight-complex="normal"/>
    </style:style>
    <style:style style:name="T50" style:family="text">
      <style:text-properties style:font-name="Courier New1" fo:font-style="italic" fo:font-weight="normal" style:font-style-asian="italic" style:font-weight-asian="normal" style:font-style-complex="italic" style:font-weight-complex="normal"/>
    </style:style>
    <style:style style:name="T51" style:family="text">
      <style:text-properties style:font-name="Courier New1" fo:font-style="italic" style:font-style-asian="italic" style:font-style-complex="italic"/>
    </style:style>
    <style:style style:name="T52" style:family="text">
      <style:text-properties officeooo:rsid="00054076"/>
    </style:style>
    <style:style style:name="T53" style:family="text">
      <style:text-properties style:font-name="Arial1" officeooo:rsid="00054076"/>
    </style:style>
    <style:style style:name="T54" style:family="text">
      <style:text-properties officeooo:rsid="0006a832"/>
    </style:style>
    <style:style style:name="T55" style:family="text">
      <style:text-properties officeooo:rsid="00073b02"/>
    </style:style>
    <style:style style:name="T56" style:family="text">
      <style:text-properties officeooo:rsid="000892ef"/>
    </style:style>
    <style:style style:name="T57" style:family="text">
      <style:text-properties officeooo:rsid="0008b83e"/>
    </style:style>
    <style:style style:name="T58" style:family="text">
      <style:text-properties officeooo:rsid="00096cd5"/>
    </style:style>
    <style:style style:name="T59" style:family="text">
      <style:text-properties officeooo:rsid="000ad3f0"/>
    </style:style>
    <style:style style:name="T60" style:family="text">
      <style:text-properties officeooo:rsid="000b2d0d"/>
    </style:style>
    <style:style style:name="T61" style:family="text">
      <style:text-properties officeooo:rsid="000bb103"/>
    </style:style>
    <style:style style:name="T62" style:family="text">
      <style:text-properties officeooo:rsid="00111981"/>
    </style:style>
    <style:style style:name="T63" style:family="text">
      <style:text-properties officeooo:rsid="00138991"/>
    </style:style>
    <style:style style:name="T64" style:family="text">
      <style:text-properties style:font-name="Courier New" fo:font-size="16pt" style:font-size-asian="16pt" style:font-size-complex="16pt"/>
    </style:style>
    <style:style style:name="T65" style:family="text">
      <style:text-properties fo:color="#000000" loext:opacity="100%" style:text-outline="false" style:text-line-through-style="none" style:text-line-through-type="none" style:font-name="Courier New" fo:font-size="16pt" fo:font-style="normal" fo:text-shadow="none" style:text-underline-style="none" fo:font-weight="bold" style:font-name-asian="Lucida Sans Unicode" style:font-size-asian="24pt" style:font-style-asian="normal" style:font-weight-asian="normal" style:font-name-complex="Tahoma" style:font-size-complex="24pt" style:font-style-complex="normal" style:font-weight-complex="normal" style:font-relief="none"/>
    </style:style>
    <style:style style:name="T66" style:family="text">
      <style:text-properties fo:color="#000000" loext:opacity="100%" style:text-outline="false" style:text-line-through-style="none" style:text-line-through-type="none" style:font-name="Arial" fo:font-size="16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T67" style:family="text">
      <style:text-properties style:font-name="Arial" fo:font-weight="bold"/>
    </style:style>
    <style:style style:name="T68" style:family="text">
      <style:text-properties style:font-name="Courier New1" fo:font-weight="bold"/>
    </style:style>
    <style:style style:name="T69" style:family="text">
      <style:text-properties style:font-name="Courier New" fo:font-size="10pt" fo:font-weight="bold" style:font-size-complex="14pt" style:font-weight-complex="bold"/>
    </style:style>
    <style:style style:name="T70" style:family="text">
      <style:text-properties style:font-name="Courier New" fo:font-size="10pt" fo:font-style="italic" fo:font-weight="bold" style:font-style-asian="italic" style:font-size-complex="14pt" style:font-style-complex="italic" style:font-weight-complex="bold"/>
    </style:style>
    <style:style style:name="T71" style:family="text">
      <style:text-properties style:font-name="Courier New" fo:font-size="10pt" fo:font-style="italic" fo:font-weight="bold" style:font-size-complex="14pt" style:font-weight-complex="bold"/>
    </style:style>
    <style:style style:name="T72" style:family="text">
      <style:text-properties style:font-name="Courier New" fo:font-size="10pt" fo:font-style="italic" fo:font-weight="bold" style:font-size-complex="14pt" style:font-style-complex="italic" style:font-weight-complex="bold"/>
    </style:style>
    <text:list-style style:name="L1">
      <text:list-level-style-bullet text:level="1" text:style-name="Bullet_20_Symbols" text:bullet-char="●">
        <style:list-level-properties text:space-before="-0.2083in" text:min-label-width="0.25in"/>
        <style:text-properties style:font-name="StarSymbol"/>
      </text:list-level-style-bullet>
      <text:list-level-style-bullet text:level="2" text:style-name="Bullet_20_Symbols" text:bullet-char="○">
        <style:list-level-properties text:space-before="0.2917in" text:min-label-width="0.25in"/>
        <style:text-properties style:font-name="StarSymbol"/>
      </text:list-level-style-bullet>
      <text:list-level-style-bullet text:level="3" text:style-name="Bullet_20_Symbols" text:bullet-char="■">
        <style:list-level-properties text:space-before="0.7917in" text:min-label-width="0.25in"/>
        <style:text-properties style:font-name="StarSymbol"/>
      </text:list-level-style-bullet>
      <text:list-level-style-bullet text:level="4" text:style-name="Bullet_20_Symbols" text:bullet-char="●">
        <style:list-level-properties text:space-before="1.2917in" text:min-label-width="0.25in"/>
        <style:text-properties style:font-name="StarSymbol"/>
      </text:list-level-style-bullet>
      <text:list-level-style-bullet text:level="5" text:style-name="Bullet_20_Symbols" text:bullet-char="○">
        <style:list-level-properties text:space-before="1.7917in" text:min-label-width="0.25in"/>
        <style:text-properties style:font-name="StarSymbol"/>
      </text:list-level-style-bullet>
      <text:list-level-style-bullet text:level="6" text:style-name="Bullet_20_Symbols" text:bullet-char="■">
        <style:list-level-properties text:space-before="2.2917in" text:min-label-width="0.25in"/>
        <style:text-properties style:font-name="StarSymbol"/>
      </text:list-level-style-bullet>
      <text:list-level-style-bullet text:level="7" text:style-name="Bullet_20_Symbols" text:bullet-char="●">
        <style:list-level-properties text:space-before="2.7917in" text:min-label-width="0.25in"/>
        <style:text-properties style:font-name="StarSymbol"/>
      </text:list-level-style-bullet>
      <text:list-level-style-bullet text:level="8" text:style-name="Bullet_20_Symbols" text:bullet-char="○">
        <style:list-level-properties text:space-before="3.2917in" text:min-label-width="0.25in"/>
        <style:text-properties style:font-name="StarSymbol"/>
      </text:list-level-style-bullet>
      <text:list-level-style-bullet text:level="9" text:style-name="Bullet_20_Symbols" text:bullet-char="■">
        <style:list-level-properties text:space-before="3.7917in" text:min-label-width="0.25in"/>
        <style:text-properties style:font-name="StarSymbol"/>
      </text:list-level-style-bullet>
      <text:list-level-style-bullet text:level="10" text:style-name="Bullet_20_Symbols" text:bullet-char="●">
        <style:list-level-properties text:space-before="4.2917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02in" svg:stroke-color="#000000" draw:marker-start-width="0.2602in" draw:marker-end-width="0.2602in" draw:fill="none" draw:fill-color="#ffffff" fo:min-height="1.0091in" fo:padding-top="0.1799in" fo:padding-bottom="0.1402in" fo:padding-left="0.1402in" fo:padding-right="0.1402in" style:run-through="foreground"/>
      <style:paragraph-properties style:writing-mode="lr-tb"/>
    </style:style>
    <style:style style:name="gr3" style:family="graphic">
      <style:graphic-properties svg:stroke-width="0.0402in" draw:marker-start-width="0.2602in" draw:marker-end-width="0.2602in" draw:opacity="0%" draw:textarea-horizontal-align="justify" draw:textarea-vertical-align="middle" draw:auto-grow-height="false" fo:min-height="0.2307in" fo:min-width="1.3346in" fo:padding-top="0.0201in" fo:padding-bottom="0.0201in" fo:padding-left="0.0201in" fo:padding-right="0.0201in" draw:shadow-opacity="0%" style:run-through="foreground"/>
    </style:style>
    <style:style style:name="gr4" style:family="graphic">
      <style:graphic-properties svg:stroke-width="0.0402in" draw:marker-start-width="0.2602in" draw:marker-end-width="0.2602in" draw:fill-color="#ffffff" draw:opacity="0%" draw:textarea-horizontal-align="justify" draw:textarea-vertical-align="middle" draw:auto-grow-height="false" fo:min-height="0.6575in" fo:min-width="2.2827in" fo:padding-top="0.0201in" fo:padding-bottom="0.0201in" fo:padding-left="0.0201in" fo:padding-right="0.0201in" draw:shadow-opacity="0%" style:run-through="foreground"/>
    </style:style>
    <style:style style:name="gr5" style:family="graphic">
      <style:graphic-properties svg:stroke-width="0.0402in" svg:stroke-color="#ff3333" draw:marker-start-width="0.2602in" draw:marker-end="Arrow" draw:marker-end-width="0.1201in" draw:textarea-horizontal-align="center" draw:textarea-vertical-align="middle" fo:padding-top="0.0201in" fo:padding-bottom="0.0201in" fo:padding-left="0.0201in" fo:padding-right="0.0201in" style:run-through="foreground"/>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draw:stroke-dash="Dashed_20__28_var_29__20_18" svg:stroke-width="0.0598in" svg:stroke-color="#000000" draw:marker-start="" draw:marker-start-width="0.2098in" draw:marker-start-center="false" draw:marker-end="" draw:marker-end-width="0.2098in" draw:marker-end-center="false" draw:fill="none" draw:fill-color="#00b8ff" draw:fill-image-width="0in" draw:fill-image-height="0in" draw:textarea-horizontal-align="center" draw:textarea-vertical-align="middle" fo:padding-top="0.0299in" fo:padding-bottom="0.0299in" fo:padding-left="0.0299in" fo:padding-right="0.0299in" draw:shadow="hidden" draw:shadow-offset-x="0.1201in" draw:shadow-offset-y="0.1201in" draw:shadow-color="#808080" style:run-through="foreground"/>
    </style:style>
    <style:style style:name="gr8" style:family="graphic">
      <style:graphic-properties draw:stroke="none" draw:stroke-dash="Dashed_20__28_var_29__20_19"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2555in" fo:min-width="0.9063in" draw:shadow="hidden" draw:shadow-offset-x="0.1201in" draw:shadow-offset-y="0.1201in" draw:shadow-color="#808080" style:run-through="foreground"/>
      <style:paragraph-properties style:writing-mode="lr-tb"/>
    </style:style>
    <style:style style:name="gr9" style:family="graphic">
      <style:graphic-properties draw:stroke="solid" draw:stroke-dash="Dashed_20__28_var_29__20_20" svg:stroke-width="0.0598in" svg:stroke-color="#ff0000" draw:marker-start="" draw:marker-start-width="0.2098in" draw:marker-start-center="false" draw:marker-end="Arrow" draw:marker-end-width="0.2098in" draw:marker-end-center="false" draw:fill="solid" draw:fill-color="#00b8ff" draw:fill-image-width="0in" draw:fill-image-height="0in" draw:textarea-horizontal-align="center" draw:textarea-vertical-align="middle" fo:padding-top="0.0299in" fo:padding-bottom="0.0299in" fo:padding-left="0.0299in" fo:padding-right="0.0299in" draw:shadow="hidden" draw:shadow-offset-x="0.1201in" draw:shadow-offset-y="0.1201in" draw:shadow-color="#808080" style:run-through="foreground"/>
    </style:style>
    <style:style style:name="gr10" style:family="graphic">
      <style:graphic-properties draw:stroke="solid" draw:stroke-dash="Dashed_20__28_var_29__20_21" svg:stroke-width="0.0598in" svg:stroke-color="#ff0000" draw:marker-start="" draw:marker-start-width="0.2098in" draw:marker-start-center="false" draw:marker-end="Arrow" draw:marker-end-width="0.2098in" draw:marker-end-center="false" draw:fill="solid" draw:fill-color="#00b8ff" draw:fill-image-width="0in" draw:fill-image-height="0in" draw:textarea-horizontal-align="center" draw:textarea-vertical-align="middle" fo:padding-top="0.0299in" fo:padding-bottom="0.0299in" fo:padding-left="0.0299in" fo:padding-right="0.0299in" draw:shadow="hidden" draw:shadow-offset-x="0.1201in" draw:shadow-offset-y="0.1201in" draw:shadow-color="#808080" style:run-through="foreground"/>
    </style:style>
    <style:style style:name="gr11" style:family="graphic">
      <style:graphic-properties draw:stroke="solid" draw:stroke-dash="Dashed_20__28_var_29__20_22" svg:stroke-width="0.0598in" svg:stroke-color="#ff0000" draw:marker-start="" draw:marker-start-width="0.2098in" draw:marker-start-center="false" draw:marker-end="Arrow" draw:marker-end-width="0.2098in" draw:marker-end-center="false" draw:fill="solid" draw:fill-color="#00b8ff" draw:fill-image-width="0in" draw:fill-image-height="0in" draw:textarea-horizontal-align="center" draw:textarea-vertical-align="middle" fo:padding-top="0.0299in" fo:padding-bottom="0.0299in" fo:padding-left="0.0299in" fo:padding-right="0.0299in" draw:shadow="hidden" draw:shadow-offset-x="0.1201in" draw:shadow-offset-y="0.1201in" draw:shadow-color="#808080" style:run-through="foreground"/>
    </style:style>
    <style:style style:name="gr12" style:family="graphic">
      <style:graphic-properties draw:stroke="solid" draw:stroke-dash="Dashed_20__28_var_29__20_23" svg:stroke-width="0.0201in" svg:stroke-color="#000000" draw:marker-start="" draw:marker-start-width="0.15in" draw:marker-start-center="false" draw:marker-end="" draw:marker-end-width="0.15in" draw:marker-end-center="false" draw:fill="none" draw:fill-color="#00b8ff" draw:fill-image-width="0in" draw:fill-image-height="0in" draw:textarea-horizontal-align="center" draw:textarea-vertical-align="middle" fo:padding-top="0.0098in" fo:padding-bottom="0.0098in" fo:padding-left="0.0098in" fo:padding-right="0.0098in" draw:shadow="hidden" draw:shadow-offset-x="0.1201in" draw:shadow-offset-y="0.1201in" draw:shadow-color="#808080" style:run-through="foreground"/>
    </style:style>
    <style:style style:name="gr13" style:family="graphic">
      <style:graphic-properties draw:stroke="none" draw:stroke-dash="Dashed_20__28_var_29__20_24"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2571in" fo:min-width="3.1728in" draw:shadow="hidden" draw:shadow-offset-x="0.1201in" draw:shadow-offset-y="0.1201in" draw:shadow-color="#808080" style:run-through="foreground"/>
      <style:paragraph-properties style:writing-mode="lr-tb"/>
    </style:style>
    <style:style style:name="gr14" style:family="graphic">
      <style:graphic-properties draw:stroke="solid" draw:stroke-dash="Dashed_20__28_var_29__20_25" svg:stroke-width="0.0402in" svg:stroke-color="#000000" draw:marker-start="" draw:marker-start-width="0.1799in" draw:marker-start-center="false" draw:marker-end="Arrow" draw:marker-end-width="0.1799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style>
    <style:style style:name="gr15" style:family="graphic">
      <style:graphic-properties draw:stroke="solid" draw:stroke-dash="Dashed_20__28_var_29__20_26" svg:stroke-width="0.0201in" svg:stroke-color="#000000" draw:marker-start="" draw:marker-start-width="0.15in" draw:marker-start-center="false" draw:marker-end="" draw:marker-end-width="0.15in" draw:marker-end-center="false" draw:fill="none" draw:fill-color="#00b8ff" draw:fill-image-width="0in" draw:fill-image-height="0in" draw:textarea-horizontal-align="center" draw:textarea-vertical-align="middle" fo:padding-top="0.0098in" fo:padding-bottom="0.0098in" fo:padding-left="0.0098in" fo:padding-right="0.0098in" draw:shadow="hidden" draw:shadow-offset-x="0.1201in" draw:shadow-offset-y="0.1201in" draw:shadow-color="#808080" style:run-through="foreground"/>
    </style:style>
    <style:style style:name="gr16" style:family="graphic">
      <style:graphic-properties svg:stroke-width="0.0402in" svg:stroke-color="#ff0000" draw:marker-start-width="0.2in" draw:marker-end="Arrow" draw:marker-end-width="0.14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3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1.260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402in" svg:stroke-color="#000000" draw:marker-start-width="0.2in" draw:marker-end-width="0.2in" draw:fill-color="#ffffff" draw:opacity="0%" draw:textarea-horizontal-align="center" draw:textarea-vertical-align="middle" fo:padding-top="0.0201in" fo:padding-bottom="0.0201in" fo:padding-left="0.0201in" fo:padding-right="0.0201in" draw:shadow-opacity="0%" style:run-through="foreground"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fo:min-height="1.2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402in" svg:stroke-color="#ff0000" draw:marker-start-width="0.2in" draw:marker-end="Arrow" draw:marker-end-width="0.1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draw:stroke-dash="Dashed_20__28_var_29__20_11" svg:stroke-width="0.0402in" svg:stroke-color="#ff0000" draw:marker-start="" draw:marker-start-width="0.1402in" draw:marker-start-center="false" draw:marker-end="Arrow" draw:marker-end-width="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draw:stroke-dash="Dashed_20__28_var_29__20_10" svg:stroke-width="0.0402in" svg:stroke-color="#ff0000" draw:marker-start="" draw:marker-start-width="0.1799in" draw:marker-start-center="false" draw:marker-end="Arrow" draw:marker-end-width="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draw:stroke-dash="Dashed_20__28_var_29__20_9" svg:stroke-width="0.0402in" svg:stroke-color="#ff0000" draw:marker-start="" draw:marker-start-width="0.1402in" draw:marker-start-center="false" draw:marker-end="Arrow" draw:marker-end-width="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draw:stroke-dash="Dashed_20__28_var_29__20_8" svg:stroke-width="0.0402in" svg:stroke-color="#ff0000" draw:marker-start="" draw:marker-start-width="0.1402in" draw:marker-start-center="false" draw:marker-end="Arrow" draw:marker-end-width="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draw:stroke-dash="Dashed_20__28_var_29__20_7" svg:stroke-width="0.0402in" svg:stroke-color="#ff0000" draw:marker-start="" draw:marker-start-width="0.1799in" draw:marker-start-center="false" draw:marker-end="Arrow" draw:marker-end-width="0.0799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draw:stroke-dash="Dashed_20__28_var_29__20_6" svg:stroke-width="0.0402in" svg:stroke-color="#ff0000" draw:marker-start="" draw:marker-start-width="0.0598in" draw:marker-start-center="false" draw:marker-end="Arrow" draw:marker-end-width="0.0799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draw:stroke-dash="Dashed_20__28_var_29__20_5" svg:stroke-width="0.0402in" svg:stroke-color="#ff0000" draw:marker-start="" draw:marker-start-width="0.1402in" draw:marker-start-center="false" draw:marker-end="Arrow" draw:marker-end-width="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width="0.0402in" svg:stroke-color="#000000" draw:marker-start-width="0.2in" draw:marker-end-width="0.1in" draw:fill-color="#ffffff" draw:opacity="0%" draw:textarea-horizontal-align="center" draw:textarea-vertical-align="middle" fo:padding-top="0.0201in" fo:padding-bottom="0.0201in" fo:padding-left="0.0201in" fo:padding-right="0.0201in" draw:shadow-opacity="0%" style:run-through="foreground"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11. </text:span>for <text:span text:style-name="T3">Loops: Part 2</text:span></text:p>
      <text:p text:style-name="P8"/>
      <text:p text:style-name="P8">This is a continuation of <text:span text:style-name="T42">our discussion of </text:span><text:span text:style-name="T43">for</text:span><text:span text:style-name="T44">-</text:span>loops ...</text:p>
      <text:p text:style-name="P20">The <text:span text:style-name="T62">t</text:span>hree <text:span text:style-name="T62">p</text:span>arts of the <text:span text:style-name="T43">for</text:span>-<text:span text:style-name="T62">l</text:span>oop</text:p>
      <text:p text:style-name="P25"/>
      <text:p text:style-name="P26"><draw:rect text:anchor-type="paragraph" draw:z-index="0" draw:name="Shape1" draw:style-name="gr30" draw:text-style-name="P59" svg:width="3.9689in" svg:height="1.3169in" svg:x="0.2244in" svg:y="0.8681in"><text:p/></draw:rect><draw:rect text:anchor-type="paragraph" draw:z-index="1" draw:name="Shape2" draw:style-name="gr20" draw:text-style-name="P59" svg:width="2.1358in" svg:height="0.2713in" svg:x="0.8492in" svg:y="1.7in"><text:p/></draw:rect><draw:polyline text:anchor-type="paragraph" draw:z-index="2" draw:name="Shape3" draw:style-name="gr29" draw:text-style-name="P54" svg:width="1.0724in" svg:height="0.1559in" svg:x="0.2244in" svg:y="0.9244in" svg:viewBox="0 0 2725 397" draw:points="0,265 566,265 529,26 2725,0 2725,397"><text:p/></draw:polyline><draw:polyline text:anchor-type="paragraph" draw:z-index="3" draw:name="Shape4" draw:style-name="gr28" draw:text-style-name="P54" svg:width="0.265in" svg:height="0in" svg:x="1.8654in" svg:y="1.1866in" svg:viewBox="0 0 674 0" draw:points="0,0 445,0 409,0 674,0"><text:p/></draw:polyline><draw:line text:anchor-type="paragraph" draw:z-index="4" draw:name="Shape5" draw:style-name="gr27" draw:text-style-name="P54" svg:x1="2.4638in" svg:y1="1.3134in" svg:x2="2.4638in" svg:y2="1.5181in"><text:p/></draw:line><draw:polyline text:anchor-type="paragraph" draw:z-index="5" draw:name="Shape6" draw:style-name="gr26" draw:text-style-name="P54" svg:width="1.9768in" svg:height="0.9287in" draw:transform="rotate (-2.6782077371853) translate (2.46388888888889in 1.56944444444443in)" svg:viewBox="0 0 5022 2360" draw:points="0,0 0,0 4710,2360 5022,1729 4041,1238"><text:p/></draw:polyline><draw:polyline text:anchor-type="paragraph" draw:z-index="6" draw:name="Shape7" draw:style-name="gr25" draw:text-style-name="P54" svg:width="3.8098in" svg:height="0.2717in" draw:transform="rotate (-0.0516617458590327) translate (0.390972222222224in 1.84513888888889in)" svg:viewBox="0 0 9678 691" draw:points="0,0 48,691 9678,178"><text:p/></draw:polyline><draw:polyline text:anchor-type="paragraph" draw:z-index="7" draw:name="Shape8" draw:style-name="gr24" draw:text-style-name="P54" svg:width="1.037in" svg:height="1.2094in" draw:transform="rotate (2.81608874809285) translate (4.02083333334791in 2.17638888886988in)" svg:viewBox="0 0 2635 3073" draw:points="2635,0 0,891 743,3073 2348,2535 2210,2136"><text:p/></draw:polyline><draw:rect text:anchor-type="paragraph" draw:z-index="9" draw:name="Shape9" draw:style-name="gr20" draw:text-style-name="P59" svg:width="0.7087in" svg:height="0.237in" svg:x="1.0055in" svg:y="1.0807in"><text:p/></draw:rect><draw:rect text:anchor-type="paragraph" draw:z-index="10" draw:name="Shape10" draw:style-name="gr20" draw:text-style-name="P59" svg:width="0.7087in" svg:height="0.237in" svg:x="2.1307in" svg:y="1.102in"><text:p/></draw:rect><draw:rect text:anchor-type="paragraph" draw:z-index="11" draw:name="Shape11" draw:style-name="gr20" draw:text-style-name="P59" svg:width="0.7087in" svg:height="0.237in" svg:x="3.0354in" svg:y="1.0929in"><text:p/></draw:rect><draw:polyline text:anchor-type="paragraph" draw:z-index="12" draw:name="Shape12" draw:style-name="gr22" draw:text-style-name="P50" svg:width="0.5197in" svg:height="0.2559in" draw:transform="rotate (-1.03253678547985) translate (0.0472222222222279in 0.529861111111111in)" svg:viewBox="0 0 1321 651" draw:points="0,0 1090,651 1321,265"><text:p/></draw:polyline><draw:polyline text:anchor-type="paragraph" draw:z-index="13" draw:name="Shape13" draw:style-name="gr22" draw:text-style-name="P50" svg:width="2.2551in" svg:height="4.1177in" draw:transform="skewX (6.21655262775629E-017) rotate (-1.03253678547985) translate (3.4131944443598in 0.332638888836891in)" svg:viewBox="0 0 5729 10460" draw:points="4921,476 5205,0 5729,312 0,9957 841,10460"><text:p/></draw:polyline>Look at the structure of the <text:span text:style-name="T43">for</text:span>-loop:</text:p>
      <text:p text:style-name="P26"/>
      <text:p text:style-name="P26"/>
      <text:p text:style-name="P26"/>
      <text:p text:style-name="P26"/>
      <text:p text:style-name="P26"><draw:polyline text:anchor-type="paragraph" draw:z-index="8" draw:name="Shape14" draw:style-name="gr23" draw:text-style-name="P54" svg:width="0.974in" svg:height="0.5307in" draw:transform="rotate (-3.14159265358979) translate (3.43819444444906in 0.667361111110904in)" svg:viewBox="0 0 2475 1349" draw:points="0,529 0,503 26,0 1402,26 1402,1349 2475,1349 2475,924"><text:p/></draw:polyline></text:p>
      <text:p text:style-name="P26"><draw:frame text:anchor-type="paragraph" draw:z-index="14" draw:name="Shape15" draw:style-name="gr21" draw:text-style-name="P58" svg:width="4.6252in" svg:height="1.2606in" svg:x="0.2244in" svg:y="0.1437in"><draw:text-box><text:p><text:span text:style-name="T69"><text:s text:c="2"/></text:span><text:span text:style-name="T69">for <text:s/>( <text:s/></text:span><text:span text:style-name="T70">[stmt1] </text:span><text:span text:style-name="T69">; <text:s text:c="3"/></text:span><text:span text:style-name="T70">[bexpr] <text:s/></text:span><text:span text:style-name="T69">; <text:s/></text:span><text:span text:style-name="T70">[stmt2] <text:s/></text:span><text:span text:style-name="T69">)</text:span></text:p><text:p><text:span text:style-name="T69"><text:s text:c="6"/></text:span></text:p><text:p><text:span text:style-name="T71"/></text:p><text:p><text:span text:style-name="T71"/></text:p><text:p><text:span text:style-name="T71"><text:s text:c="9"/></text:span><text:span text:style-name="T71">[stmt3]</text:span></text:p><text:p><text:span text:style-name="T72"/></text:p></draw:text-box></draw:frame></text:p>
      <text:p text:style-name="P26"><text:s text:c="33"/></text:p>
      <text:p text:style-name="P26"><text:s text:c="22"/></text:p>
      <text:p text:style-name="P26"/>
      <text:p text:style-name="P26"/>
      <text:p text:style-name="P26"/>
      <text:p text:style-name="P26"/>
      <text:p text:style-name="P26"/>
      <text:p text:style-name="P26"/>
      <text:p text:style-name="P26"/>
      <text:p text:style-name="P26"/>
      <text:p text:style-name="P26"/>
      <text:p text:style-name="P26">The statement looks like this:</text:p>
      <text:p text:style-name="P26"/>
      <text:p text:style-name="P29"><text:s text:c="2"/>for (<text:span text:style-name="T15">[stmt1]</text:span>; <text:span text:style-name="T15">[bexpr]</text:span>; <text:span text:style-name="T15">[stmt2]</text:span>)</text:p>
      <text:p text:style-name="P29"><text:s text:c="6"/><text:span text:style-name="T15">[stmt3]</text:span></text:p>
      <text:p text:style-name="P30"/>
      <text:p text:style-name="P31"><text:span text:style-name="T4">where </text:span>[stmt1]<text:span text:style-name="T4">, </text:span>[stmt2]<text:span text:style-name="T4">,</text:span> [stmt3]<text:span text:style-name="T4"> are statements; </text:span>[stmt1]<text:span text:style-name="T4"> and </text:span>[stmt2]<text:span text:style-name="T4"> </text:span><text:span text:style-name="T5">are </text:span><text:span text:style-name="T4">written without </text:span><text:span text:style-name="T5">a </text:span><text:span text:style-name="T4">‘</text:span><text:span text:style-name="T45">;</text:span><text:span text:style-name="T4">’ since it's included in the above notation.</text:span></text:p>
      <text:p text:style-name="P27"/>
      <text:p text:style-name="P31">[stmt1]<text:span text:style-name="T4"> is executed </text:span><text:span text:style-name="T6">first</text:span><text:span text:style-name="T4"> and it's executed exactly </text:span><text:span text:style-name="T6">once</text:span><text:span text:style-name="T4">.</text:span></text:p>
      <text:p text:style-name="P27"/>
      <text:p text:style-name="P27">After executing <text:span text:style-name="T10">[stmt1]</text:span><text:span text:style-name="T15">, </text:span><text:span text:style-name="T10">[bexpr]</text:span> is evaluated. </text:p>
      <text:p text:style-name="P27"/>
      <text:p text:style-name="P27">If the resulting value is <text:span text:style-name="T9">true</text:span>, <text:span text:style-name="T10">[stmt</text:span><text:span text:style-name="T11">3</text:span><text:span text:style-name="T10">]</text:span> is executed. After that <text:span text:style-name="T10">[stmt2]</text:span> is executed. And after that we repeat by evaluating <text:span text:style-name="T10">[bexpr].</text:span></text:p>
      <text:p text:style-name="P27"/>
      <text:p text:style-name="P27">If the resulting value of the <text:span text:style-name="T10">[bexpr]</text:span> is <text:span text:style-name="T9">false</text:span>, the program exits the <text:span text:style-name="T9">for</text:span>-loop and executes the statement after the <text:span text:style-name="T9">for</text:span>-loop.</text:p>
      <text:p text:style-name="P27"/>
      <text:p text:style-name="P27">By the way, sometimes <text:span text:style-name="T10">[stmt1]</text:span> is sometimes called the <text:span text:style-name="T17">initialization</text:span> statement of the for-loop while <text:span text:style-name="T10">[stmt2]</text:span> is called the <text:span text:style-name="T17">update</text:span> statement. For the follow<text:span text:style-name="T42">ing</text:span> code:</text:p>
      <table:table table:name="Table33" table:style-name="Table33">
        <table:table-column table:style-name="Table33.A"/>
        <table:table-row table:style-name="TableLine2156117750208">
          <table:table-cell table:style-name="Table33.A1" office:value-type="string">
            <text:p text:style-name="P33">for (int i = 0; i &lt; 100; i++)</text:p>
            <text:p text:style-name="P33">{</text:p>
            <text:p text:style-name="P33"><text:s text:c="4"/>std::cout &lt;&lt; i &lt;&lt; std::endl;</text:p>
            <text:p text:style-name="P33">}</text:p>
          </table:table-cell>
        </table:table-row>
      </table:table>
      <text:p text:style-name="P27"><text:span text:style-name="T9">i</text:span> is called the <text:span text:style-name="T17">index or counter variable</text:span> of the for-loop. </text:p>
      <text:p text:style-name="P27"/>
      <text:p text:style-name="P27"><text:soft-page-break/></text:p>
      <text:p text:style-name="P27"/>
      <text:p text:style-name="P27"/>
      <text:p text:style-name="P27">Two final terms:</text:p>
      <text:p text:style-name="P27"><draw:rect text:anchor-type="paragraph" draw:z-index="15" draw:name="Shape16" draw:style-name="gr20" draw:text-style-name="P59" svg:width="2.1358in" svg:height="0.2713in" svg:x="0.8492in" svg:y="0.8772in"><text:p/></draw:rect><draw:rect text:anchor-type="paragraph" draw:z-index="16" draw:name="Shape17" draw:style-name="gr20" draw:text-style-name="P59" svg:width="0.7087in" svg:height="0.237in" svg:x="1.0055in" svg:y="0.2575in"><text:p/></draw:rect><draw:rect text:anchor-type="paragraph" draw:z-index="17" draw:name="Shape18" draw:style-name="gr20" draw:text-style-name="P59" svg:width="0.7087in" svg:height="0.237in" svg:x="2.1307in" svg:y="0.2791in"><text:p/></draw:rect><draw:rect text:anchor-type="paragraph" draw:z-index="18" draw:name="Shape19" draw:style-name="gr20" draw:text-style-name="P59" svg:width="0.7087in" svg:height="0.237in" svg:x="3.0354in" svg:y="0.2701in"><text:p/></draw:rect><draw:frame text:anchor-type="paragraph" draw:z-index="19" draw:name="Shape20" draw:style-name="gr19" draw:text-style-name="P58" svg:width="4.6252in" svg:height="1.2606in" svg:x="0.2244in" svg:y="0.2583in"><draw:text-box><text:p><text:span text:style-name="T69"><text:s text:c="2"/></text:span><text:span text:style-name="T69">for <text:s/>( <text:s/></text:span><text:span text:style-name="T70">[stmt1] </text:span><text:span text:style-name="T69">; <text:s text:c="3"/></text:span><text:span text:style-name="T70">[bexpr] <text:s/></text:span><text:span text:style-name="T69">; <text:s/></text:span><text:span text:style-name="T70">[stmt2] <text:s/></text:span><text:span text:style-name="T69">)</text:span></text:p><text:p><text:span text:style-name="T69"><text:s text:c="6"/></text:span></text:p><text:p><text:span text:style-name="T71"/></text:p><text:p><text:span text:style-name="T71"/></text:p><text:p><text:span text:style-name="T71"><text:s text:c="9"/></text:span><text:span text:style-name="T71">[stmt3]</text:span></text:p><text:p><text:span text:style-name="T72"/></text:p></draw:text-box></draw:frame><draw:rect text:anchor-type="paragraph" draw:z-index="20" draw:name="Shape21" draw:style-name="gr18" draw:text-style-name="P57" svg:width="3.4169in" svg:height="0.5421in" svg:x="0.7035in" svg:y="0.7547in"><text:p/></draw:rect><draw:rect text:anchor-type="paragraph" draw:z-index="21" draw:name="Shape22" draw:style-name="gr18" draw:text-style-name="P57" svg:width="3.4169in" svg:height="0.5421in" svg:x="0.7035in" svg:y="0.0673in"><text:p/></draw:rect><draw:frame text:anchor-type="paragraph" draw:z-index="22" draw:name="Shape23" draw:style-name="gr17" draw:text-style-name="P56" svg:width="1.615in" svg:height="0.3858in" svg:x="5.3598in" svg:y="0.2339in"><draw:text-box><text:p><text:span text:style-name="T67">header of </text:span><text:span text:style-name="T68">for</text:span><text:span text:style-name="T67">-loop</text:span></text:p></draw:text-box></draw:frame><draw:frame text:anchor-type="paragraph" draw:z-index="23" draw:name="Shape24" draw:style-name="gr17" draw:text-style-name="P56" svg:width="1.4067in" svg:height="0.3858in" svg:x="5.3598in" svg:y="0.8591in"><draw:text-box><text:p><text:span text:style-name="T67">body of </text:span><text:span text:style-name="T68">for</text:span><text:span text:style-name="T67">-loop</text:span></text:p></draw:text-box></draw:frame><draw:line text:anchor-type="paragraph" draw:z-index="24" draw:name="Shape25" draw:style-name="gr16" draw:text-style-name="P50" svg:x1="5.2555in" svg:y1="0.328in" svg:x2="4.1827in" svg:y2="0.328in"><text:p/></draw:line><draw:line text:anchor-type="paragraph" draw:z-index="25" draw:name="Shape26" draw:style-name="gr16" draw:text-style-name="P50" svg:x1="5.2866in" svg:y1="0.9839in" svg:x2="4.2138in" svg:y2="0.9839in"><text:p/></draw:line></text:p>
      <text:p text:style-name="P21">Leaving <text:span text:style-name="T62">t</text:span>hings <text:span text:style-name="T62">o</text:span>ut</text:p>
      <text:p text:style-name="P27"/>
      <text:p text:style-name="P27">Refer to the diagram from the previous section. </text:p>
      <text:p text:style-name="P27"/>
      <text:p text:style-name="P27">Actually it turns out that you can leave out <text:span text:style-name="T10">[stmt1]</text:span>. Try this</text:p>
      <table:table table:name="Table25" table:style-name="Table25">
        <table:table-column table:style-name="Table25.A"/>
        <table:table-row table:style-name="TableLine2156118355856">
          <table:table-cell table:style-name="Table25.A1" office:value-type="string">
            <text:p text:style-name="P33">for (int i = 0; i &lt; 5; i++)</text:p>
            <text:p text:style-name="P33">{</text:p>
            <text:p text:style-name="P33"><text:s text:c="4"/>std::cout &lt;&lt; "i have " &lt;&lt; i &lt;&lt; " head(s)" </text:p>
            <text:p text:style-name="P33"><text:s text:c="14"/>&lt;&lt; std::endl;<text:line-break/>}</text:p>
          </table:table-cell>
        </table:table-row>
      </table:table>
      <text:p text:style-name="P27"/>
      <text:p text:style-name="P27">And now modify it as follows:</text:p>
      <table:table table:name="Table26" table:style-name="Table26">
        <table:table-column table:style-name="Table26.A"/>
        <table:table-row table:style-name="TableLine2156118345248">
          <table:table-cell table:style-name="Table26.A1" office:value-type="string">
            <text:p text:style-name="P33">int i = 0;</text:p>
            <text:p text:style-name="P33">for (; i &lt; 5; i++)</text:p>
            <text:p text:style-name="P33">{</text:p>
            <text:p text:style-name="P33"><text:s text:c="4"/>std::cout &lt;&lt; "i have " &lt;&lt; i &lt;&lt; " head(s)" </text:p>
            <text:p text:style-name="P33"><text:s text:c="14"/>&lt;&lt; std::endl;<text:line-break/>}</text:p>
          </table:table-cell>
        </table:table-row>
      </table:table>
      <text:p text:style-name="P27"/>
      <text:p text:style-name="P27">You can also leave the third part out as well!!!</text:p>
      <table:table table:name="Table27" table:style-name="Table27">
        <table:table-column table:style-name="Table27.A"/>
        <table:table-row table:style-name="TableLine2156118344160">
          <table:table-cell table:style-name="Table27.A1" office:value-type="string">
            <text:p text:style-name="P33">int i = 0;</text:p>
            <text:p text:style-name="P33">for (; i &lt; 5;)</text:p>
            <text:p text:style-name="P33">{</text:p>
            <text:p text:style-name="P33"><text:s text:c="4"/>std::cout &lt;&lt; "i have " &lt;&lt; i &lt;&lt; " head(s)" </text:p>
            <text:p text:style-name="P33"><text:s text:c="14"/>&lt;&lt; std::endl;</text:p>
            <text:p text:style-name="P33"><text:s text:c="4"/>i++;<text:line-break/>}</text:p>
          </table:table-cell>
        </table:table-row>
      </table:table>
      <text:p text:style-name="P27"/>
      <text:p text:style-name="P27">What if the second part is blank? Try this:</text:p>
      <table:table table:name="Table1" table:style-name="Table1">
        <table:table-column table:style-name="Table1.A"/>
        <table:table-row table:style-name="TableLine2156118357760">
          <table:table-cell table:style-name="Table1.A1" office:value-type="string">
            <text:p text:style-name="P33">int i = 0;</text:p>
            <text:p text:style-name="P33">for (;;)</text:p>
            <text:p text:style-name="P33">{</text:p>
            <text:p text:style-name="P33"><text:s text:c="4"/>std::cout &lt;&lt; "i have " &lt;&lt; i &lt;&lt; " head(s)" </text:p>
            <text:p text:style-name="P33"><text:s text:c="14"/>&lt;&lt; std::endl;</text:p>
            <text:p text:style-name="P33"><text:s text:c="4"/>i++;<text:line-break/>}</text:p>
          </table:table-cell>
        </table:table-row>
      </table:table>
      <text:p text:style-name="P27"/>
      <text:p text:style-name="P27">(Pretty gross, isn't it? ...)</text:p>
      <text:p text:style-name="P27"/>
      <text:p text:style-name="P27">This tells you that if the boolean expression is missing, C++ will assume you want the boolean value to be <text:span text:style-name="T12">true</text:span>. Remember what I said before: you have to pay attention whenever C++ does something for you automatically.</text:p>
      <text:p text:style-name="P27"/>
      <text:p text:style-name="P12">By the way, the above program is executing an <text:span text:style-name="T17">infinite loop</text:span> (because it doesn't stop). This format of the <text:span text:style-name="T43">for</text:span>-loop is sometimes used in writing games, although we'll see that there's another type of loop called the <text:span text:style-name="T46">while</text:span><text:span text:style-name="T17">-loop</text:span> that is frequently used instead. Although in the above</text:p>
      <text:p text:style-name="P12"/>
      <text:p text:style-name="P12"><text:soft-page-break/><text:tab/><text:span text:style-name="T9">for (;;)</text:span></text:p>
      <text:p text:style-name="P6"><text:tab/> <text:s text:c="3"/>...</text:p>
      <text:p text:style-name="P12"/>
      <text:p text:style-name="P12">it seems like you can’<text:span text:style-name="T42">t</text:span> get out of the loop. <text:span text:style-name="T60">But,</text:span> in fact, <text:span text:style-name="T17">you can get out of the loop in another way</text:span>. We'll talk about it later.</text:p>
      <text:p text:style-name="P20">Why <text:span text:style-name="T62">s</text:span>copes?</text:p>
      <text:p text:style-name="P26"/>
      <text:p text:style-name="P26">Compare the following programs:</text:p>
      <table:table table:name="Table2" table:style-name="Table2">
        <table:table-column table:style-name="Table2.A"/>
        <table:table-row table:style-name="TableLine2156118359392">
          <table:table-cell table:style-name="Table2.A1" office:value-type="string">
            <text:p text:style-name="P32">int i = 0;</text:p>
            <text:p text:style-name="P32">int sum = 0;</text:p>
            <text:p text:style-name="P32"/>
            <text:p text:style-name="P32">for (i = 0; i &lt; 10; i++)</text:p>
            <text:p text:style-name="P32">{</text:p>
            <text:p text:style-name="P32"><text:s text:c="4"/>sum += i;</text:p>
            <text:p text:style-name="P32">}</text:p>
            <text:p text:style-name="P32"/>
            <text:p text:style-name="P32">std::cout &lt;&lt; sum &lt;&lt; std::endl;</text:p>
          </table:table-cell>
        </table:table-row>
      </table:table>
      <text:p text:style-name="P26"/>
      <table:table table:name="Table3" table:style-name="Table3">
        <table:table-column table:style-name="Table3.A"/>
        <table:table-row table:style-name="TableLine2156118344976">
          <table:table-cell table:style-name="Table3.A1" office:value-type="string">
            <text:p text:style-name="P32">int sum = 0;</text:p>
            <text:p text:style-name="P32"/>
            <text:p text:style-name="P32">for (int i = 1; i &lt; 11; i++)</text:p>
            <text:p text:style-name="P32">{</text:p>
            <text:p text:style-name="P32"><text:s text:c="4"/>sum += i;</text:p>
            <text:p text:style-name="P32">}</text:p>
            <text:p text:style-name="P32"/>
            <text:p text:style-name="P32">std::cout &lt;&lt; sum &lt;&lt; std::endl;</text:p>
          </table:table-cell>
        </table:table-row>
      </table:table>
      <text:p text:style-name="P26"/>
      <text:p text:style-name="P26">Their goals are the same: To compute and print the sum of integers from 1 to 10.</text:p>
      <text:p text:style-name="P26"/>
      <text:p text:style-name="P26">The only difference is in the scope of variable <text:span text:style-name="T9">i</text:span>. The scope of <text:span text:style-name="T9">i</text:span> is a lot smaller in the second program.</text:p>
      <text:p text:style-name="P26"/>
      <text:p text:style-name="P26">If you think about it, the variable <text:span text:style-name="T9">i</text:span> is sort of like a “scratch” variable when compared to <text:span text:style-name="T9">sum</text:span>. You don't really need it once the computation of <text:span text:style-name="T9">sum</text:span> is completed. When you read the second program, you can very easily deduce the fact that <text:span text:style-name="T9">i</text:span> is a “scratch” variable from it's scope: it exists only in the <text:span text:style-name="T9">for</text:span>-loop.</text:p>
      <text:p text:style-name="P26"/>
      <text:p text:style-name="P26">A complex problem is solved by breaking the problem into smaller and simpler subproblems. Once that's done you solve the simpler subproblems and put these subsolutions together to solve the big problem. One should be careful of <text:span text:style-name="T42">t</text:span>he unintended effects of <text:span text:style-name="T42">a subsolution – </text:span>a small piece of the solution <text:span text:style-name="T42">overall – </text:span>on another.</text:p>
      <text:p text:style-name="P26"/>
      <text:p text:style-name="P26">Here's an example. This program prints the sum from 1 to 10 and then the sum from 1 to 100:</text:p>
      <table:table table:name="Table61" table:style-name="Table61">
        <table:table-column table:style-name="Table61.A"/>
        <table:table-row table:style-name="TableLine2156118349600">
          <table:table-cell table:style-name="Table61.A1" office:value-type="string">
            <text:p text:style-name="P34">int i;</text:p>
            <text:p text:style-name="P34">int sum = 0;</text:p>
            <text:p text:style-name="P34"/>
            <text:p text:style-name="P34">for (i = 1; i &lt; 11; i++) </text:p>
            <text:p text:style-name="P34">{</text:p>
            <text:p text:style-name="P34"><text:s text:c="4"/>sum += i;</text:p>
            <text:p text:style-name="P34">}</text:p>
            <text:p text:style-name="P34"/>
            <text:p text:style-name="P34">// Print sum from 1 to 10</text:p>
            <text:p text:style-name="P34">std::cout &lt;&lt; sum &lt;&lt; std::endl;</text:p>
            <text:p text:style-name="P34"><text:soft-page-break/></text:p>
            <text:p text:style-name="P34">// Continue the summing process</text:p>
            <text:p text:style-name="P34">for (; i &lt; 101; i++)</text:p>
            <text:p text:style-name="P34">{</text:p>
            <text:p text:style-name="P34"><text:s text:c="4"/>sum += i;</text:p>
            <text:p text:style-name="P34">}</text:p>
            <text:p text:style-name="P34"/>
            <text:p text:style-name="P34">std::cout &lt;&lt; sum &lt;&lt; std::endl;</text:p>
          </table:table-cell>
        </table:table-row>
      </table:table>
      <text:p text:style-name="P34"/>
      <text:p text:style-name="P34"><text:span text:style-name="T3">If you're working on a project with someone and you both have agreed that </text:span>i<text:span text:style-name="T3"> is a scratch variable, he might use it like this in a computation of a formula involving </text:span>a, b, c, d, e, f</text:p>
      <table:table table:name="Table62" table:style-name="Table62">
        <table:table-column table:style-name="Table62.A"/>
        <table:table-row table:style-name="TableLine2156118353952">
          <table:table-cell table:style-name="Table62.A1" office:value-type="string">
            <text:p text:style-name="P34">i = a + b;</text:p>
            <text:p text:style-name="P34">result = i + c + d + e + f;</text:p>
          </table:table-cell>
        </table:table-row>
      </table:table>
      <text:p text:style-name="P34"/>
      <text:p text:style-name="P34"/>
      <text:p text:style-name="P26">He might just insert this into your code:</text:p>
      <table:table table:name="Table63" table:style-name="Table63">
        <table:table-column table:style-name="Table63.A"/>
        <table:table-row table:style-name="TableLine2156118345792">
          <table:table-cell table:style-name="Table63.A1" office:value-type="string">
            <text:p text:style-name="P34">int i;</text:p>
            <text:p text:style-name="P34">int sum = 0;</text:p>
            <text:p text:style-name="P34"/>
            <text:p text:style-name="P34">for (i = 1; i &lt; 11; i++) </text:p>
            <text:p text:style-name="P34">{</text:p>
            <text:p text:style-name="P34"><text:s text:c="4"/>sum += i;</text:p>
            <text:p text:style-name="P34">}</text:p>
            <text:p text:style-name="P34"/>
            <text:p text:style-name="P34">std::cout &lt;&lt; sum &lt;&lt; std::endl;</text:p>
            <text:p text:style-name="P34"/>
            <text:p text:style-name="P35">i = a + b;</text:p>
            <text:p text:style-name="P35">result = i + c + d + e + f;</text:p>
            <text:p text:style-name="P34"/>
            <text:p text:style-name="P34">for (; i &lt; 101; i++)</text:p>
            <text:p text:style-name="P34">{</text:p>
            <text:p text:style-name="P34"><text:s text:c="4"/>sum += i;</text:p>
            <text:p text:style-name="P34">}</text:p>
            <text:p text:style-name="P34"/>
            <text:p text:style-name="P34">std::cout &lt;&lt; sum &lt;&lt; std::endl;</text:p>
          </table:table-cell>
        </table:table-row>
      </table:table>
      <text:p text:style-name="P34"/>
      <text:p text:style-name="P26">Do you see how his work has now destroyed your computation?</text:p>
      <text:p text:style-name="P26"/>
      <text:p text:style-name="P26">In general you want to have as little “communication” as possible between your subsolutions when they are meant to be independent.</text:p>
      <text:p text:style-name="P26"/>
      <text:p text:style-name="P26">One way to achieve that is to use small scopes. Look at this:</text:p>
      <table:table table:name="Table64" table:style-name="Table64">
        <table:table-column table:style-name="Table64.A"/>
        <table:table-row table:style-name="TableLine2156118352592">
          <table:table-cell table:style-name="Table64.A1" office:value-type="string">
            <text:p text:style-name="P34"><text:span text:style-name="T17">int i</text:span>;</text:p>
            <text:p text:style-name="P34">int sum = 0;</text:p>
            <text:p text:style-name="P34"/>
            <text:p text:style-name="P34">for (<text:span text:style-name="T17">int i = 1</text:span>; i &lt; 11; i++) </text:p>
            <text:p text:style-name="P34">{</text:p>
            <text:p text:style-name="P34"><text:s text:c="4"/>sum += i;</text:p>
            <text:p text:style-name="P34">}</text:p>
            <text:p text:style-name="P34"/>
            <text:p text:style-name="P34"><text:soft-page-break/>std::cout &lt;&lt; sum &lt;&lt; std::endl;</text:p>
            <text:p text:style-name="P34"/>
            <text:p text:style-name="P34">i = a + b;</text:p>
            <text:p text:style-name="P34">result = i + c + d + e + f;</text:p>
            <text:p text:style-name="P34"/>
            <text:p text:style-name="P34">for (<text:span text:style-name="T17">int i = 1</text:span>; i &lt; 101; i++)</text:p>
            <text:p text:style-name="P34">{</text:p>
            <text:p text:style-name="P34"><text:s text:c="4"/>sum += i;</text:p>
            <text:p text:style-name="P34">}</text:p>
            <text:p text:style-name="P34"/>
            <text:p text:style-name="P34">std::cout &lt;&lt; sum &lt;&lt; std::endl;</text:p>
          </table:table-cell>
        </table:table-row>
      </table:table>
      <text:p text:style-name="P34"><text:span text:style-name="T3">There are really 3 </text:span>i<text:span text:style-name="T3">'s. The first is outside both </text:span><text:span text:style-name="T43">for</text:span><text:span text:style-name="T3">-loops. The second is created only when you enter the first </text:span><text:span text:style-name="T43">for</text:span><text:span text:style-name="T3">-loop; this is destroyed when you exit the first </text:span><text:span text:style-name="T43">for</text:span><text:span text:style-name="T3">-loop. The third is created only when you enter the second </text:span><text:span text:style-name="T43">for</text:span><text:span text:style-name="T3">-loop; this is destroyed when you exit the second </text:span><text:span text:style-name="T43">for</text:span><text:span text:style-name="T3">-loop. They all live in different “places”.</text:span></text:p>
      <text:p text:style-name="P20">Even <text:span text:style-name="T62">m</text:span>ore <text:span text:style-name="T62">e</text:span>xamples</text:p>
      <text:p text:style-name="P8"/>
      <text:p text:style-name="P8"/>
      <text:p text:style-name="P8">Now for examples where the body of the <text:span text:style-name="T43">for</text:span>-loop is more complicated. </text:p>
      <text:p text:style-name="P8"/>
      <text:p text:style-name="P8">Of course you can put <text:span text:style-name="T43">if</text:span><text:span text:style-name="T53">-</text:span>statements in the <text:span text:style-name="T43">for</text:span>-loop. Run this:</text:p>
      <table:table table:name="Table34" table:style-name="Table34">
        <table:table-column table:style-name="Table34.A"/>
        <table:table-header-rows>
          <table:table-row table:style-name="TableLine2156118360208">
            <table:table-cell table:style-name="Table34.A1" office:value-type="string">
              <text:p text:style-name="P32">int sum = 0;</text:p>
              <text:p text:style-name="P32">for (int i = 1; i &lt;= 10; ++i)</text:p>
              <text:p text:style-name="P32">{</text:p>
              <text:p text:style-name="P32"><text:s text:c="4"/>if (i == 3 || i &gt; 7) </text:p>
              <text:p text:style-name="P32"><text:s text:c="4"/>{</text:p>
              <text:p text:style-name="P32"><text:s text:c="8"/>sum += i;</text:p>
              <text:p text:style-name="P4"><text:s text:c="8"/>std::cout &lt;&lt; i &lt;&lt; " " &lt;&lt; sum &lt;&lt; std::endl;</text:p>
              <text:p text:style-name="P4"><text:s text:c="4"/>}</text:p>
              <text:p text:style-name="P32">}</text:p>
            </table:table-cell>
          </table:table-row>
        </table:table-header-rows>
      </table:table>
      <text:p text:style-name="P8"/>
      <text:p text:style-name="P8"/>
      <text:p text:style-name="P13">Exercise.<text:span text:style-name="T19"> Modify the above program by adding an </text:span><text:span text:style-name="T48">else</text:span><text:span text:style-name="T19"> statement to the </text:span><text:span text:style-name="T48">if</text:span><text:span text:style-name="T19"> statement that print</text:span><text:span text:style-name="T20">s</text:span><text:span text:style-name="T19"> </text:span><text:span text:style-name="T13">i</text:span><text:span text:style-name="T19"> and </text:span><text:span text:style-name="T13">" is not included"</text:span><text:span text:style-name="T19">.</text:span></text:p>
      <text:p text:style-name="P8"/>
      <text:p text:style-name="P8"/>
      <text:p text:style-name="P8"><text:span text:style-name="T22">Exercise.</text:span> Write a program that randomly generates 20 integers between 0 and 3.</text:p>
      <text:p text:style-name="P8"/>
      <text:p text:style-name="P8"/>
      <text:p text:style-name="P8"><text:span text:style-name="T22">Exercise.</text:span> Write a program that randomly generates 20 integers between 10 and 20 and continually sums up all <text:span text:style-name="T52">of them</text:span>, printing the sum in each iteration.</text:p>
      <text:p text:style-name="P8"><text:s/></text:p>
      <text:p text:style-name="P22">Mixing <text:span text:style-name="T62">t</text:span>wo <text:span text:style-name="T47">f</text:span><text:span text:style-name="T43">or</text:span>-<text:span text:style-name="T62">l</text:span>oops</text:p>
      <text:p text:style-name="P14"/>
      <text:p text:style-name="P8">Of course you can put a <text:span text:style-name="T43">for</text:span>-loop in a <text:span text:style-name="T43">for</text:span>-loop to get a double <text:span text:style-name="T43">for</text:span>-loop:</text:p>
      <table:table table:name="Table24" table:style-name="Table24">
        <table:table-column table:style-name="Table24.A"/>
        <table:table-row table:style-name="TableLine2156118348240">
          <table:table-cell table:style-name="Table24.A1" office:value-type="string">
            <text:p text:style-name="P32">for (int i = 0; i &lt; 5; i++)</text:p>
            <text:p text:style-name="P32">{</text:p>
            <text:p text:style-name="P32"><text:s text:c="4"/>std::cout &lt;&lt; "i:" &lt;&lt; i &lt;&lt; std::endl;</text:p>
            <text:p text:style-name="P32"><text:s text:c="4"/>for (int j = 0; j &lt; 3; j++)</text:p>
            <text:p text:style-name="P32"><text:s text:c="4"/>{</text:p>
            <text:p text:style-name="P32"><text:s text:c="8"/>std::cout &lt;&lt; " <text:s text:c="3"/>j:" &lt;&lt; j &lt;&lt; std::endl;<text:line-break/> <text:s text:c="3"/>}<text:line-break/>}</text:p>
          </table:table-cell>
        </table:table-row>
      </table:table>
      <text:p text:style-name="P8"/>
      <text:p text:style-name="P8">Read the output very carefully!!!</text:p>
      <text:p text:style-name="P8"/>
      <text:p text:style-name="P8"/>
      <text:p text:style-name="P8"><text:span text:style-name="T22">Exercise.</text:span> Write a program that has a double <text:span text:style-name="T43">for</text:span>-loop and prints this</text:p>
      <table:table table:name="Table35" table:style-name="Table35">
        <table:table-column table:style-name="Table35.A"/>
        <table:table-row table:style-name="TableLine2156118346880">
          <table:table-cell table:style-name="Table35.A1" office:value-type="string">
            <text:p text:style-name="P32">3</text:p>
            <text:p text:style-name="P32"><text:s/>1 2 3</text:p>
            <text:p text:style-name="P32">4 </text:p>
            <text:p text:style-name="P32"><text:s/>1 2 3</text:p>
            <text:p text:style-name="P32">5 </text:p>
            <text:p text:style-name="P32"><text:s/>1 2 3 <text:s text:c="3"/></text:p>
          </table:table-cell>
        </table:table-row>
      </table:table>
      <text:p text:style-name="P8"/>
      <text:p text:style-name="P8"/>
      <text:p text:style-name="P8"><text:span text:style-name="T22">Exercise.</text:span> Write a program that has a double <text:span text:style-name="T43">for</text:span>-loop and prints this</text:p>
      <table:table table:name="Table51" table:style-name="Table51">
        <table:table-column table:style-name="Table51.A"/>
        <table:table-row table:style-name="TableLine2156118356944">
          <table:table-cell table:style-name="Table51.A1" office:value-type="string">
            <text:p text:style-name="P32">3</text:p>
            <text:p text:style-name="P32"><text:s/>0 1 2 3</text:p>
            <text:p text:style-name="P32">4 </text:p>
            <text:p text:style-name="P32"><text:s/>0 1 2 3 4</text:p>
            <text:p text:style-name="P32">5 </text:p>
            <text:p text:style-name="P32"><text:s/>0 1 2 3 4 5</text:p>
          </table:table-cell>
        </table:table-row>
      </table:table>
      <text:p text:style-name="P8"/>
      <text:p text:style-name="P8"/>
      <text:p text:style-name="P8"><text:span text:style-name="T22">Exercise.</text:span> Write a program that has a double <text:span text:style-name="T43">for</text:span>-loop and prints this</text:p>
      <table:table table:name="Table52" table:style-name="Table52">
        <table:table-column table:style-name="Table52.A"/>
        <table:table-row table:style-name="TableLine2156118353680">
          <table:table-cell table:style-name="Table52.A1" office:value-type="string">
            <text:p text:style-name="P32">3</text:p>
            <text:p text:style-name="P32"><text:s/>0 1 2</text:p>
            <text:p text:style-name="P32">4 </text:p>
            <text:p text:style-name="P32"><text:s/>0 1 2 3</text:p>
            <text:p text:style-name="P32">5 </text:p>
            <text:p text:style-name="P32"><text:s/>0 1 2 3 4</text:p>
          </table:table-cell>
        </table:table-row>
      </table:table>
      <text:p text:style-name="P8"/>
      <text:p text:style-name="P8"/>
      <text:p text:style-name="P8"><text:span text:style-name="T22">Exercise.</text:span> Write a program that has a double <text:span text:style-name="T43">for</text:span>-loop and prints this</text:p>
      <table:table table:name="Table36" table:style-name="Table36">
        <table:table-column table:style-name="Table36.A"/>
        <table:table-row table:style-name="TableLine2156118354768">
          <table:table-cell table:style-name="Table36.A1" office:value-type="string">
            <text:p text:style-name="P32">3</text:p>
            <text:p text:style-name="P32"><text:s/>0 1 2 3 4 5 6</text:p>
            <text:p text:style-name="P32">4 </text:p>
            <text:p text:style-name="P32"><text:s/>0 1 2 3 4 5 6 7 8</text:p>
            <text:p text:style-name="P32">5 </text:p>
            <text:p text:style-name="P32"><text:s/>0 1 2 3 4 5 6 7 8 9 10</text:p>
          </table:table-cell>
        </table:table-row>
      </table:table>
      <text:p text:style-name="P8"/>
      <text:p text:style-name="P8"><text:soft-page-break/></text:p>
      <text:p text:style-name="P8"><text:span text:style-name="T22">Exercise.</text:span> Write a program that has a double <text:span text:style-name="T43">for</text:span>-loop and prints this</text:p>
      <table:table table:name="Table37" table:style-name="Table37">
        <table:table-column table:style-name="Table37.A"/>
        <table:table-row table:style-name="TableLine2156118374080">
          <table:table-cell table:style-name="Table37.A1" office:value-type="string">
            <text:p text:style-name="P32">3</text:p>
            <text:p text:style-name="P32"><text:s/>3 4 5 6</text:p>
            <text:p text:style-name="P32">4 </text:p>
            <text:p text:style-name="P32"><text:s/>4 5 6 7 8</text:p>
            <text:p text:style-name="P32">5 </text:p>
            <text:p text:style-name="P32"><text:s/>5 6 7 8 9 10</text:p>
          </table:table-cell>
        </table:table-row>
      </table:table>
      <text:p text:style-name="P8"/>
      <text:p text:style-name="P8"/>
      <text:p text:style-name="P8"><text:span text:style-name="T22">Exercise. </text:span>Write the following program that prints a calendar month. The program prompts the user for three integer<text:span text:style-name="T52">s</text:span>: the month, the year, and the day-of-week for the first day of the month (with 0 representing Sunday, 1 representing Monday, etc.),. For instance, if the user entered </text:p>
      <table:table table:name="Table56" table:style-name="Table56">
        <table:table-column table:style-name="Table56.A"/>
        <table:table-row table:style-name="TableLine2156118361568">
          <table:table-cell table:style-name="Table56.A1" office:value-type="string">
            <text:p text:style-name="P35">3 2008 6</text:p>
          </table:table-cell>
        </table:table-row>
      </table:table>
      <text:p text:style-name="P8">It means that he/she wants the calendar for March 2008 and the first day of the month is a Saturday. The output is</text:p>
      <table:table table:name="Table57" table:style-name="Table57">
        <table:table-column table:style-name="Table57.A"/>
        <table:table-row table:style-name="TableLine2156118371904">
          <table:table-cell table:style-name="Table57.A1" office:value-type="string">
            <text:p text:style-name="P32">March 2008</text:p>
            <text:p text:style-name="P32">--------------------</text:p>
            <text:p text:style-name="P32">Su Mo Tu We Th Fr Sa <text:s/></text:p>
            <text:p text:style-name="P32"><text:s text:c="19"/>1</text:p>
            <text:p text:style-name="P32"><text:s/>2 <text:s/>3 <text:s/>4 <text:s/>5 <text:s/>6 <text:s/>7 <text:s/>8</text:p>
            <text:p text:style-name="P32"><text:s/>9 10 11 12 13 14 15 </text:p>
            <text:p text:style-name="P32">16 17 18 19 20 21 22</text:p>
            <text:p text:style-name="P32">23 24 25 26 27 28 29</text:p>
            <text:p text:style-name="P32">30 31</text:p>
          </table:table-cell>
        </table:table-row>
      </table:table>
      <text:p text:style-name="P8">Here's another test case:</text:p>
      <table:table table:name="Table58" table:style-name="Table58">
        <table:table-column table:style-name="Table58.A"/>
        <table:table-row table:style-name="TableLine2156118363744">
          <table:table-cell table:style-name="Table58.A1" office:value-type="string">
            <text:p text:style-name="P35">3 2008 4</text:p>
            <text:p text:style-name="P32">March 2008</text:p>
            <text:p text:style-name="P32">--------------------</text:p>
            <text:p text:style-name="P32">Su Mo Tu We Th Fr Sa <text:s/></text:p>
            <text:p text:style-name="P32"><text:s text:c="13"/>1 <text:s/>2 <text:s/>3</text:p>
            <text:p text:style-name="P32"><text:s/>4 <text:s/>5 <text:s/>6 <text:s/>7 <text:s/>8 <text:s/>9 10</text:p>
            <text:p text:style-name="P32">11 12 13 14 15 16 17 </text:p>
            <text:p text:style-name="P32">18 19 20 21 22 23 24 </text:p>
            <text:p text:style-name="P32">25 26 27 28 29 30 31</text:p>
          </table:table-cell>
        </table:table-row>
      </table:table>
      <text:p text:style-name="P8">Of course your program should be smart enough to compute the number of days in the month (including leap year cases for the month of February.)</text:p>
      <text:p text:style-name="P8"/>
      <text:p text:style-name="P8"/>
      <text:p text:style-name="P8"/>
      <text:p text:style-name="P22">Some ASCII <text:span text:style-name="T62">a</text:span>rt</text:p>
      <text:p text:style-name="P13"/>
      <text:p text:style-name="P8">Now for some (silly) ASCII art.</text:p>
      <text:p text:style-name="P8"/>
      <text:p text:style-name="P8">Try this:</text:p>
      <table:table table:name="Table38" table:style-name="Table38">
        <table:table-column table:style-name="Table38.A"/>
        <table:table-header-rows>
          <table:table-row table:style-name="TableLine2156118362928">
            <table:table-cell table:style-name="Table38.A1" office:value-type="string">
              <text:p text:style-name="P32">int numSpaces = 0;</text:p>
              <text:p text:style-name="P32">std::cout &lt;&lt; "How far away is the star? ";</text:p>
              <text:p text:style-name="P32">std::cin &gt;&gt; numSpaces;</text:p>
              <text:p text:style-name="P32"/>
              <text:p text:style-name="P32">for (int i = 0; i &lt; numSpaces; i++) </text:p>
              <text:p text:style-name="P32">{</text:p>
              <text:p text:style-name="P4"><text:s text:c="4"/>std::cout &lt;&lt; ' ';</text:p>
              <text:p text:style-name="P32">}</text:p>
              <text:p text:style-name="P32">std::cout &lt;&lt; '*' &lt;&lt; std::endl;</text:p>
            </table:table-cell>
          </table:table-row>
        </table:table-header-rows>
      </table:table>
      <text:p text:style-name="P8"/>
      <text:p text:style-name="P8">And this:</text:p>
      <table:table table:name="Table39" table:style-name="Table39">
        <table:table-column table:style-name="Table39.A"/>
        <table:table-header-rows>
          <table:table-row table:style-name="TableLine2156118368912">
            <table:table-cell table:style-name="Table39.A1" office:value-type="string">
              <text:p text:style-name="P32">int numStars = 0;</text:p>
              <text:p text:style-name="P32">std::cout &lt;&lt; "How many stars? ";</text:p>
              <text:p text:style-name="P32">std::cin &gt;&gt; numStars;</text:p>
              <text:p text:style-name="P32"/>
              <text:p text:style-name="P32">for (int i = 0; i &lt; numStars; i++) </text:p>
              <text:p text:style-name="P32">{</text:p>
              <text:p text:style-name="P4"><text:s text:c="4"/>std::cout &lt;&lt; '*';</text:p>
              <text:p text:style-name="P32">}</text:p>
              <text:p text:style-name="P32">std::cout &lt;&lt; std::endl;</text:p>
            </table:table-cell>
          </table:table-row>
        </table:table-header-rows>
      </table:table>
      <text:p text:style-name="P8"/>
      <text:p text:style-name="P22">And <text:span text:style-name="T62">m</text:span>ore ASCII <text:span text:style-name="T62">a</text:span>rt</text:p>
      <text:p text:style-name="P8"/>
      <text:p text:style-name="P8"/>
      <text:p text:style-name="P8">It can only get worse ...</text:p>
      <text:p text:style-name="P8"/>
      <text:p text:style-name="P8">I want to draw a square of *. The square has width 5 and height 3. First I draw a horizontal line:</text:p>
      <table:table table:name="Table40" table:style-name="Table40">
        <table:table-column table:style-name="Table40.A"/>
        <table:table-header-rows>
          <table:table-row table:style-name="TableLine2156118375984">
            <table:table-cell table:style-name="Table40.A1" office:value-type="string">
              <text:p text:style-name="P32">// Draw horizontal line</text:p>
              <text:p text:style-name="P32">for (int i = 0; i &lt; 5; i++)</text:p>
              <text:p text:style-name="P32">{</text:p>
              <text:p text:style-name="P4"><text:s text:c="4"/>std::cout &lt;&lt; '*';</text:p>
              <text:p text:style-name="P4">}</text:p>
            </table:table-cell>
          </table:table-row>
        </table:table-header-rows>
      </table:table>
      <text:p text:style-name="P8"/>
      <text:p text:style-name="P8">OK. Now, I just draw the horizontal line 3 times:</text:p>
      <table:table table:name="Table41" table:style-name="Table41">
        <table:table-column table:style-name="Table41.A"/>
        <table:table-header-rows>
          <table:table-row table:style-name="TableLine2156118362656">
            <table:table-cell table:style-name="Table41.A1" office:value-type="string">
              <text:p text:style-name="P32">for (int j = 0; j &lt; 3; j++)</text:p>
              <text:p text:style-name="P32">{</text:p>
              <text:p text:style-name="P32"><text:s text:c="4"/>// Draw horizontal line</text:p>
              <text:p text:style-name="P32"><text:s text:c="4"/>for (int i = 0; i &lt; 5; i++)</text:p>
              <text:p text:style-name="P4"><text:s text:c="4"/>{</text:p>
              <text:p text:style-name="P4"><text:s text:c="8"/>std::cout &lt;&lt; '*';</text:p>
              <text:p text:style-name="P4"><text:s text:c="4"/>}</text:p>
              <text:p text:style-name="P32">}</text:p>
            </table:table-cell>
          </table:table-row>
        </table:table-header-rows>
      </table:table>
      <text:p text:style-name="P8"/>
      <text:p text:style-name="P8">Oops! How come I get a straight line??? Well, of course after drawing a horizontal line, I need to skip my cursor to the next line:</text:p>
      <table:table table:name="Table42" table:style-name="Table42">
        <table:table-column table:style-name="Table42.A"/>
        <table:table-header-rows>
          <table:table-row table:style-name="TableLine2156118361840">
            <table:table-cell table:style-name="Table42.A1" office:value-type="string">
              <text:p text:style-name="P32">for (int j = 0; j &lt; 3; j++) </text:p>
              <text:p text:style-name="P32">{</text:p>
              <text:p text:style-name="P32"><text:s text:c="4"/>// Draw horizontal line</text:p>
              <text:p text:style-name="P32"><text:s text:c="4"/>for (int i = 0; i &lt; 5; i++)</text:p>
              <text:p text:style-name="P32"><text:s text:c="4"/>{</text:p>
              <text:p text:style-name="P4"><text:s text:c="8"/>std::cout &lt;&lt; '*';</text:p>
              <text:p text:style-name="P4"><text:s text:c="4"/>}</text:p>
              <text:p text:style-name="P4"><text:s text:c="4"/>std::cout &lt;&lt; std::endl;</text:p>
              <text:p text:style-name="P32">}</text:p>
            </table:table-cell>
          </table:table-row>
        </table:table-header-rows>
      </table:table>
      <text:p text:style-name="P8"/>
      <text:p text:style-name="P8">The boolean condition in the for-loop can be any boolean expression. So instead of drawing 3 lines, you can prompt the user for number of lines to draw instead.</text:p>
      <table:table table:name="Table43" table:style-name="Table43">
        <table:table-column table:style-name="Table43.A"/>
        <table:table-header-rows>
          <table:table-row table:style-name="TableLine2156118368096">
            <table:table-cell table:style-name="Table43.A1" office:value-type="string">
              <text:p text:style-name="P35">int height = 0;</text:p>
              <text:p text:style-name="P35">std::cin &gt;&gt; height;</text:p>
              <text:p text:style-name="P32"/>
              <text:p text:style-name="P32">for (int j = 0; j &lt; <text:span text:style-name="T22">height</text:span>; j++)</text:p>
              <text:p text:style-name="P32">{</text:p>
              <text:p text:style-name="P32"><text:s text:c="4"/>// Draw horizontal line</text:p>
              <text:p text:style-name="P32"><text:s text:c="4"/>for (int i = 0; i &lt; 5; i++)</text:p>
              <text:p text:style-name="P32"><text:s text:c="4"/>{</text:p>
              <text:p text:style-name="P4"><text:s text:c="8"/>std::cout &lt;&lt; '*';</text:p>
              <text:p text:style-name="P4"><text:s text:c="4"/>}</text:p>
              <text:p text:style-name="P4"><text:s text:c="4"/>std::cout &lt;&lt; std::endl;</text:p>
              <text:p text:style-name="P32">}</text:p>
            </table:table-cell>
          </table:table-row>
        </table:table-header-rows>
      </table:table>
      <text:p text:style-name="P8"/>
      <text:p text:style-name="P8"/>
      <text:p text:style-name="P13"><text:soft-page-break/>Exercise. <text:span text:style-name="T19"><text:s/>Now modify the program so that it prompt</text:span><text:span text:style-name="T20">s</text:span><text:span text:style-name="T19"> the user for the width of the square. (Obviously you must draw the </text:span><text:span text:style-name="T20">square</text:span><text:span text:style-name="T19"> with that width).</text:span></text:p>
      <text:p text:style-name="P8"/>
      <text:p text:style-name="P8"/>
      <text:p text:style-name="P8"/>
      <text:p text:style-name="P22">Unrolling the <text:span text:style-name="T43">for</text:span>-loop: How to see the <text:span text:style-name="T43">for</text:span>-loop</text:p>
      <text:p text:style-name="P8"/>
      <text:p text:style-name="P8">Sometimes it's hard to come up with the <text:span text:style-name="T52">appropriate</text:span> <text:span text:style-name="T43">for</text:span>-loop. In that case it's always easier to <text:span text:style-name="T17">“unroll”</text:span> the <text:span text:style-name="T43">for</text:span>-loop for several special cases by hand. Unrolling a <text:span text:style-name="T43">for</text:span>-loop is just writing down what the program executes without using the <text:span text:style-name="T43">for</text:span>-loop. For instance, unrolling the following:</text:p>
      <table:table table:name="Table53" table:style-name="Table53">
        <table:table-column table:style-name="Table53.A"/>
        <table:table-row table:style-name="TableLine2156118363472">
          <table:table-cell table:style-name="Table53.A1" office:value-type="string">
            <text:p text:style-name="P32">for (int i = 0; i &lt; 3; i++)</text:p>
            <text:p text:style-name="P32">{</text:p>
            <text:p text:style-name="P32"><text:s text:c="4"/>std::cout &lt;&lt; i &lt;&lt; std::endl;<text:line-break/>}</text:p>
          </table:table-cell>
        </table:table-row>
      </table:table>
      <text:p text:style-name="P8">gives us</text:p>
      <table:table table:name="Table54" table:style-name="Table54">
        <table:table-column table:style-name="Table54.A"/>
        <table:table-row table:style-name="TableLine2156118375440">
          <table:table-cell table:style-name="Table54.A1" office:value-type="string">
            <text:p text:style-name="P32">std::cout &lt;&lt; 0 &lt;&lt; std::endl;</text:p>
            <text:p text:style-name="P32">std::cout &lt;&lt; 1 &lt;&lt; std::endl;</text:p>
            <text:p text:style-name="P32">std::cout &lt;&lt; 2 &lt;&lt; std::endl;</text:p>
          </table:table-cell>
        </table:table-row>
      </table:table>
      <text:p text:style-name="P8"/>
      <text:p text:style-name="P8"/>
      <text:p text:style-name="P8">For instance, suppose you want the program to draw this:</text:p>
      <table:table table:name="Table6" table:style-name="Table6">
        <table:table-column table:style-name="Table6.A"/>
        <table:table-row table:style-name="TableLine2156118361024">
          <table:table-cell table:style-name="Table6.A1" office:value-type="string">
            <text:p text:style-name="P5">*</text:p>
            <text:p text:style-name="P5">**</text:p>
            <text:p text:style-name="P5">***</text:p>
            <text:p text:style-name="P5">****</text:p>
          </table:table-cell>
        </table:table-row>
      </table:table>
      <text:p text:style-name="P8">if the user enters 4 (this is a triangle). And if he enters 3, the program draws:</text:p>
      <table:table table:name="Table7" table:style-name="Table7">
        <table:table-column table:style-name="Table7.A"/>
        <table:table-row table:style-name="TableLine2156118361296">
          <table:table-cell table:style-name="Table7.A1" office:value-type="string">
            <text:p text:style-name="P5">*</text:p>
            <text:p text:style-name="P5">**</text:p>
            <text:p text:style-name="P5">***</text:p>
          </table:table-cell>
        </table:table-row>
      </table:table>
      <text:p text:style-name="P5"/>
      <text:p text:style-name="P8">So just take a special case, say when the user enters 3, and write the pseudocode <text:span text:style-name="T17">without the </text:span><text:span text:style-name="T46">for</text:span><text:span text:style-name="T17">-loop</text:span>:</text:p>
      <table:table table:name="Table8" table:style-name="Table8">
        <table:table-column table:style-name="Table8.A"/>
        <table:table-row table:style-name="TableLine2156118367552">
          <table:table-cell table:style-name="Table8.A1" office:value-type="string">
            <text:p text:style-name="P8">draw a line of length 1</text:p>
            <text:p text:style-name="P8">draw a line of length 2</text:p>
            <text:p text:style-name="P8">draw a line of length 3</text:p>
          </table:table-cell>
        </table:table-row>
      </table:table>
      <text:p text:style-name="P8"/>
      <text:p text:style-name="P8">The pseudocode for height 4 is</text:p>
      <table:table table:name="Table9" table:style-name="Table9">
        <table:table-column table:style-name="Table9.A"/>
        <table:table-row table:style-name="TableLine2156118376528">
          <table:table-cell table:style-name="Table9.A1" office:value-type="string">
            <text:p text:style-name="P8">draw a line of length 1</text:p>
            <text:p text:style-name="P8">draw a line of length 2</text:p>
            <text:p text:style-name="P8">draw a line of length 3</text:p>
            <text:p text:style-name="P8">draw a line of length 4</text:p>
          </table:table-cell>
        </table:table-row>
      </table:table>
      <text:p text:style-name="P8"/>
      <text:p text:style-name="P8">Of course you want to write one program and not two! The program must work for both cases. We must find a way to “combine” them.</text:p>
      <text:p text:style-name="P8"/>
      <text:p text:style-name="P8">The first pseudocode ... <text:span text:style-name="T17">NOT C++!!!</text:span><text:span text:style-name="T23"> ...</text:span> can be written:</text:p>
      <table:table table:name="Table10" table:style-name="Table10">
        <table:table-column table:style-name="Table10.A"/>
        <table:table-row table:style-name="TableLine2156118376800">
          <table:table-cell table:style-name="Table10.A1" office:value-type="string">
            <text:p text:style-name="P8">for i = 1, 2, 3:</text:p>
            <text:p text:style-name="P8"><text:tab/>draw a line of length i</text:p>
          </table:table-cell>
        </table:table-row>
      </table:table>
      <text:p text:style-name="P8"><text:soft-page-break/></text:p>
      <text:p text:style-name="P8">and the second can be written:</text:p>
      <table:table table:name="Table11" table:style-name="Table11">
        <table:table-column table:style-name="Table11.A"/>
        <table:table-row table:style-name="TableLine2156118369728">
          <table:table-cell table:style-name="Table11.A1" office:value-type="string">
            <text:p text:style-name="P8">for i = 1, 2, 3, 4:</text:p>
            <text:p text:style-name="P8"><text:tab/>draw a line of length i</text:p>
          </table:table-cell>
        </table:table-row>
      </table:table>
      <text:p text:style-name="P8"/>
      <text:p text:style-name="P8">Now they are almost the same! If the height entered by the user is kept in variable h, then the pseudocode is</text:p>
      <table:table table:name="Table12" table:style-name="Table12">
        <table:table-column table:style-name="Table12.A"/>
        <table:table-row table:style-name="TableLine2156118372720">
          <table:table-cell table:style-name="Table12.A1" office:value-type="string">
            <text:p text:style-name="P8">for i = 1, 2, ..., h:</text:p>
            <text:p text:style-name="P8"><text:tab/>draw a line of length i</text:p>
          </table:table-cell>
        </table:table-row>
      </table:table>
      <text:p text:style-name="P8"/>
      <text:p text:style-name="P8">AHA! <text:span text:style-name="T17">This pseudocode works for both!!!</text:span></text:p>
      <text:p text:style-name="P8"/>
      <text:p text:style-name="P8">Of course you already know how to draw a line (of stars) of length i. So altogether the pseudocode becomes:</text:p>
      <table:table table:name="Table13" table:style-name="Table13">
        <table:table-column table:style-name="Table13.A"/>
        <table:table-row table:style-name="TableLine2156118372992">
          <table:table-cell table:style-name="Table13.A1" office:value-type="string">
            <text:p text:style-name="P8">for i = 1, 2, ..., h:</text:p>
            <text:p text:style-name="P8"><text:tab/>for j = 1, 2, ..., i:</text:p>
            <text:p text:style-name="P8"><text:tab/><text:tab/>draw a star</text:p>
            <text:p text:style-name="P8"><text:tab/>go to the next line</text:p>
          </table:table-cell>
        </table:table-row>
      </table:table>
      <text:p text:style-name="P8"/>
      <text:p text:style-name="P8">And finally a straightforward translation to C++ gives:</text:p>
      <table:table table:name="Table4" table:style-name="Table4">
        <table:table-column table:style-name="Table4.A"/>
        <table:table-row table:style-name="TableLine2156118373808">
          <table:table-cell table:style-name="Table4.A1" office:value-type="string">
            <text:p text:style-name="P5">for (int i = 1; i &lt;= h; i++)</text:p>
            <text:p text:style-name="P5">{</text:p>
            <text:p text:style-name="P5"><text:s text:c="4"/>for (int j = 1; j &lt;= i; j++)</text:p>
            <text:p text:style-name="P5"><text:s text:c="4"/>{</text:p>
            <text:p text:style-name="P5"><text:s text:c="8"/>std::cout &lt;&lt; '*';</text:p>
            <text:p text:style-name="P5"><text:s text:c="4"/>}</text:p>
            <text:p text:style-name="P5"><text:s text:c="4"/>std::cout &lt;&lt; std::endl;</text:p>
            <text:p text:style-name="P5">}</text:p>
          </table:table-cell>
        </table:table-row>
      </table:table>
      <text:p text:style-name="P8"/>
      <text:p text:style-name="P8">Now we add the icing by prompting the user for h:</text:p>
      <table:table table:name="Table28" table:style-name="Table28">
        <table:table-column table:style-name="Table28.A"/>
        <table:table-row table:style-name="TableLine2156118379520">
          <table:table-cell table:style-name="Table28.A1" office:value-type="string">
            <text:p text:style-name="P5">int h = 0;</text:p>
            <text:p text:style-name="P5">std::cin &gt;&gt; h;</text:p>
            <text:p text:style-name="P5">for (int i = 1; i &lt;= h; i++)</text:p>
            <text:p text:style-name="P5">{</text:p>
            <text:p text:style-name="P5"><text:s text:c="4"/>for (int j = 1; j &lt;= i; j++)</text:p>
            <text:p text:style-name="P5"><text:s text:c="4"/>{</text:p>
            <text:p text:style-name="P5"><text:s text:c="8"/>std::cout &lt;&lt; '*';</text:p>
            <text:p text:style-name="P5"><text:s text:c="4"/>}</text:p>
            <text:p text:style-name="P5"><text:s text:c="4"/>std::cout &lt;&lt; std::endl;</text:p>
            <text:p text:style-name="P5">}</text:p>
          </table:table-cell>
        </table:table-row>
      </table:table>
      <text:p text:style-name="P8"/>
      <text:p text:style-name="P8"/>
      <text:p text:style-name="P22">Unrolling the <text:span text:style-name="T43">for</text:span>-loop: Another <text:span text:style-name="T62">e</text:span>xample</text:p>
      <text:p text:style-name="P8"/>
      <text:p text:style-name="P8">What about this? If the user enters 3 your program ha<text:span text:style-name="T54">s</text:span> to draw:</text:p>
      <table:table table:name="Table14" table:style-name="Table14">
        <table:table-column table:style-name="Table14.A"/>
        <table:table-row table:style-name="TableLine2156118383872">
          <table:table-cell table:style-name="Table14.A1" office:value-type="string">
            <text:p text:style-name="P5"><text:s text:c="2"/>***</text:p>
            <text:p text:style-name="P5"><text:s/>***</text:p>
            <text:p text:style-name="P5">***</text:p>
          </table:table-cell>
        </table:table-row>
      </table:table>
      <text:p text:style-name="P5"/>
      <text:p text:style-name="P8">If the user enters 4 your program <text:span text:style-name="T60">has to</text:span> draw</text:p>
      <table:table table:name="Table15" table:style-name="Table15">
        <table:table-column table:style-name="Table15.A"/>
        <table:table-row table:style-name="TableLine2156118393936">
          <table:table-cell table:style-name="Table15.A1" office:value-type="string">
            <text:p text:style-name="P5"><text:s text:c="3"/>****</text:p>
            <text:p text:style-name="P5"><text:s text:c="2"/>****</text:p>
            <text:p text:style-name="P5"><text:s/>****</text:p>
            <text:p text:style-name="P5">****</text:p>
          </table:table-cell>
        </table:table-row>
      </table:table>
      <text:p text:style-name="P5"/>
      <text:p text:style-name="P8">The pseudocode for the case when the user enters 3 is (without using the <text:span text:style-name="T43">for</text:span>-loop):</text:p>
      <table:table table:name="Table16" table:style-name="Table16">
        <table:table-column table:style-name="Table16.A"/>
        <table:table-row table:style-name="TableLine2156118378976">
          <table:table-cell table:style-name="Table16.A1" office:value-type="string">
            <text:p text:style-name="P8">draw 2 spaces</text:p>
            <text:p text:style-name="P8">draw 3 stars</text:p>
            <text:p text:style-name="P8">draw 1 space</text:p>
            <text:p text:style-name="P8">draw 3 stars</text:p>
            <text:p text:style-name="P8">draw 3 stars</text:p>
          </table:table-cell>
        </table:table-row>
      </table:table>
      <text:p text:style-name="P8"/>
      <text:p text:style-name="P8">The trick is to make everything as uniform as possible. So write this:</text:p>
      <table:table table:name="Table17" table:style-name="Table17">
        <table:table-column table:style-name="Table17.A"/>
        <table:table-row table:style-name="TableLine2156118385776">
          <table:table-cell table:style-name="Table17.A1" office:value-type="string">
            <text:p text:style-name="P8">draw 2 spaces</text:p>
            <text:p text:style-name="P8">draw 3 stars</text:p>
            <text:p text:style-name="P8">draw 1 space</text:p>
            <text:p text:style-name="P8">draw 3 stars</text:p>
            <text:p text:style-name="P13">draw 0 space</text:p>
            <text:p text:style-name="P8">draw 3 stars</text:p>
          </table:table-cell>
        </table:table-row>
      </table:table>
      <text:p text:style-name="P8"/>
      <text:p text:style-name="P8">See the pattern yet? No?</text:p>
      <text:p text:style-name="P8"/>
      <text:p text:style-name="P8">The interleaving of two different things is confusing. Rewrite this as:</text:p>
      <table:table table:name="Table18" table:style-name="Table18">
        <table:table-column table:style-name="Table18.A"/>
        <table:table-row table:style-name="TableLine2156118390400">
          <table:table-cell table:style-name="Table18.A1" office:value-type="string">
            <text:p text:style-name="P8">draw 2 spaces; draw 3 stars</text:p>
            <text:p text:style-name="P8">draw 1 space; draw 3 stars</text:p>
            <text:p text:style-name="P8">draw 0 space; draw 3 stars</text:p>
          </table:table-cell>
        </table:table-row>
      </table:table>
      <text:p text:style-name="P8"/>
      <text:p text:style-name="P8">What if the user enters 4? The pseudocode becomes</text:p>
      <table:table table:name="Table19" table:style-name="Table19">
        <table:table-column table:style-name="Table19.A"/>
        <table:table-row table:style-name="TableLine2156118384416">
          <table:table-cell table:style-name="Table19.A1" office:value-type="string">
            <text:p text:style-name="P8">draw 3 spaces; draw 4 stars</text:p>
            <text:p text:style-name="P8">draw 2 spaces; draw 4 stars</text:p>
            <text:p text:style-name="P8">draw 1 space; draw 4 stars</text:p>
            <text:p text:style-name="P8">draw 0 space; draw 4 stars</text:p>
          </table:table-cell>
        </table:table-row>
      </table:table>
      <text:p text:style-name="P8"/>
      <text:p text:style-name="P11">How do you <text:span text:style-name="T54">combine</text:span> the above cases into one common pseudocode? </text:p>
      <text:p text:style-name="P11"/>
      <text:p text:style-name="P11">The first is</text:p>
      <table:table table:name="Table20" table:style-name="Table20">
        <table:table-column table:style-name="Table20.A"/>
        <table:table-row table:style-name="TableLine2156118391216">
          <table:table-cell table:style-name="Table20.A1" office:value-type="string">
            <text:p text:style-name="P8">for i = 2, 1, 0:</text:p>
            <text:p text:style-name="P8"><text:tab/>draw i spaces; draw 3 stars</text:p>
          </table:table-cell>
        </table:table-row>
      </table:table>
      <text:p text:style-name="P8"/>
      <text:p text:style-name="P8">The second is</text:p>
      <table:table table:name="Table21" table:style-name="Table21">
        <table:table-column table:style-name="Table21.A"/>
        <text:soft-page-break/>
        <table:table-row table:style-name="TableLine2156118381968">
          <table:table-cell table:style-name="Table21.A1" office:value-type="string">
            <text:p text:style-name="P8">for i = 3, 2, 1, 0:</text:p>
            <text:p text:style-name="P8"><text:tab/>draw i spaces; draw 4 stars</text:p>
          </table:table-cell>
        </table:table-row>
      </table:table>
      <text:p text:style-name="P8"/>
      <text:p text:style-name="P8">Now both pseudocodes are almost the same!!! Suppose the value entered by the user is kept in <text:span text:style-name="T54">a </text:span>variable n. Then you can (finally!) combine both pseudocodes into one:</text:p>
      <table:table table:name="Table22" table:style-name="Table22">
        <table:table-column table:style-name="Table22.A"/>
        <table:table-row table:style-name="TableLine2156118383328">
          <table:table-cell table:style-name="Table22.A1" office:value-type="string">
            <text:p text:style-name="P8">for i = n-1, ..., 0:</text:p>
            <text:p text:style-name="P8"><text:tab/>draw i spaces; draw n stars</text:p>
          </table:table-cell>
        </table:table-row>
      </table:table>
      <text:p text:style-name="P8"/>
      <text:p text:style-name="P8">Now you add in the details:</text:p>
      <table:table table:name="Table23" table:style-name="Table23">
        <table:table-column table:style-name="Table23.A"/>
        <table:table-row table:style-name="TableLine2156118386592">
          <table:table-cell table:style-name="Table23.A1" office:value-type="string">
            <text:p text:style-name="P8">for i = n-1, ..., 0:</text:p>
            <text:p text:style-name="P8"><text:tab/>// draw i spaces</text:p>
            <text:p text:style-name="P8"><text:tab/>for j = 1, ..., i</text:p>
            <text:p text:style-name="P8"><text:tab/><text:tab/>draw a space</text:p>
            <text:p text:style-name="P8"><text:tab/>// draw n stars</text:p>
            <text:p text:style-name="P8"><text:tab/>for j = 1, ..., n</text:p>
            <text:p text:style-name="P8"><text:tab/><text:tab/>draw a star</text:p>
            <text:p text:style-name="P8"><text:s text:c="13"/>go to next line</text:p>
          </table:table-cell>
        </table:table-row>
      </table:table>
      <text:p text:style-name="P8"/>
      <text:p text:style-name="P8">And finally a straightforward translation to C++ yields:</text:p>
      <table:table table:name="Table5" table:style-name="Table5">
        <table:table-column table:style-name="Table5.A"/>
        <table:table-row table:style-name="TableLine2156118386048">
          <table:table-cell table:style-name="Table5.A1" office:value-type="string">
            <text:p text:style-name="P5">for (int i = n - 1; i &gt;= 0; i--)<text:line-break/>{</text:p>
            <text:p text:style-name="P5"><text:s text:c="4"/>for (int j = 1; j &lt;= i; j++)</text:p>
            <text:p text:style-name="P5"><text:s text:c="4"/>{</text:p>
            <text:p text:style-name="P5"><text:s text:c="8"/>std::cout &lt;&lt; ' ';<text:line-break/> <text:s text:c="3"/>}</text:p>
            <text:p text:style-name="P5"><text:s text:c="4"/>for (int j = 1; j &lt;= n; j++)</text:p>
            <text:p text:style-name="P5"><text:s text:c="4"/>{</text:p>
            <text:p text:style-name="P5"><text:s text:c="8"/>std::cout &lt;&lt; '*';<text:line-break/> <text:s text:c="3"/>}</text:p>
            <text:p text:style-name="P5"><text:s text:c="4"/>std::cout &lt;&lt; std::endl;<text:line-break/>}</text:p>
          </table:table-cell>
        </table:table-row>
      </table:table>
      <text:p text:style-name="P8"/>
      <text:p text:style-name="P8">Adding the prompt (and some comments) we get:</text:p>
      <table:table table:name="Table29" table:style-name="Table29">
        <table:table-column table:style-name="Table29.A"/>
        <table:table-row table:style-name="TableLine2156118379792">
          <table:table-cell table:style-name="Table29.A1" office:value-type="string">
            <text:p text:style-name="P5">int n = 0;</text:p>
            <text:p text:style-name="P5">std::cin &gt;&gt; n;</text:p>
            <text:p text:style-name="P5">for (int i = n-1; i &gt;= 0; i--)<text:line-break/>{</text:p>
            <text:p text:style-name="P5"><text:s text:c="4"/>// Print i spaces</text:p>
            <text:p text:style-name="P5"><text:s text:c="4"/>for (int j = 1; j &lt;= i; j++)</text:p>
            <text:p text:style-name="P5"><text:s text:c="4"/>{</text:p>
            <text:p text:style-name="P5"><text:s text:c="8"/>std::cout &lt;&lt; ' ';<text:line-break/> <text:s text:c="3"/>}</text:p>
            <text:p text:style-name="P5"><text:s text:c="4"/>// Print n stars</text:p>
            <text:p text:style-name="P5"><text:s text:c="4"/>for (int j = 1; j &lt;= n; j++)</text:p>
            <text:p text:style-name="P5"><text:s text:c="4"/>{</text:p>
            <text:p text:style-name="P5"><text:s text:c="8"/>std::cout &lt;&lt; '*';<text:line-break/> <text:s text:c="3"/>}</text:p>
            <text:p text:style-name="P5"><text:s text:c="4"/>std::cout &lt;&lt; std::endl;<text:line-break/>}</text:p>
          </table:table-cell>
        </table:table-row>
      </table:table>
      <text:p text:style-name="P8"/>
      <text:p text:style-name="P8"/>
      <text:p text:style-name="P8"><text:soft-page-break/><text:span text:style-name="T22">Exercise.</text:span> Write a program that draws the following figure when the user enters 3</text:p>
      <text:p text:style-name="P5">***</text:p>
      <text:p text:style-name="P5">* *</text:p>
      <text:p text:style-name="P5">***</text:p>
      <text:p text:style-name="P8">and when the user enters 4 it draws</text:p>
      <text:p text:style-name="P5">****</text:p>
      <text:p text:style-name="P5">* <text:s/>*</text:p>
      <text:p text:style-name="P5">* <text:s/>*</text:p>
      <text:p text:style-name="P5">****</text:p>
      <text:p text:style-name="P5"/>
      <text:p text:style-name="P8">[See next page for hints.]</text:p>
      <text:p text:style-name="P8"/>
      <text:p text:style-name="P8"/>
      <text:p text:style-name="P8"><text:span text:style-name="T22">Exercise.</text:span> Write a program that draws the following figure when the user enter<text:span text:style-name="T54">s</text:span> 3</text:p>
      <text:p text:style-name="P5"><text:s text:c="2"/>*</text:p>
      <text:p text:style-name="P5"><text:s/>***</text:p>
      <text:p text:style-name="P5">*****</text:p>
      <text:p text:style-name="P8">and this when the user enters 4</text:p>
      <text:p text:style-name="P5"><text:s text:c="3"/>*</text:p>
      <text:p text:style-name="P5"><text:s text:c="2"/>***</text:p>
      <text:p text:style-name="P5"><text:s/>*****</text:p>
      <text:p text:style-name="P5">*******</text:p>
      <text:p text:style-name="P5"/>
      <text:p text:style-name="P8">[See next page for hints.]</text:p>
      <text:p text:style-name="P8"/>
      <text:p text:style-name="P22">WARNING: SPOILERS!!!</text:p>
      <text:p text:style-name="P5"/>
      <text:p text:style-name="P8">Here are the pseudocode (with explanation<text:span text:style-name="T54">s</text:span>) for the last two ASCII art problems from the previous section.</text:p>
      <text:p text:style-name="P8"/>
      <text:p text:style-name="P8">Here's the first problem …</text:p>
      <text:p text:style-name="P8"/>
      <text:p text:style-name="P8"><text:span text:style-name="T22">Exercise.</text:span> Write a program that draws the following figure when the user enters 3</text:p>
      <text:p text:style-name="P5">***</text:p>
      <text:p text:style-name="P5">* *</text:p>
      <text:p text:style-name="P5">***</text:p>
      <text:p text:style-name="P8">and when the user enters 4 it draws</text:p>
      <text:p text:style-name="P5">****</text:p>
      <text:p text:style-name="P5">* <text:s/>*</text:p>
      <text:p text:style-name="P5">* <text:s/>*</text:p>
      <text:p text:style-name="P5">****</text:p>
      <text:p text:style-name="P5"/>
      <text:p text:style-name="P8">and here's the pseudocode with explanation:</text:p>
      <text:p text:style-name="P8"/>
      <text:p text:style-name="P8">For n = 4:</text:p>
      <text:p text:style-name="P8"><text:tab/>4 stars</text:p>
      <text:p text:style-name="P8"><text:tab/>1 star, 2 spaces, 1 star</text:p>
      <text:p text:style-name="P8"><text:tab/>1 star, 2 spaces, 1 star<text:tab/><text:tab/></text:p>
      <text:p text:style-name="P8"><text:tab/>4 stars</text:p>
      <text:p text:style-name="P8"><text:tab/></text:p>
      <text:p text:style-name="P8">For n = 5:</text:p>
      <text:p text:style-name="P8"><text:tab/>5 stars</text:p>
      <text:p text:style-name="P8"><text:tab/>1 star, 3 spaces, 1 star</text:p>
      <text:p text:style-name="P8"><text:tab/>1 star, 3 spaces, 1 star</text:p>
      <text:p text:style-name="P8"><text:tab/>1 star, 3 spaces, 1 star<text:tab/></text:p>
      <text:p text:style-name="P8"><text:tab/>5 stars</text:p>
      <text:p text:style-name="P8"/>
      <text:p text:style-name="P8">In general, we have:</text:p>
      <text:p text:style-name="P8"><text:tab/>n stars</text:p>
      <text:p text:style-name="P8"><text:tab/>n-2 of [1 star, n-2 stars, 1 star]</text:p>
      <text:p text:style-name="P8"><text:tab/>n stars</text:p>
      <text:p text:style-name="P8"/>
      <text:p text:style-name="P8">Therefore, the pseudocode is:</text:p>
      <text:p text:style-name="P8"/>
      <text:p text:style-name="P8"><text:tab/>print n stars</text:p>
      <text:p text:style-name="P8"><text:tab/>print newline</text:p>
      <text:p text:style-name="P8"><text:tab/>for i = 1,..., n-2</text:p>
      <text:p text:style-name="P8"><text:tab/><text:tab/>print 1 star</text:p>
      <text:p text:style-name="P8"><text:tab/><text:tab/>print n-2 stars</text:p>
      <text:p text:style-name="P8"><text:tab/><text:tab/>print 1 star</text:p>
      <text:p text:style-name="P8"><text:tab/><text:tab/>print newline</text:p>
      <text:p text:style-name="P8"><text:tab/>print n stars </text:p>
      <text:p text:style-name="P8"/>
      <text:p text:style-name="P8">And after expanding some of the print statements we get:</text:p>
      <text:p text:style-name="P8"/>
      <text:p text:style-name="P8"/>
      <text:p text:style-name="P8"/>
      <text:p text:style-name="P8"/>
      <text:p text:style-name="P8"><text:soft-page-break/><text:tab/>//print n stars</text:p>
      <text:p text:style-name="P8"><text:tab/>for i=1 ,..., n: print '*'</text:p>
      <text:p text:style-name="P8"><text:tab/>print newline</text:p>
      <text:p text:style-name="P8"><text:tab/>for i = 1, ..., n-2</text:p>
      <text:p text:style-name="P8"><text:tab/><text:tab/>print '*'</text:p>
      <text:p text:style-name="P8"><text:tab/><text:tab/>//print n-2 stars</text:p>
      <text:p text:style-name="P8"><text:tab/><text:tab/>for j=1,..., n-2: print '*'</text:p>
      <text:p text:style-name="P8"><text:tab/><text:tab/>print '*'</text:p>
      <text:p text:style-name="P8"><text:tab/><text:tab/>print newline</text:p>
      <text:p text:style-name="P8"><text:tab/>//print n stars</text:p>
      <text:p text:style-name="P8"><text:tab/>for i=1, ..., n: print '*'</text:p>
      <text:p text:style-name="P8"><text:tab/></text:p>
      <text:p text:style-name="P8"/>
      <text:p text:style-name="P8"><text:span text:style-name="T22">Exercise.</text:span> Write a program that draws the following figure when the user enter<text:span text:style-name="T54">s</text:span> 3:</text:p>
      <text:p text:style-name="P5"><text:s text:c="2"/>*</text:p>
      <text:p text:style-name="P5"><text:s/>***</text:p>
      <text:p text:style-name="P5">*****</text:p>
      <text:p text:style-name="P8">and this when the user enters 4:</text:p>
      <text:p text:style-name="P5"><text:s text:c="3"/>*</text:p>
      <text:p text:style-name="P5"><text:s text:c="2"/>***</text:p>
      <text:p text:style-name="P5"><text:s/>*****</text:p>
      <text:p text:style-name="P5">*******</text:p>
      <text:p text:style-name="P8"/>
      <text:p text:style-name="P8">When n = 3:</text:p>
      <text:p text:style-name="P8"/>
      <text:p text:style-name="P8"><text:tab/>2 spaces, 1 star</text:p>
      <text:p text:style-name="P8"><text:tab/>1 space, 3 stars</text:p>
      <text:p text:style-name="P8"><text:tab/>0 space, 5 stars</text:p>
      <text:p text:style-name="P8"/>
      <text:p text:style-name="P8">When n = 4:</text:p>
      <text:p text:style-name="P8"/>
      <text:p text:style-name="P8"><text:tab/>3 spaces, 1 star</text:p>
      <text:p text:style-name="P8"><text:tab/>2 spaces, 3 stars</text:p>
      <text:p text:style-name="P8"><text:tab/>1 space, 5 stars</text:p>
      <text:p text:style-name="P8"><text:tab/>0 space, 7 stars</text:p>
      <text:p text:style-name="P5"><text:tab/></text:p>
      <text:p text:style-name="P8">There are two columns of numbers to handle. <text:span text:style-name="T54">I</text:span>n other words, each line (which is the body of a loop) has two numbers. The first column is easy <text:span text:style-name="T55">– </text:span><text:s/>it's just from n-1 to 0. So the pseudocode looks like this:</text:p>
      <text:p text:style-name="P8"/>
      <text:p text:style-name="P8"><text:tab/>for i = n-1 to 0</text:p>
      <text:p text:style-name="P8"><text:tab/><text:tab/>i spaces, ??? stars</text:p>
      <text:p text:style-name="P8"/>
      <text:p text:style-name="P8">What about the second? The relationship between the second number and i is not so direct. But note that it starts with 1 and always goes up by 2 after each iteration. So the pseudocode looks like</text:p>
      <text:p text:style-name="P8"/>
      <text:p text:style-name="P8"><text:tab/>numStars = 1</text:p>
      <text:p text:style-name="P8"><text:tab/>for i = n-1 to 0</text:p>
      <text:p text:style-name="P8"><text:tab/><text:tab/>i spaces, numStars stars</text:p>
      <text:p text:style-name="P8"><text:tab/><text:tab/>numStars = numStars + 2</text:p>
      <text:p text:style-name="P8"><text:tab/></text:p>
      <text:p text:style-name="P8">In more detail<text:span text:style-name="T63">s</text:span>:</text:p>
      <text:p text:style-name="P8"><text:soft-page-break/></text:p>
      <text:p text:style-name="P8"><text:tab/>numStars = 1</text:p>
      <text:p text:style-name="P8"><text:tab/>for i = n-1 to 0</text:p>
      <text:p text:style-name="P8"><text:tab/><text:tab/>print i spaces</text:p>
      <text:p text:style-name="P8"><text:tab/><text:tab/>print numStars stars</text:p>
      <text:p text:style-name="P8"><text:tab/><text:tab/>print newline</text:p>
      <text:p text:style-name="P8"><text:tab/><text:tab/>numStars = numStars + 2</text:p>
      <text:p text:style-name="P8"><text:tab/></text:p>
      <text:p text:style-name="P8">And after expanding some print statements we get</text:p>
      <text:p text:style-name="P8"/>
      <text:p text:style-name="P8"><text:tab/>numStars = 1</text:p>
      <text:p text:style-name="P8"><text:tab/>for i = n-1 to 0</text:p>
      <text:p text:style-name="P8"><text:tab/><text:tab/>//print i spaces</text:p>
      <text:p text:style-name="P8"><text:tab/><text:tab/>for j=1, …, i: print ' ' </text:p>
      <text:p text:style-name="P8"><text:tab/><text:tab/>// print numStars stars</text:p>
      <text:p text:style-name="P8"><text:tab/><text:tab/>for j=1, …, numStars: print '*'</text:p>
      <text:p text:style-name="P8"><text:tab/><text:tab/>print newline</text:p>
      <text:p text:style-name="P8"><text:tab/><text:tab/>numStars = numStars + 2</text:p>
      <text:p text:style-name="P8"/>
      <text:p text:style-name="P5"/>
      <text:p text:style-name="P24"><text:span text:style-name="T62">b</text:span>reak</text:p>
      <text:p text:style-name="P15"/>
      <text:p text:style-name="P8">Remember <text:span text:style-name="T9">break</text:span> from the <text:span text:style-name="T9">switch</text:span> statement? If you execute <text:span text:style-name="T9">break</text:span>, you immediately go out of the <text:span text:style-name="T9">switch</text:span> block. <text:span text:style-name="T9">break</text:span> can also be used in a <text:span text:style-name="T9">for</text:span>-loop.</text:p>
      <text:p text:style-name="P8"/>
      <text:p text:style-name="P8">First run this:</text:p>
      <table:table table:name="Table30" table:style-name="Table30">
        <table:table-column table:style-name="Table30.A"/>
        <table:table-row table:style-name="TableLine2156118392848">
          <table:table-cell table:style-name="Table30.A1" office:value-type="string">
            <text:p text:style-name="P32">for (int i = 0; i &lt; 1000; i += 2)</text:p>
            <text:p text:style-name="P32">{</text:p>
            <text:p text:style-name="P32"><text:s text:c="4"/>std::cout &lt;&lt; "entered body of for-loop\n";</text:p>
            <text:p text:style-name="P32"><text:s text:c="4"/>std::cout &lt;&lt; i &lt;&lt; std::endl;</text:p>
            <text:p text:style-name="P32"><text:s text:c="4"/>std::cout &lt;&lt; "exiting body of for-loop\n";</text:p>
            <text:p text:style-name="P32">}</text:p>
          </table:table-cell>
        </table:table-row>
      </table:table>
      <text:p text:style-name="P8"/>
      <text:p text:style-name="P8">Now run this:</text:p>
      <table:table table:name="Table55" table:style-name="Table55">
        <table:table-column table:style-name="Table55.A"/>
        <table:table-row table:style-name="TableLine2156118393120">
          <table:table-cell table:style-name="Table55.A1" office:value-type="string">
            <text:p text:style-name="P32">for (int i = 0; i &lt; 1000; i += 2)</text:p>
            <text:p text:style-name="P32">{</text:p>
            <text:p text:style-name="P32"><text:s text:c="4"/>std::cout &lt;&lt; "entered body of for-loop\n";</text:p>
            <text:p text:style-name="P32"><text:s text:c="4"/>std::cout &lt;&lt; i &lt;&lt; std::endl;</text:p>
            <text:p text:style-name="P32"><text:s text:c="4"/><text:span text:style-name="T22">if (i == 100) break;</text:span></text:p>
            <text:p text:style-name="P32"><text:s text:c="4"/>std::cout &lt;&lt; "exiting body of for-loop\n";</text:p>
            <text:p text:style-name="P32">}</text:p>
          </table:table-cell>
        </table:table-row>
      </table:table>
      <text:p text:style-name="P8"/>
      <text:p text:style-name="P8">See the point of <text:span text:style-name="T9">break</text:span>?</text:p>
      <text:p text:style-name="P8"/>
      <text:p text:style-name="P8">The <text:span text:style-name="T9">break</text:span> when executed in a <text:span text:style-name="T9">for</text:span>-loop will get out of that <text:span text:style-name="T9">for</text:span>-loop. That's all there is to it.</text:p>
      <text:p text:style-name="P8"/>
      <text:p text:style-name="P8">Of course some times you can avoid the break. For the above program you can rewrite it as</text:p>
      <table:table table:name="Table31" table:style-name="Table31">
        <table:table-column table:style-name="Table31.A"/>
        <table:table-row table:style-name="TableLine2156118378432">
          <table:table-cell table:style-name="Table31.A1" office:value-type="string">
            <text:p text:style-name="P32">for (int i = 0; i &lt; 101; i += 2)</text:p>
            <text:p text:style-name="P32">{</text:p>
            <text:p text:style-name="P32"><text:s text:c="4"/>std::cout &lt;&lt; i &lt;&lt; std::endl;</text:p>
            <text:p text:style-name="P32">}</text:p>
          </table:table-cell>
        </table:table-row>
      </table:table>
      <text:p text:style-name="P8"/>
      <text:p text:style-name="P8">There's a general principle (or good practice) that you should <text:span text:style-name="T17">avoid having too many exit points out of a loop</text:span>. Too many exit points make the code difficult to trace.</text:p>
      <text:p text:style-name="P8"/>
      <text:p text:style-name="P8"/>
      <text:p text:style-name="P15"><draw:g text:anchor-type="paragraph" draw:z-index="26" draw:name="Shape27" draw:style-name="gr6"><draw:rect draw:style-name="gr7" draw:text-style-name="P51" svg:width="2.8079in" svg:height="1.4642in" svg:x="0.3827in" svg:y="0in"><text:p/></draw:rect><draw:frame draw:style-name="gr8" draw:text-style-name="P53" svg:width="0.9067in" svg:height="0.2559in" svg:x="1.1016in" svg:y="0.6091in"><draw:text-box><text:p text:style-name="P52"><text:span text:style-name="T65">break;</text:span></text:p></draw:text-box></draw:frame><draw:line draw:style-name="gr9" draw:text-style-name="P54" svg:x1="0in" svg:y1="0.2516in" svg:x2="0.3874in" svg:y2="0.2417in"><text:p/></draw:line><draw:line draw:style-name="gr10" draw:text-style-name="P54" svg:x1="3.1902in" svg:y1="1.3362in" svg:x2="3.5768in" svg:y2="1.3461in"><text:p/></draw:line><draw:polyline draw:style-name="gr11" draw:text-style-name="P54" svg:width="0.8634in" svg:height="0.5594in" draw:transform="skewX (0.0829031394697307) rotate (-0.376991118430776) translate (2.56319444444137in 0.635416666672447in)" svg:viewBox="0 0 2194 1422" draw:points="0,268 686,0 1348,1422 2194,1074"><text:p/></draw:polyline><draw:rect draw:style-name="gr12" draw:text-style-name="P51" svg:width="1.8539in" svg:height="0.9768in" svg:x="0.8555in" svg:y="0.2445in"><text:p/></draw:rect><draw:frame draw:style-name="gr13" draw:text-style-name="P55" svg:width="3.1732in" svg:height="0.2571in" svg:x="3.6972in" svg:y="0.061in"><draw:text-box><text:p text:style-name="P52"><text:span text:style-name="T66">body of the looping structure</text:span></text:p></draw:text-box></draw:frame><draw:line draw:style-name="gr14" draw:text-style-name="P54" svg:x1="3.6378in" svg:y1="0.1882in" svg:x2="2.6953in" svg:y2="0.3291in"><text:p/></draw:line><draw:rect draw:style-name="gr15" draw:text-style-name="P51" svg:width="1.6606in" svg:height="0.2012in" svg:x="0.978in" svg:y="0.6299in"><text:p/></draw:rect></draw:g></text:p>
      <text:p text:style-name="P15"/>
      <text:p text:style-name="P15"/>
      <text:p text:style-name="P15"/>
      <text:p text:style-name="P15"/>
      <text:p text:style-name="P15"/>
      <text:p text:style-name="P8"><text:soft-page-break/>It's very important to note that the execution of break only exits the current for-loop. Make sure you trace and run try this:</text:p>
      <table:table table:name="Table72" table:style-name="Table72">
        <table:table-column table:style-name="Table72.A"/>
        <table:table-row table:style-name="TableLine2156119279808">
          <table:table-cell table:style-name="Table72.A1" office:value-type="string">
            <text:p text:style-name="P32">for (int i = 0; i &lt; 5; i++)</text:p>
            <text:p text:style-name="P32">{</text:p>
            <text:p text:style-name="P32"><text:s text:c="4"/>std::cout &lt;&lt; "A: " &lt;&lt; i &lt;&lt; std::endl;</text:p>
            <text:p text:style-name="P32"><text:s text:c="4"/>for (int j = 0; j &lt; 5; j++)</text:p>
            <text:p text:style-name="P32"><text:s text:c="4"/>{</text:p>
            <text:p text:style-name="P32"><text:s text:c="8"/>std::cout &lt;&lt; "B: " &lt;&lt; j &lt;&lt; std::endl;</text:p>
            <text:p text:style-name="P32"><text:s text:c="8"/>if (j == 1) break;</text:p>
            <text:p text:style-name="P32"><text:s text:c="8"/>std::cout &lt;&lt; "C: " &lt;&lt; j &lt;&lt; std::endl;<text:line-break/> <text:s text:c="3"/>}</text:p>
            <text:p text:style-name="P32"><text:s text:c="4"/>std::cout &lt;&lt; "D: " &lt;&lt; i &lt;&lt; std::endl;<text:line-break/>}</text:p>
          </table:table-cell>
        </table:table-row>
      </table:table>
      <text:p text:style-name="P8"/>
      <text:p text:style-name="P24"><text:span text:style-name="T62">c</text:span>ontinue</text:p>
      <text:p text:style-name="P8"/>
      <text:p text:style-name="P8">Another way to control the flow of execution in a <text:span text:style-name="T43">for</text:span>-loop is by using the <text:span text:style-name="T9">continue</text:span> statement. Try this and tell me what it does:</text:p>
      <table:table table:name="Table32" table:style-name="Table32">
        <table:table-column table:style-name="Table32.A"/>
        <table:table-row table:style-name="TableLine2156119280080">
          <table:table-cell table:style-name="Table32.A1" office:value-type="string">
            <text:p text:style-name="P32">for (int i = 0; i &lt; 101; i += 2)</text:p>
            <text:p text:style-name="P32">{</text:p>
            <text:p text:style-name="P32"><text:s text:c="4"/>std::cout &lt;&lt; "top of loop" &lt;&lt; std::endl;</text:p>
            <text:p text:style-name="P32"><text:s text:c="4"/>std::cout &lt;&lt; i &lt;&lt; std::endl;</text:p>
            <text:p text:style-name="P32"><text:s text:c="4"/>if (i &gt; 10) continue;</text:p>
            <text:p text:style-name="P32"><text:s text:c="4"/>std::cout &lt;&lt; "bottom of loop" &lt;&lt; std::endl;</text:p>
            <text:p text:style-name="P32">}</text:p>
          </table:table-cell>
        </table:table-row>
      </table:table>
      <text:p text:style-name="P8"/>
      <text:p text:style-name="P8">A picture tells a thousand words:</text:p>
      <text:p text:style-name="P8"/>
      <text:p text:style-name="P8"><draw:g text:anchor-type="paragraph" draw:z-index="27" draw:name="Shape28" draw:style-name="gr1"><draw:frame draw:name="Shape1" draw:style-name="gr2" draw:text-style-name="P47" svg:width="2.9689in" svg:height="1.3295in" svg:x="0.6602in" svg:y="0.002in"><draw:text-box><text:p><text:span text:style-name="T64">for ( <text:s text:c="3"/>; <text:s text:c="3"/>; <text:s text:c="3"/>)</text:span></text:p><text:p><text:span text:style-name="T64"/></text:p><text:p><text:span text:style-name="T64"><text:s text:c="8"/></text:span><text:span text:style-name="T64">continue;</text:span></text:p></draw:text-box></draw:frame><draw:custom-shape draw:name="Shape2" draw:style-name="gr3" draw:text-style-name="P48" svg:width="1.3752in" svg:height="0.2713in" svg:x="1.7957in" svg:y="0.6374in"><text:p/><draw:enhanced-geometry svg:viewBox="0 0 21600 21600" draw:type="rectangle" draw:enhanced-path="M 0 0 L 21600 0 21600 21600 0 21600 0 0 Z N"/></draw:custom-shape><draw:custom-shape draw:name="Shape3" draw:style-name="gr4" draw:text-style-name="P49" svg:width="2.3232in" svg:height="0.698in" svg:x="1.0559in" svg:y="0.4917in"><text:p/><draw:enhanced-geometry svg:viewBox="0 0 21600 21600" draw:type="rectangle" draw:enhanced-path="M 0 0 L 21600 0 21600 21600 0 21600 0 0 Z N"/></draw:custom-shape><draw:polyline draw:name="Shape4" draw:style-name="gr5" draw:text-style-name="P50" svg:width="0.6831in" svg:height="0.5484in" draw:transform="rotate (1.50970980297509) translate (3.00603906566286in 0.767297191856091in)" svg:viewBox="0 0 1736 1394" draw:points="0,234 97,1394 1736,1320 1656,0 1101,34"><text:p/></draw:polyline></draw:g></text:p>
      <text:p text:style-name="P8"/>
      <text:p text:style-name="P8"/>
      <text:p text:style-name="P8"/>
      <text:p text:style-name="P8"/>
      <text:p text:style-name="P8"/>
      <text:p text:style-name="P8"/>
      <text:p text:style-name="P8"/>
      <text:p text:style-name="P8"/>
      <text:p text:style-name="P8"/>
      <text:p text:style-name="P8"/>
      <text:p text:style-name="P8"><text:span text:style-name="T22">Exercise.</text:span> Write a program that prompts the user for <text:span text:style-name="T9">start</text:span>, <text:span text:style-name="T9">end</text:span>, and <text:span text:style-name="T9">skip</text:span> (altogether there are three integers) and prints the sum of all integers from start to end except for <text:span text:style-name="T9">skip</text:span>. Here's the skeleton</text:p>
      <table:table table:name="Table44" table:style-name="Table44">
        <table:table-column table:style-name="Table44.A"/>
        <table:table-row table:style-name="TableLine2156119313536">
          <table:table-cell table:style-name="Table44.A1" office:value-type="string">
            <text:p text:style-name="P32">int start = 0, skip = 0, end = 0;</text:p>
            <text:p text:style-name="P32">std::cin &gt;&gt; start &gt;&gt; end &gt;&gt; skip;</text:p>
            <text:p text:style-name="P32"/>
            <text:p text:style-name="P32">int sum = 0;</text:p>
            <text:p text:style-name="P32">for ( <text:s text:c="9"/>; <text:s text:c="11"/>; <text:s text:c="10"/>)</text:p>
            <text:p text:style-name="P32">{</text:p>
            <text:p text:style-name="P32"><text:s text:c="4"/>if ( <text:s text:c="15"/>) <text:s text:c="13"/>;</text:p>
            <text:p text:style-name="P32"><text:s text:c="4"/>sum += <text:s text:c="12"/>;</text:p>
            <text:p text:style-name="P32">}</text:p>
            <text:p text:style-name="P32"/>
            <text:p text:style-name="P32">std::cout &lt;&lt; sum &lt;&lt; std::endl; </text:p>
          </table:table-cell>
        </table:table-row>
      </table:table>
      <text:p text:style-name="P8">For instance, <text:span text:style-name="T55">i</text:span>f <text:span text:style-name="T9">start</text:span> is -5, <text:span text:style-name="T9">end</text:span> is 10, and <text:span text:style-name="T9">skip</text:span> is 7, then your program should compute the sum of integers from -5 to 10 (inclusive) except for 7.</text:p>
      <text:p text:style-name="P22">Divisors and <text:span text:style-name="T62">p</text:span>rimes</text:p>
      <text:p text:style-name="P15"/>
      <text:p text:style-name="P8">Quick review of divisors and primes (See previous notes on integers for more information.)</text:p>
      <text:p text:style-name="P8"/>
      <text:p text:style-name="P8">Let n be a positive integer at least <text:span text:style-name="T60">1 </text:span>and let d be a positive integer greater than 0. We say that d <text:span text:style-name="T17">divides</text:span> n or that d is a <text:span text:style-name="T17">divisor</text:span> of n if you can find an integer x such that dx = n. (Yes, we've seen this before, in earlier notes and also in the prerequisite math courses.) You already know that the statement</text:p>
      <text:p text:style-name="P8"/>
      <text:p text:style-name="P8"><text:tab/>“d divides n” </text:p>
      <text:p text:style-name="P8"/>
      <text:p text:style-name="P8">in C++ is</text:p>
      <text:p text:style-name="P8"/>
      <text:p text:style-name="P8"><text:tab/><text:span text:style-name="T9">n % d == 0</text:span></text:p>
      <text:p text:style-name="P8"/>
      <text:p text:style-name="P8">Of course for d to be a divisor of n, d must be at most n. </text:p>
      <text:p text:style-name="P8"/>
      <text:p text:style-name="P8"/>
      <text:p text:style-name="P38"><text:span text:style-name="T22">Exercise.</text:span> Write a program that prompts the user for n and prints all the (positive) divisors of a given positive integer n. For instance, if the user entered 10 for n, the program should print</text:p>
      <table:table table:name="Table50" table:style-name="Table50">
        <table:table-column table:style-name="Table50.A"/>
        <table:table-row table:style-name="TableLine2156119314624">
          <table:table-cell table:style-name="Table50.A1" office:value-type="string">
            <text:p text:style-name="P32">1</text:p>
            <text:p text:style-name="P32">2</text:p>
            <text:p text:style-name="P32">5</text:p>
            <text:p text:style-name="P32">10</text:p>
          </table:table-cell>
        </table:table-row>
      </table:table>
      <text:p text:style-name="P38">If the user entered 11, the program should print</text:p>
      <table:table table:name="Table59" table:style-name="Table59">
        <table:table-column table:style-name="Table59.A"/>
        <table:table-row table:style-name="TableLine2156119307552">
          <table:table-cell table:style-name="Table59.A1" office:value-type="string">
            <text:p text:style-name="P32">1</text:p>
            <text:p text:style-name="P32">11</text:p>
          </table:table-cell>
        </table:table-row>
      </table:table>
      <text:p text:style-name="P38">Don't forget that when the user entered 1 for n, your program should print only one 1:</text:p>
      <table:table table:name="Table68" table:style-name="Table68">
        <table:table-column table:style-name="Table68.A"/>
        <table:table-row table:style-name="TableLine2156119306464">
          <table:table-cell table:style-name="Table68.A1" office:value-type="float" office:value="1">
            <text:p text:style-name="P32">1</text:p>
          </table:table-cell>
        </table:table-row>
      </table:table>
      <text:p text:style-name="P38">Once you're done with your program, modify it so that if the user entered an integer less than or equal to 0, it prints</text:p>
      <table:table table:name="Table76" table:style-name="Table76">
        <table:table-column table:style-name="Table76.A"/>
        <table:table-row table:style-name="TableLine2156119317888">
          <table:table-cell table:style-name="Table76.A1" office:value-type="string">
            <text:p text:style-name="P32">Wrong input. Run again and enter a positive int.</text:p>
          </table:table-cell>
        </table:table-row>
      </table:table>
      <text:p text:style-name="P38"/>
      <text:p text:style-name="P38"/>
      <text:p text:style-name="P8">A <text:span text:style-name="T17">prime</text:span> is a positive integer which is greater than 1 and is divisible by only 1 and itself.</text:p>
      <text:p text:style-name="P8"/>
      <text:p text:style-name="P8">Let's try to get C++ to list primes.</text:p>
      <text:p text:style-name="P8"/>
      <text:p text:style-name="P8">Look at the statement: “A prime is a positive integer which is greater than 1 and is divisible by only 1 and itself.”</text:p>
      <text:p text:style-name="P8"/>
      <text:p text:style-name="P8">Let's say the value of the integer is in variable n. There are two conditions to check on n</text:p>
      <text:list xml:id="list68223694" text:style-name="L1">
        <text:list-item>
          <text:p text:style-name="P46">n greater than 1</text:p>
        </text:list-item>
        <text:list-item>
          <text:p text:style-name="P46">n is divisible by only 1 and itself</text:p>
        </text:list-item>
      </text:list>
      <text:p text:style-name="P38"><text:soft-page-break/>The first condition is easy. The second one is tricky. But its not too bad.</text:p>
      <text:p text:style-name="P38"/>
      <text:p text:style-name="P38">Suppose n has value 7. We just need to check <text:span text:style-name="T55">that </text:span>2, 3, 4, 5, and 6 cannot divide 7 to conclude that 7 is a prime. </text:p>
      <text:p text:style-name="P38"/>
      <text:p text:style-name="P38">Hmmm .... “2, 3, 4, 5, and 6” ... sure sounds like a <text:span text:style-name="T43">for</text:span>-loop.</text:p>
      <text:p text:style-name="P38"/>
      <text:p text:style-name="P38">What about “cannot divide”??? Well “i divides n” is the same as saying n % i is zero. So for “i does not divide n”, the remainder when you divide n by i must be nonzero, i.e. n % i is not zero. (Duh.)</text:p>
      <text:p text:style-name="P38"/>
      <text:p text:style-name="P38">Try this:</text:p>
      <table:table table:name="Table46" table:style-name="Table46">
        <table:table-column table:style-name="Table46.A"/>
        <table:table-row table:style-name="TableLine2156119305104">
          <table:table-cell table:style-name="Table46.A1" office:value-type="string">
            <text:p text:style-name="P32">int n = 7;</text:p>
            <text:p text:style-name="P32">for (int i = 2; i &lt; n; ++i)</text:p>
            <text:p text:style-name="P32">{</text:p>
            <text:p text:style-name="P32"><text:s text:c="4"/>std::cout &lt;&lt; i &lt;&lt; ' ' &lt;&lt; n % i &lt;&lt; std::endl;</text:p>
            <text:p text:style-name="P32">}</text:p>
          </table:table-cell>
        </table:table-row>
      </table:table>
      <text:p text:style-name="P38"/>
      <text:p text:style-name="P38">Now try this:</text:p>
      <table:table table:name="Table47" table:style-name="Table47">
        <table:table-column table:style-name="Table47.A"/>
        <table:table-row table:style-name="TableLine2156119318432">
          <table:table-cell table:style-name="Table47.A1" office:value-type="string">
            <text:p text:style-name="P32">int n = 25;</text:p>
            <text:p text:style-name="P32">for (int i = 2; i &lt; n; i++)</text:p>
            <text:p text:style-name="P32">{</text:p>
            <text:p text:style-name="P32"><text:s text:c="4"/>std::cout &lt;&lt; i &lt;&lt; ' ' &lt;&lt; n % i &lt;&lt; std::endl;</text:p>
            <text:p text:style-name="P32">}</text:p>
          </table:table-cell>
        </table:table-row>
      </table:table>
      <text:p text:style-name="P38"/>
      <text:p text:style-name="P38">AHA! If you do get a nonzero value, it's not a prime and you can stop the check right?</text:p>
      <text:p text:style-name="P38"/>
      <table:table table:name="Table48" table:style-name="Table48">
        <table:table-column table:style-name="Table48.A"/>
        <table:table-row table:style-name="TableLine2156119332032">
          <table:table-cell table:style-name="Table48.A1" office:value-type="string">
            <text:p text:style-name="P32">int n = 25;</text:p>
            <text:p text:style-name="P32">for (int i = 2; i &lt; n; ++i)</text:p>
            <text:p text:style-name="P32">{</text:p>
            <text:p text:style-name="P32"><text:s text:c="4"/>std::cout &lt;&lt; n % i &lt;&lt; std::endl;</text:p>
            <text:p text:style-name="P32"><text:s text:c="4"/>if (n % i == 0) break;</text:p>
            <text:p text:style-name="P32">}</text:p>
          </table:table-cell>
        </table:table-row>
      </table:table>
      <text:p text:style-name="P38"/>
      <text:p text:style-name="P38">But … of course you still need <text:span text:style-name="T55">to </text:span>know if your <text:span text:style-name="T9">n</text:span> is a prime!!! You can't tell from the above code. Why? Because it's possible to get out of the loop in <text:span text:style-name="T17">two</text:span> different ways:</text:p>
      <text:list xml:id="list913046706" text:style-name="L2">
        <text:list-item>
          <text:p text:style-name="P44"><text:span text:style-name="T8">you could have gotten out of the loop because </text:span><text:span text:style-name="T14">i</text:span><text:span text:style-name="T8"> reached </text:span><text:span text:style-name="T14">n</text:span><text:span text:style-name="T8"> (therefore </text:span><text:span text:style-name="T14">n</text:span><text:span text:style-name="T8"> is a prime); or </text:span></text:p>
        </text:list-item>
        <text:list-item>
          <text:p text:style-name="P44"><text:span text:style-name="T14">break</text:span><text:span text:style-name="T8"> was executed (therefore </text:span><text:span text:style-name="T14">n</text:span><text:span text:style-name="T8"> is not a prime)</text:span></text:p>
        </text:list-item>
      </text:list>
      <text:p text:style-name="P8"/>
      <text:p text:style-name="Standard"><text:span text:style-name="T8">We need to </text:span><text:span text:style-name="T7">disambiguate</text:span><text:span text:style-name="T8"> the exit condition of the for-loop!!!</text:span></text:p>
      <text:p text:style-name="P8"/>
      <text:p text:style-name="Standard"><text:span text:style-name="T8">To do that, we create a variable that tells us why we are out of the </text:span><text:span text:style-name="T49">for</text:span><text:span text:style-name="T8">-loop. Let's call it </text:span><text:span text:style-name="T14">flag</text:span><text:span text:style-name="T8">. I'll let our program get the value of </text:span><text:span text:style-name="T14">n</text:span><text:span text:style-name="T8"> from us so that it's easier to test the program:</text:span></text:p>
      <text:p text:style-name="P38"/>
      <table:table table:name="Table49" table:style-name="Table49">
        <table:table-column table:style-name="Table49.A"/>
        <table:table-row table:style-name="TableLine2156119331760">
          <table:table-cell table:style-name="Table49.A1" office:value-type="string">
            <text:p text:style-name="P32">int n;</text:p>
            <text:p text:style-name="P32">std::cin &gt;&gt; n;</text:p>
            <text:p text:style-name="P32"/>
            <text:p text:style-name="P32"><text:soft-page-break/>int flag;</text:p>
            <text:p text:style-name="P32">for (int i = 2; i &lt; n; ++i)</text:p>
            <text:p text:style-name="P32">{</text:p>
            <text:p text:style-name="P32"><text:s text:c="4"/>std::cout &lt;&lt; n % i &lt;&lt; std::endl;</text:p>
            <text:p text:style-name="P32"><text:s text:c="4"/>if (n % i == 0) </text:p>
            <text:p text:style-name="P32"><text:s text:c="4"/>{</text:p>
            <text:p text:style-name="P32"><text:s text:c="8"/>flag = 1; // flag equals 1 means n not prime</text:p>
            <text:p text:style-name="P32"><text:s text:c="8"/>break;</text:p>
            <text:p text:style-name="P32"><text:s text:c="4"/>}</text:p>
            <text:p text:style-name="P32">}</text:p>
          </table:table-cell>
        </table:table-row>
      </table:table>
      <text:p text:style-name="P38"/>
      <text:p text:style-name="P38">But what if <text:span text:style-name="T9">n</text:span> is indeed a prime? It would pass all the tests (i.e.the body of the <text:span text:style-name="T43">if</text:span> statement will not execute). In that case <text:span text:style-name="T9">flag</text:span> will not be assigned a value!!! We had better give <text:span text:style-name="T9">flag</text:span> an initial value:</text:p>
      <table:table table:name="Table66" table:style-name="Table66">
        <table:table-column table:style-name="Table66.A"/>
        <table:table-row table:style-name="TableLine2156119335296">
          <table:table-cell table:style-name="Table66.A1" office:value-type="string">
            <text:p text:style-name="P32">int n = 25;</text:p>
            <text:p text:style-name="P32">int flag = 0; // flag equals 0 means n is prime </text:p>
            <text:p text:style-name="P32">for (int i = 2; i &lt; n; ++i)</text:p>
            <text:p text:style-name="P32">{</text:p>
            <text:p text:style-name="P32"><text:s text:c="4"/>std::cout &lt;&lt; n % i &lt;&lt; std::endl;</text:p>
            <text:p text:style-name="P32"><text:s text:c="4"/>if (n % i == 0) </text:p>
            <text:p text:style-name="P32"><text:s text:c="4"/>{</text:p>
            <text:p text:style-name="P32"><text:s text:c="8"/>flag = 1; // flag equals 1 means n not prime</text:p>
            <text:p text:style-name="P32"><text:s text:c="8"/>break;</text:p>
            <text:p text:style-name="P32"><text:s text:c="4"/>}</text:p>
            <text:p text:style-name="P32">}</text:p>
            <text:p text:style-name="P32"/>
            <text:p text:style-name="P32">// At this point ...</text:p>
            <text:p text:style-name="P32">// if flag is 0, then n is prime</text:p>
            <text:p text:style-name="P32">// if flag is 1, then n is not prime</text:p>
          </table:table-cell>
        </table:table-row>
      </table:table>
      <text:p text:style-name="P38"/>
      <text:p text:style-name="P38">Let's insert a print statement after the loop:</text:p>
      <table:table table:name="Table67" table:style-name="Table67">
        <table:table-column table:style-name="Table67.A"/>
        <table:table-row table:style-name="TableLine2156119336928">
          <table:table-cell table:style-name="Table67.A1" office:value-type="string">
            <text:p text:style-name="P32">int n = 25;</text:p>
            <text:p text:style-name="P32">int flag = 0; // flag equals 0 means n is prime </text:p>
            <text:p text:style-name="P32">for (int i = 2; i &lt; n; ++i)</text:p>
            <text:p text:style-name="P32">{</text:p>
            <text:p text:style-name="P32"><text:s text:c="4"/>std::cout &lt;&lt; n % i &lt;&lt; std::endl;</text:p>
            <text:p text:style-name="P32"><text:s text:c="4"/>if (n % i == 0) </text:p>
            <text:p text:style-name="P32"><text:s text:c="4"/>{</text:p>
            <text:p text:style-name="P32"><text:s text:c="8"/>flag = 1; // flag equals 1 means n not prime</text:p>
            <text:p text:style-name="P32"><text:s text:c="8"/>break;</text:p>
            <text:p text:style-name="P32"><text:s text:c="4"/>}</text:p>
            <text:p text:style-name="P32">}</text:p>
            <text:p text:style-name="P32"/>
            <text:p text:style-name="P32">std::cout &lt;&lt; (flag == 0 ? "prime" : "not prime")</text:p>
            <text:p text:style-name="P32"><text:s text:c="10"/>&lt;&lt; std::endl;</text:p>
          </table:table-cell>
        </table:table-row>
      </table:table>
      <text:p text:style-name="P38">(Review the ternary operator if you have forgotten about it.)</text:p>
      <text:p text:style-name="P38"/>
      <text:p text:style-name="P38">Go ahead and test your program with a couple of values for n.</text:p>
      <text:p text:style-name="P38"/>
      <text:p text:style-name="P38">Note that <text:span text:style-name="T9">flag</text:span> only need<text:span text:style-name="T56">s</text:span> to have two possible values because the only purpose of <text:span text:style-name="T9">flag</text:span> is to tell us why we exit the loop and there are only two reasons for exiting the for-loop. Although the program works, the variable <text:soft-page-break/><text:span text:style-name="T17">name</text:span> <text:span text:style-name="T9">flag</text:span> can be better. The <text:span text:style-name="T17">purpose</text:span> of <text:span text:style-name="T9">flag</text:span> is to tell if <text:span text:style-name="T9">n</text:span> is a <text:span text:style-name="T9">prime</text:span>. So ...</text:p>
      <text:p text:style-name="P38"/>
      <text:p text:style-name="P38">I will use a <text:span text:style-name="T12">bool</text:span> variable <text:span text:style-name="T12">isprime</text:span> instead. Why boolean? Because this variable only need<text:span text:style-name="T56">s</text:span> to take on <text:span text:style-name="T17">two possible values</text:span>. Of course if there are three exit points in the <text:span text:style-name="T43">for</text:span>-loop, then you should not use a boolean variable.</text:p>
      <text:p text:style-name="P38"/>
      <table:table table:name="Table65" table:style-name="Table65">
        <table:table-column table:style-name="Table65.A"/>
        <table:table-row table:style-name="TableLine2156119331216">
          <table:table-cell table:style-name="Table65.A1" office:value-type="string">
            <text:p text:style-name="P32">int n = 25;</text:p>
            <text:p text:style-name="P32">bool isprime = true;</text:p>
            <text:p text:style-name="P32">for (int i = 2; i &lt; n; ++i)</text:p>
            <text:p text:style-name="P32">{</text:p>
            <text:p text:style-name="P32"><text:s text:c="4"/>std::cout &lt;&lt; n % i &lt;&lt; std::endl;</text:p>
            <text:p text:style-name="P32"><text:s text:c="4"/>if (n % i == 0) </text:p>
            <text:p text:style-name="P32"><text:s text:c="4"/>{</text:p>
            <text:p text:style-name="P32"><text:s text:c="8"/>isprime = false;</text:p>
            <text:p text:style-name="P32"><text:s text:c="8"/>break;</text:p>
            <text:p text:style-name="P32"><text:s text:c="4"/>}</text:p>
            <text:p text:style-name="P32">}</text:p>
            <text:p text:style-name="P32"/>
            <text:p text:style-name="P32">std::cout &lt;&lt; (isprime ? "prime" : "not prime")</text:p>
            <text:p text:style-name="P32"><text:s text:c="10"/>&lt;&lt; std::endl;</text:p>
          </table:table-cell>
        </table:table-row>
      </table:table>
      <text:p text:style-name="P38"/>
      <text:p text:style-name="P38">Let us now remove the print statement in the for-loop:</text:p>
      <table:table table:name="Table89" table:style-name="Table89">
        <table:table-column table:style-name="Table89.A"/>
        <table:table-row table:style-name="TableLine2156119337744">
          <table:table-cell table:style-name="Table89.A1" office:value-type="string">
            <text:p text:style-name="P32">int n = 25;</text:p>
            <text:p text:style-name="P32">bool isprime = true;</text:p>
            <text:p text:style-name="P32">for (int i = 2; i &lt; n; ++i)</text:p>
            <text:p text:style-name="P32">{</text:p>
            <text:p text:style-name="P32"><text:s text:c="4"/>if (n % i == 0) </text:p>
            <text:p text:style-name="P32"><text:s text:c="4"/>{</text:p>
            <text:p text:style-name="P32"><text:s text:c="8"/>isprime = false;</text:p>
            <text:p text:style-name="P32"><text:s text:c="8"/>break;</text:p>
            <text:p text:style-name="P32"><text:s text:c="4"/>}</text:p>
            <text:p text:style-name="P32">}</text:p>
            <text:p text:style-name="P32"/>
            <text:p text:style-name="P32">std::cout &lt;&lt; (isprime ? "prime" : "not prime")</text:p>
            <text:p text:style-name="P32"><text:s text:c="10"/>&lt;&lt; std::endl;</text:p>
          </table:table-cell>
        </table:table-row>
      </table:table>
      <text:p text:style-name="P38"/>
      <text:p text:style-name="P38">Study the above program very carefully. Make sure you see that the choice of the name of the variable <text:span text:style-name="T9">isprime</text:span> makes the program easier to understand.</text:p>
      <text:p text:style-name="P38"/>
      <text:p text:style-name="P38">Note that it's possible to remove the <text:span text:style-name="T9">break</text:span> statement; study this program very carefully:</text:p>
      <table:table table:name="Table60" table:style-name="Table60">
        <table:table-column table:style-name="Table60.A"/>
        <table:table-row table:style-name="TableLine2156119338560">
          <table:table-cell table:style-name="Table60.A1" office:value-type="string">
            <text:p text:style-name="P32">bool isprime = true;</text:p>
            <text:p text:style-name="P32">for (int i = 2; i &lt; n &amp;&amp; isprime; i++)</text:p>
            <text:p text:style-name="P32">{</text:p>
            <text:p text:style-name="P32"><text:s text:c="4"/>if (n % i == 0) </text:p>
            <text:p text:style-name="P32"><text:s text:c="4"/>{</text:p>
            <text:p text:style-name="P32"><text:s text:c="8"/>isprime = false;</text:p>
            <text:p text:style-name="P32"><text:soft-page-break/><text:s text:c="4"/>}</text:p>
            <text:p text:style-name="P32">}</text:p>
            <text:p text:style-name="P32"/>
            <text:p text:style-name="P32">std::cout &lt;&lt; (isprime ? "prime" : "not prime")</text:p>
            <text:p text:style-name="P32"><text:s text:c="10"/>&lt;&lt; std::endl;</text:p>
          </table:table-cell>
        </table:table-row>
      </table:table>
      <text:p text:style-name="P38"/>
      <text:p text:style-name="P38">Note that the loop keep<text:span text:style-name="T56">s</text:span> running as long as</text:p>
      <text:p text:style-name="P38"/>
      <text:p text:style-name="P40"><text:tab/>i &lt; n &amp;&amp; isprime</text:p>
      <text:p text:style-name="P38"/>
      <text:p text:style-name="P38">is <text:span text:style-name="T9">true</text:span>. The only way to get out of the <text:span text:style-name="T43">for</text:span>-loop is when the boolean expression </text:p>
      <text:p text:style-name="P38"/>
      <text:p text:style-name="P40"><text:tab/>i &lt; n &amp;&amp; isprime</text:p>
      <text:p text:style-name="P38"/>
      <text:p text:style-name="P38">evaluates to false which is when <text:span text:style-name="T9">i</text:span> reaches <text:span text:style-name="T9">n</text:span> or when <text:span text:style-name="T9">isprime</text:span> is <text:span text:style-name="T9">false</text:span>.</text:p>
      <text:p text:style-name="P38"/>
      <text:p text:style-name="P38"/>
      <text:p text:style-name="P38"><text:span text:style-name="T22">Exercise.</text:span> Print all the primes from 2 to 100. (Recall that 1 is not a prime.) The pseudocode is</text:p>
      <table:table table:name="Table71" table:style-name="Table71">
        <table:table-column table:style-name="Table71.A"/>
        <table:table-row table:style-name="TableLine2156119339104">
          <table:table-cell table:style-name="Table71.A1" office:value-type="string">
            <text:p text:style-name="P28">for n running from 2 to 100:</text:p>
            <text:p text:style-name="P28"><text:s text:c="4"/>if n is prime, print n <text:s text:c="5"/></text:p>
          </table:table-cell>
        </table:table-row>
      </table:table>
      <text:p text:style-name="P38">(Don't forget that a C++ int variable can take values up to about 2 billion.) And of course you know how to check “n is prime” using the code I've shown you above. Rework your program so that it prompts the users for <text:span text:style-name="T43">int</text:span> values for <text:span text:style-name="T43">int</text:span> variables <text:span text:style-name="T43">a</text:span> and <text:span text:style-name="T43">b</text:span> and prints the primes from <text:span text:style-name="T43">a</text:span> to <text:span text:style-name="T43">b</text:span>. Run your program, listing the primes in the range from 1,000,000,000 to 2,000,000,000. Observe the speed/performance of your program.</text:p>
      <text:p text:style-name="P38"/>
      <text:p text:style-name="P38"/>
      <text:p text:style-name="P38">Note that it's obvious that, for instance when you're testing if n = 87 is a pri<text:span text:style-name="T56">me</text:span>, you need <text:span text:style-name="T17">not</text:span> test if 86 is a divisor of n = 87. 86 is obviously too big to divide 87!!! </text:p>
      <text:p text:style-name="P38"/>
      <text:p text:style-name="P38">It can be proven that instead of testing i from 2 to n – 1, you really only <text:span text:style-name="T56">need to </text:span>test up to the <text:span text:style-name="T36">square root of n</text:span>. (I won't prove this. You can take, for instance, a class on cryptography to find out why.)</text:p>
      <table:table table:name="Table90" table:style-name="Table90">
        <table:table-column table:style-name="Table90.A"/>
        <table:table-row table:style-name="TableLine2156119333120">
          <table:table-cell table:style-name="Table90.A1" office:value-type="string">
            <text:p text:style-name="P32">bool isprime = true;</text:p>
            <text:p text:style-name="P32">for (int i = 2; i <text:span text:style-name="T22">&lt;= sqrt(n)</text:span> &amp;&amp; isprime; ++i)</text:p>
            <text:p text:style-name="P32">{</text:p>
            <text:p text:style-name="P32"><text:s text:c="4"/>if (n % i == 0) </text:p>
            <text:p text:style-name="P32"><text:s text:c="4"/>{</text:p>
            <text:p text:style-name="P32"><text:s text:c="8"/>isprime = false;</text:p>
            <text:p text:style-name="P32"><text:s text:c="4"/>}</text:p>
            <text:p text:style-name="P32">}</text:p>
            <text:p text:style-name="P32"/>
            <text:p text:style-name="P32">std::cout &lt;&lt; (isprime ? "prime" : "not prime")</text:p>
            <text:p text:style-name="P32"><text:s text:c="10"/>&lt;&lt; std::endl;</text:p>
          </table:table-cell>
        </table:table-row>
      </table:table>
      <text:p text:style-name="P38"/>
      <text:p text:style-name="P38">(Don't forget: if you want to use the <text:span text:style-name="T9">sqrt</text:span> function, you must add <text:span text:style-name="T9">#include &lt;cmath&gt;</text:span> at the top of your code. <text:span text:style-name="T40">Also don't forget that if </text:span><text:soft-page-break/><text:span text:style-name="T40">you're using MS VS, you might need to convert the value of </text:span><text:span text:style-name="T41">n</text:span><text:span text:style-name="T40"> to a </text:span><text:span text:style-name="T41">double</text:span><text:span text:style-name="T40">, i.e. you should use </text:span><text:span text:style-name="T41">sqrt(double(n))</text:span><text:span text:style-name="T40"> instead of </text:span><text:span text:style-name="T41">sqrt(n)</text:span><text:span text:style-name="T40">.)</text:span></text:p>
      <text:p text:style-name="P38"/>
      <text:p text:style-name="P38">Now, for instance when you test if 1023457 is prime, your program will run <text:span text:style-name="T9">i</text:span> from 2 to 1011 instead of from 2 to 1023456. That's quite a lot of CPU time <text:span text:style-name="T56">saved</text:span>!!! </text:p>
      <text:p text:style-name="P38"/>
      <text:p text:style-name="P38"/>
      <text:p text:style-name="P38"><text:span text:style-name="T22">Exercise.</text:span> Redo your earlier primes printing program using this improved algorithm. Run your program, listing the primes in the range from 1,000,000,000 to 2,000,000,000. Observe the improved speed/performance of your program.</text:p>
      <text:p text:style-name="P38"/>
      <text:p text:style-name="P38"/>
      <text:p text:style-name="P38">But there's still something else you can do. Note that <text:span text:style-name="T9">sqrt(n)</text:span> is computed many times, once every time the boolean expression in the <text:span text:style-name="T43">for</text:span>-loop is evaluated. We can compute and store the square root of n to avoid recomputation:</text:p>
      <table:table table:name="Table91" table:style-name="Table91">
        <table:table-column table:style-name="Table91.A"/>
        <table:table-row table:style-name="TableLine2156119329312">
          <table:table-cell table:style-name="Table91.A1" office:value-type="string">
            <text:p text:style-name="P32">bool isprime = true;</text:p>
            <text:p text:style-name="P35">int sqrtn = sqrt(n);</text:p>
            <text:p text:style-name="P32">for (int i = 2; i <text:span text:style-name="T22">&lt;= sqrtn</text:span> &amp;&amp; isprime; ++i)</text:p>
            <text:p text:style-name="P32">{</text:p>
            <text:p text:style-name="P32"><text:s text:c="4"/>if (n % i == 0) </text:p>
            <text:p text:style-name="P32"><text:s text:c="4"/>{</text:p>
            <text:p text:style-name="P32"><text:s text:c="8"/>isprime = false;</text:p>
            <text:p text:style-name="P32"><text:s text:c="4"/>}</text:p>
            <text:p text:style-name="P32">}</text:p>
            <text:p text:style-name="P32"/>
            <text:p text:style-name="P32">std::cout &lt;&lt; (isprime ? "prime" : "not prime")</text:p>
            <text:p text:style-name="P32"><text:s text:c="10"/>&lt;&lt; std::endl;</text:p>
          </table:table-cell>
        </table:table-row>
      </table:table>
      <text:p text:style-name="P38"/>
      <text:p text:style-name="P38"/>
      <text:p text:style-name="P38"><text:span text:style-name="T22">Exercise.</text:span> Redo your earlier primes printing program using this improved algorithm. Run your program, listing the primes in the range from 1,000,000,000 to 2,000,000,000. Observe the improved speed/performance of your program.</text:p>
      <text:p text:style-name="P38"/>
      <text:p text:style-name="P38"/>
      <text:p text:style-name="P38">There's yet another thing we can do. Note that <text:span text:style-name="T9">sqrtn</text:span> is used only in the <text:span text:style-name="T43">for</text:span>-loop. We can actually declare <text:span text:style-name="T9">sqrtn</text:span> at the initialization part of the <text:span text:style-name="T43">for</text:span>-loop so that the scope of <text:span text:style-name="T9">sqrtn</text:span> stays inside the loop:</text:p>
      <table:table table:name="Table92" table:style-name="Table92">
        <table:table-column table:style-name="Table92.A"/>
        <table:table-row table:style-name="TableLine2156119336112">
          <table:table-cell table:style-name="Table92.A1" office:value-type="string">
            <text:p text:style-name="P37">bool isprime = true;</text:p>
            <text:p text:style-name="P37">for (int i = 2<text:span text:style-name="T22">, sqrtn = sqrt(n)</text:span><text:span text:style-name="T19">; i &lt;= sqrtn &amp;</text:span>&amp; isprime; ++i)</text:p>
            <text:p text:style-name="P37">{</text:p>
            <text:p text:style-name="P37"><text:s text:c="4"/>if (n % i == 0) </text:p>
            <text:p text:style-name="P37"><text:s text:c="4"/>{</text:p>
            <text:p text:style-name="P37"><text:s text:c="8"/>isprime = false;</text:p>
            <text:p text:style-name="P37"><text:s text:c="4"/>}</text:p>
            <text:p text:style-name="P37">}</text:p>
            <text:p text:style-name="P37"/>
            <text:p text:style-name="P37">std::cout &lt;&lt; (isprime ? "prime" : "not prime")</text:p>
            <text:p text:style-name="P37"><text:s text:c="10"/>&lt;&lt; std::endl;</text:p>
          </table:table-cell>
        </table:table-row>
      </table:table>
      <text:p text:style-name="P38"/>
      <text:p text:style-name="P38">Note that this does not improve the speed of your program. It simply <text:soft-page-break/>shrinks the scope of variable <text:span text:style-name="T9">sqrtn</text:span>.</text:p>
      <text:p text:style-name="P38"/>
      <text:p text:style-name="P38"/>
      <text:p text:style-name="P38"><text:span text:style-name="T22">Exercise.</text:span> Write a program that prompts the user for n and prints p and p + 2 <text:span text:style-name="T57">where</text:span> p and p + 2 are both primes and at most n. For instance, if the user entered 20 your program should print</text:p>
      <table:table table:name="Table96" table:style-name="Table96">
        <table:table-column table:style-name="Table96.A"/>
        <table:table-row table:style-name="TableLine2156119328496">
          <table:table-cell table:style-name="Table96.A1" office:value-type="string">
            <text:p text:style-name="P32">1. 3 5</text:p>
            <text:p text:style-name="P32">2. 5 7</text:p>
            <text:p text:style-name="P32">3. 11 13</text:p>
            <text:p text:style-name="P32">4. 17 19</text:p>
          </table:table-cell>
        </table:table-row>
      </table:table>
      <text:p text:style-name="P38"/>
      <text:p text:style-name="P38">For instance, note that 5 and 7 are both primes and 7 is 5 + 2. Note however that 7 and 9 are not printed since 9 is not a prime. These pairs of primes are called “twin primes”. It has been conjectured for more than 150 years that there are infinitely many twin primes. This is one of the most famous open questions in Math. The largest known twin prime<text:span text:style-name="T57">s</text:span> (as of 2010) ha<text:span text:style-name="T57">ve</text:span> more than 100000 decimal digits. If you find something bigger than that let me know. Don't forget that with what you know now, you can't handle integers significantly larger than 2 billion, i.e. your int variables can't handle more than 10 digits!!!</text:p>
      <text:p text:style-name="P38"/>
      <text:p text:style-name="P38"/>
      <text:p text:style-name="P39"><text:span text:style-name="T22">Exercise.</text:span> Write a program that prompts the user for n and<text:span text:style-name="T61"> prints </text:span>the <text:span text:style-name="T61">longest chain of</text:span> consecutive composite integers at most n. A composite integer is an integer greater than 1 that is not a prime. For instance, if the user entered 10 for n, <text:span text:style-name="T61">then the following are the numbers from 2 to n with the composites underlined:</text:span></text:p>
      <text:p text:style-name="P39"/>
      <text:p text:style-name="P39"><text:tab/><text:span text:style-name="T61">2, 3, </text:span><text:span text:style-name="T37">4,</text:span><text:span text:style-name="T61"> 5, </text:span><text:span text:style-name="T37">6,</text:span><text:span text:style-name="T61"> 7, </text:span><text:span text:style-name="T37">8, 9, 10</text:span></text:p>
      <text:p text:style-name="P39"/>
      <text:p text:style-name="P39"><text:span text:style-name="T61">The longest chain of composites is 8, 9, 10. Therefore </text:span>your program should print</text:p>
      <table:table table:name="Table77" table:style-name="Table77">
        <table:table-column table:style-name="Table77.A"/>
        <table:table-row table:style-name="TableLine2156119324688">
          <table:table-cell table:style-name="Table77.A1" office:value-type="string">
            <text:p text:style-name="P32">8 9 10</text:p>
          </table:table-cell>
        </table:table-row>
      </table:table>
      <text:p text:style-name="P38"/>
      <text:p text:style-name="P22">Brute <text:span text:style-name="T62">f</text:span>orce <text:span text:style-name="T62">s</text:span>earch</text:p>
      <text:p text:style-name="P15"/>
      <text:p text:style-name="P8">Computer Science, like Mathematics, seeks to find solutions to problems. One way to look for solutions is through “brute-force” search. This means going over all possible candidates and see<text:span text:style-name="T57">ing</text:span> which one<text:span text:style-name="T57">s</text:span> <text:span text:style-name="T57">are</text:span> the right solution<text:span text:style-name="T57">s</text:span>. </text:p>
      <text:p text:style-name="P8"/>
      <text:p text:style-name="P8">Let's try one. Suppose you want to find <text:span text:style-name="T22">integer</text:span> solution(s) to this equation:</text:p>
      <text:p text:style-name="P8"/>
      <text:p text:style-name="P9">x<text:span text:style-name="T24">3</text:span> = 729</text:p>
      <text:p text:style-name="P9"/>
      <text:p text:style-name="P10">If x is a negative integer, x<text:span text:style-name="T24">3</text:span><text:span text:style-name="T26"> is negative. So we are definitely only interested in positive integers. Furthermore x must be less than 729 (well ... a lot less!). So we can try x = 0, 1, 2, ..., 729 and see which one satisfies the above equation.</text:span></text:p>
      <text:p text:style-name="P16"/>
      <text:p text:style-name="P16">WHOA!!!</text:p>
      <text:p text:style-name="P16"/>
      <text:p text:style-name="P16">That sure looks suspiciously like a for-loop to me ...</text:p>
      <text:p text:style-name="P16"/>
      <text:p text:style-name="P16"/>
      <text:p text:style-name="P16"><text:span text:style-name="T22">Exercise.</text:span> Write a for-loop with an index variable running from 0 to 729 to find (and print ... of course!) solution(s) to the equation</text:p>
      <text:p text:style-name="P16"><text:s/></text:p>
      <text:p text:style-name="P9">x<text:span text:style-name="T24">3</text:span> = 729</text:p>
      <text:p text:style-name="P17"/>
      <text:p text:style-name="P16"/>
      <text:p text:style-name="P16">Well … the above example is kind of silly since we could have computed the cube root of 729 and see if it's an integer value … but what if you have <text:span text:style-name="T16">two</text:span> variables in the equation? Suppose you want to solve for positive integers x and y satisfying</text:p>
      <text:p text:style-name="P16"/>
      <text:p text:style-name="P17">x<text:span text:style-name="T24">2</text:span> <text:s/>+ y<text:span text:style-name="T24">2 </text:span>= 13<text:span text:style-name="T24">2</text:span></text:p>
      <text:p text:style-name="P19"/>
      <text:p text:style-name="P16">Well first of all each x and y must be at most 13, right? So all you need to do is to check all possible 0, ..., 13 for x and 0, ..., 13 for y. In other words you need to check all the following cases: </text:p>
      <text:p text:style-name="P16"/>
      <text:p text:style-name="P16">x = 0, y = 0</text:p>
      <text:p text:style-name="P16">x = 0, y = 1</text:p>
      <text:p text:style-name="P16">x = 0, y = 2</text:p>
      <text:p text:style-name="P16">...</text:p>
      <text:p text:style-name="P16">x = 0, y = 13</text:p>
      <text:p text:style-name="P16">x = 1, y = 0</text:p>
      <text:p text:style-name="P16">x = 1, y = 1</text:p>
      <text:p text:style-name="P16">x = 1, y = 2</text:p>
      <text:p text:style-name="P16">...</text:p>
      <text:p text:style-name="P16">x = 1, y = 13</text:p>
      <text:p text:style-name="P16">x = 2, y = 0</text:p>
      <text:p text:style-name="P16">x = 2, y = 1</text:p>
      <text:p text:style-name="P16">x = 2, y = 2</text:p>
      <text:p text:style-name="P16">...</text:p>
      <text:p text:style-name="P16"><text:soft-page-break/>x = 2, y = 13</text:p>
      <text:p text:style-name="P16">...</text:p>
      <text:p text:style-name="P16">...</text:p>
      <text:p text:style-name="P16">...</text:p>
      <text:p text:style-name="P16">x = 13, y = 13</text:p>
      <text:p text:style-name="P16"/>
      <text:p text:style-name="P16">That sure looks like a double-nested for-loop to me! Here's the program:</text:p>
      <text:p text:style-name="P16"/>
      <table:table table:name="Table73" table:style-name="Table73">
        <table:table-column table:style-name="Table73.A"/>
        <table:table-row table:style-name="TableLine2156119322512">
          <table:table-cell table:style-name="Table73.A1" office:value-type="string">
            <text:p text:style-name="P33">for (int x = 0; x &lt;= 13; ++x)</text:p>
            <text:p text:style-name="P33">{</text:p>
            <text:p text:style-name="P33"><text:s text:c="4"/>for (int y = 0; y &lt;= 13; ++y)</text:p>
            <text:p text:style-name="P33"><text:s text:c="4"/>{</text:p>
            <text:p text:style-name="P33"><text:s text:c="8"/>if (x * x + y * y == 13 * 13)</text:p>
            <text:p text:style-name="P33"><text:s text:c="8"/>{</text:p>
            <text:p text:style-name="P33"><text:s text:c="12"/>std::cout &lt;&lt; x &lt;&lt; ',' &lt;&lt; y &lt;&lt; '\n';<text:line-break/> <text:s text:c="7"/>}<text:line-break/> <text:s text:c="3"/>}<text:line-break/>}</text:p>
          </table:table-cell>
        </table:table-row>
      </table:table>
      <text:p text:style-name="P10"/>
      <text:p text:style-name="P8">Now note that you see some “repetitions”. I'm saying <text:span text:style-name="T57">that</text:span> if x = a, y = b is a solution, then x = b, y = a is also a solution because in the equation above, you can switch x and y. What if you do not want to include such repetitions? One way would be to ensure x &lt;= y. In other words you try to get your program to run throug<text:span text:style-name="T57">h</text:span> these values of x,y:</text:p>
      <text:p text:style-name="P8"/>
      <text:p text:style-name="P16">x = 0, y = 0</text:p>
      <text:p text:style-name="P16">x = 0, y = 1</text:p>
      <text:p text:style-name="P16">x = 0, y = 2</text:p>
      <text:p text:style-name="P16">...</text:p>
      <text:p text:style-name="P16">x = 0, y = 13</text:p>
      <text:p text:style-name="P16">x = 1, y = 1<text:tab/>(note that y starts with 1 and not 0)</text:p>
      <text:p text:style-name="P16">x = 1, y = 2</text:p>
      <text:p text:style-name="P16">x = 1, y = 3</text:p>
      <text:p text:style-name="P16">...</text:p>
      <text:p text:style-name="P16">x = 1, y = 13</text:p>
      <text:p text:style-name="P16">x = 2, y = 2<text:tab/>(note that y starts with 2 and not 0)</text:p>
      <text:p text:style-name="P16">x = 2, y = 3</text:p>
      <text:p text:style-name="P16">x = 2, y = 4</text:p>
      <text:p text:style-name="P16">...</text:p>
      <text:p text:style-name="P16">x = 2, y = 13</text:p>
      <text:p text:style-name="P16">...</text:p>
      <text:p text:style-name="P16">...</text:p>
      <text:p text:style-name="P16">...</text:p>
      <text:p text:style-name="P16">x = 13, y = 13</text:p>
      <text:p text:style-name="P16"/>
      <text:p text:style-name="P16"/>
      <table:table table:name="Table74" table:style-name="Table74">
        <table:table-column table:style-name="Table74.A"/>
        <table:table-row table:style-name="TableLine2156119323600">
          <table:table-cell table:style-name="Table74.A1" office:value-type="string">
            <text:p text:style-name="P33">for (int x = 0; x &lt;= 13; ++x)</text:p>
            <text:p text:style-name="P33">{</text:p>
            <text:p text:style-name="P33"><text:s text:c="4"/>for (int y = <text:span text:style-name="T22">x</text:span>; y &lt;= 13; ++y)</text:p>
            <text:p text:style-name="P33"><text:s text:c="4"/>{</text:p>
            <text:p text:style-name="P33"><text:s text:c="8"/>if (x * x + y * y == 13 * 13)</text:p>
            <text:p text:style-name="P33"><text:s text:c="8"/>{</text:p>
            <text:p text:style-name="P33"><text:s text:c="12"/>std::cout &lt;&lt; x &lt;&lt; ',' &lt;&lt; y &lt;&lt; '\n';<text:line-break/><text:soft-page-break/> <text:s text:c="7"/>}<text:line-break/> <text:s text:c="3"/>}<text:line-break/>}</text:p>
          </table:table-cell>
        </table:table-row>
      </table:table>
      <text:p text:style-name="P16"/>
      <text:p text:style-name="P16">Of course you realize that x<text:span text:style-name="T24">2</text:span> <text:s/>+ y<text:span text:style-name="T24">2 </text:span>= 13<text:span text:style-name="T24">2 </text:span>gives the solution of the right-angle triangle with hypotenuse of length 13 and integer sides. Why not find all such triangles with hypotenuse from 1 to 100??? This means solving</text:p>
      <text:p text:style-name="P16"/>
      <text:p text:style-name="P9"><text:span text:style-name="T26">x</text:span><text:span text:style-name="T24">2</text:span><text:span text:style-name="T26"> <text:s/>+ y</text:span><text:span text:style-name="T24">2 </text:span><text:span text:style-name="T26">= z</text:span><text:span text:style-name="T24">2</text:span></text:p>
      <text:p text:style-name="P19"/>
      <text:p text:style-name="P16">where 1 &lt;= z &lt;= 100.</text:p>
      <text:p text:style-name="P16"/>
      <table:table table:name="Table75" table:style-name="Table75">
        <table:table-column table:style-name="Table75.A"/>
        <table:table-row table:style-name="TableLine2156119326592">
          <table:table-cell table:style-name="Table75.A1" office:value-type="string">
            <text:p text:style-name="P36">for (int z = 1; z &lt;= 100; ++z)</text:p>
            <text:p text:style-name="P36">{</text:p>
            <text:p text:style-name="P33"><text:s text:c="4"/>for (int x = 0; x &lt;= z; ++x)</text:p>
            <text:p text:style-name="P33"><text:s text:c="4"/>{</text:p>
            <text:p text:style-name="P33"><text:s text:c="8"/>for (int y = <text:span text:style-name="T19">x</text:span>; y &lt;= z; ++y)</text:p>
            <text:p text:style-name="P33"><text:s text:c="8"/>{</text:p>
            <text:p text:style-name="P33"><text:s text:c="12"/>if (x * x + y * y == z * z)</text:p>
            <text:p text:style-name="P33"><text:s text:c="12"/>{</text:p>
            <text:p text:style-name="P33"><text:s text:c="16"/>std::cout &lt;&lt; x &lt;&lt; ',' &lt;&lt; y &lt;&lt; ',' </text:p>
            <text:p text:style-name="P33"><text:s text:c="26"/>&lt;&lt; z &lt;&lt; '\n';<text:line-break/> <text:s text:c="11"/>}<text:line-break/> <text:s text:c="7"/>}<text:line-break/> <text:s text:c="3"/>}</text:p>
            <text:p text:style-name="P36">}</text:p>
          </table:table-cell>
        </table:table-row>
      </table:table>
      <text:p text:style-name="P16"/>
      <text:p text:style-name="P16">This prints the sides of all right angle triangles with integer sides where the hypotenuse is between 1 to 100.</text:p>
      <text:p text:style-name="P16"/>
      <text:p text:style-name="P16"/>
      <text:p text:style-name="P10"><text:span text:style-name="T27">Exercise.</text:span><text:span text:style-name="T26"> Can you improve the performance of the above program?</text:span></text:p>
      <text:p text:style-name="P16"/>
      <text:p text:style-name="P16"/>
      <text:p text:style-name="P13">Exercise. <text:span text:style-name="T19">Find all integer solutions to the equation</text:span></text:p>
      <text:p text:style-name="P13"/>
      <text:p text:style-name="P13"><text:tab/><text:span text:style-name="T19">x</text:span><text:span text:style-name="T25">4</text:span><text:span text:style-name="T19"> + 2y</text:span><text:span text:style-name="T25">4</text:span><text:span text:style-name="T19"> = 10001</text:span></text:p>
      <text:p text:style-name="P18"/>
      <text:p text:style-name="P18"/>
      <text:p text:style-name="P8"><text:span text:style-name="T22">Exercise. </text:span>Here's something from wikipedia.org:</text:p>
      <table:table table:name="Table45" table:style-name="Table45">
        <table:table-column table:style-name="Table45.A"/>
        <table:table-row table:style-name="TableLine2156119323328">
          <table:table-cell table:style-name="Table45.A1" office:value-type="string">
            <text:p text:style-name="P41"><text:span text:style-name="T29">1729</text:span><text:span text:style-name="T28"> is known as the </text:span><text:span text:style-name="T29">Hardy-Ramanujan number</text:span><text:span text:style-name="T28">, after a famous anecdote of the British mathematician </text:span><text:a xlink:type="simple" xlink:href="http://en.wikipedia.org/wiki/G._H._Hardy" text:style-name="Internet_20_link" text:visited-style-name="Visited_20_Internet_20_Link">G. H. Hardy</text:a><text:span text:style-name="T31"> regarding a hospital visit to the Indian mathematician </text:span><text:a xlink:type="simple" xlink:href="http://en.wikipedia.org/wiki/Srinivasa_Ramanujan" text:style-name="Internet_20_link" text:visited-style-name="Visited_20_Internet_20_Link">Srinivasa Ramanujan</text:a><text:span text:style-name="T31">. In Hardy's words:</text:span></text:p>
            <text:p text:style-name="Text_20_body"><text:span text:style-name="T31">“ I remember once going to see him when he was ill at </text:span><text:a xlink:type="simple" xlink:href="http://en.wikipedia.org/wiki/Putney" text:style-name="Internet_20_link" text:visited-style-name="Visited_20_Internet_20_Link">Putney</text:a><text:span text:style-name="T31">. I had ridden in taxi cab number 1729 and remarked that the number seemed to me rather a dull one, and that I hoped it was not an unfavorable </text:span><text:a xlink:type="simple" xlink:href="http://en.wikipedia.org/wiki/Omen" text:style-name="Internet_20_link" text:visited-style-name="Visited_20_Internet_20_Link">omen</text:a><text:span text:style-name="T31">. "No," he replied, "it is a very interesting number; </text:span><text:span text:style-name="T32">it is the smallest number expressible as the sum of two cubes in two different ways</text:span><text:span text:style-name="T31">." </text:span></text:p>
            <text:p text:style-name="Text_20_body"><text:soft-page-break/><text:span text:style-name="T31">The quotation is sometimes expressed using the term "positive cubes", as the admission of negative perfect cubes (the cube of a </text:span><text:a xlink:type="simple" xlink:href="http://en.wikipedia.org/wiki/Negative_and_non-negative_numbers" text:style-name="Internet_20_link" text:visited-style-name="Visited_20_Internet_20_Link">negative</text:a><text:span text:style-name="T31"> </text:span><text:a xlink:type="simple" xlink:href="http://en.wikipedia.org/wiki/Integer" text:style-name="Internet_20_link" text:visited-style-name="Visited_20_Internet_20_Link">integer</text:a><text:span text:style-name="T31">) gives the smallest solution as </text:span><text:a xlink:type="simple" xlink:href="http://en.wikipedia.org/wiki/91_%28number%29" text:style-name="Internet_20_link" text:visited-style-name="Visited_20_Internet_20_Link">91</text:a><text:span text:style-name="T31"> (which is a factor of 1729):</text:span></text:p>
            <text:p text:style-name="P43">91 = 6<text:span text:style-name="T35">3</text:span> + (−5)<text:span text:style-name="T35">3</text:span> = 4<text:span text:style-name="T35">3</text:span> + 3<text:span text:style-name="T35">3</text:span> </text:p>
            <text:p text:style-name="P42">Of course, equating "smallest" with "most negative", as opposed to "closest to zero" gives rise to solutions like −91, −189, −1729, and further negative numbers. This ambiguity is eliminated by the term "positive cubes".</text:p>
            <text:p text:style-name="P42">Numbers such as</text:p>
            <text:p text:style-name="P43">1729 = 1<text:span text:style-name="T35">3</text:span> + 12<text:span text:style-name="T35">3</text:span> = 9<text:span text:style-name="T35">3</text:span> + 10<text:span text:style-name="T35">3</text:span> </text:p>
            <text:p text:style-name="Text_20_body"><text:span text:style-name="T31">that are the smallest number that can be expressed as the sum of two cubes in </text:span><text:span text:style-name="T33">n</text:span><text:span text:style-name="T31"> distinct ways have been dubbed </text:span><text:a xlink:type="simple" xlink:href="http://en.wikipedia.org/wiki/Taxicab_number" text:style-name="Internet_20_link" text:visited-style-name="Visited_20_Internet_20_Link">taxicab numbers</text:a><text:span text:style-name="T31">. 1729 is the second taxicab number (the first is 2 = 1</text:span><text:span text:style-name="T34">3</text:span><text:span text:style-name="T31"> + 1</text:span><text:span text:style-name="T34">3</text:span><text:span text:style-name="T31">). The number was also found in one of Ramanujan's notebooks dated years before the incident.</text:span></text:p>
          </table:table-cell>
        </table:table-row>
      </table:table>
      <text:p text:style-name="P8">Find all positive integer solutions to the equation</text:p>
      <text:p text:style-name="P8"/>
      <text:p text:style-name="P9">x<text:span text:style-name="T24">3</text:span> + y<text:span text:style-name="T24">3</text:span> = 1729</text:p>
      <text:p text:style-name="P9"/>
      <text:p text:style-name="P10">(Hint: Write a double for-loop.)</text:p>
      <text:p text:style-name="P10"/>
      <text:p text:style-name="P10"/>
      <text:p text:style-name="P10"><text:span text:style-name="T22">Exercise.</text:span> The above exercise verified that there are exactly two integer solutions. It does not verify that 1729 is the “<text:span text:style-name="T30">smallest number expressible as the sum of two cubes in two different ways</text:span><text:span text:style-name="T28">”. To do that you need to solve this:</text:span></text:p>
      <text:p text:style-name="P9">x<text:span text:style-name="T24">3</text:span> + y<text:span text:style-name="T24">3</text:span> = z</text:p>
      <text:p text:style-name="P9"/>
      <text:p text:style-name="P10">Of course you should print out x, y, <text:s/>and z. Look at all the solutions and find the value of z with exactly two integer solutions. Is it 1729? (Or is Ramanujan totally wrong all these years ...)</text:p>
      <text:p text:style-name="P13"/>
      <text:p text:style-name="P13"/>
      <text:p text:style-name="P13">Exercise. <text:span text:style-name="T19">Write </text:span><text:span text:style-name="T21">a </text:span><text:span text:style-name="T19">program that prints all positive fractions m/n from 0 to 5 where m and n are positive and at most 10. The fractions need not be reduced or in any particular order or unique.</text:span></text:p>
      <text:p text:style-name="P18"/>
      <text:p text:style-name="P22">Brute <text:span text:style-name="T62">f</text:span>orce <text:span text:style-name="T62">s</text:span>earch: <text:span text:style-name="T62">p</text:span>olynomial <text:span text:style-name="T62">f</text:span>actorization</text:p>
      <text:p text:style-name="P8"/>
      <text:p text:style-name="P8">Here's another brute force search program. Let's write a program to factorize a degree 2 polynomial into two polynomial<text:span text:style-name="T58">s</text:span> with integer coefficients. For instance</text:p>
      <text:p text:style-name="P8"><text:tab/></text:p>
      <text:p text:style-name="P8"><text:tab/>x<text:span text:style-name="T24">2</text:span> – 1 = (x + 1)(x – 1)</text:p>
      <text:p text:style-name="P8"/>
      <text:p text:style-name="P8">Therefore when the user enters 1 0 -1 for polynomial x<text:span text:style-name="T24">2</text:span> – 1, the program produce<text:span text:style-name="T58">s</text:span> (x + 1)(x – 1). Here's an execution of the program:</text:p>
      <table:table table:name="Table69" table:style-name="Table69">
        <table:table-column table:style-name="Table69.A"/>
        <table:table-row table:style-name="TableLine2156119327136">
          <table:table-cell table:style-name="Table69.A1" office:value-type="string">
            <text:p text:style-name="P35">1 0 -1</text:p>
            <text:p text:style-name="P5">1x^2 + 0x + -1 = (1x + 1)(1x + -1)</text:p>
          </table:table-cell>
        </table:table-row>
      </table:table>
      <text:p text:style-name="P10">Assume that your program will only handle coefficients from -20 to 20. </text:p>
      <text:p text:style-name="P10"/>
      <text:p text:style-name="P10">We know that </text:p>
      <text:p text:style-name="P10"/>
      <text:p text:style-name="P10"><text:tab/>(ax + b)(cx + d) = ac<text:span text:style-name="T26">x</text:span><text:span text:style-name="T24">2</text:span> + (ad + bc)x + bd</text:p>
      <text:p text:style-name="P10"/>
      <text:p text:style-name="P10">Suppose the user entered A, B, C for polynomial </text:p>
      <text:p text:style-name="P10"/>
      <text:p text:style-name="P10"><text:tab/>A<text:span text:style-name="T26">x</text:span><text:span text:style-name="T24">2</text:span> + Bx + C</text:p>
      <text:p text:style-name="P10"/>
      <text:p text:style-name="P10">then we basically want to find a, b, c, d such that</text:p>
      <text:p text:style-name="P10"/>
      <text:p text:style-name="P10"><text:tab/>(ax + b)(cx + d) = ac<text:span text:style-name="T26">x</text:span><text:span text:style-name="T24">2</text:span> + (ad + bc)x + bd = A<text:span text:style-name="T26">x</text:span><text:span text:style-name="T24">2</text:span> + Bx + C</text:p>
      <text:p text:style-name="P10"/>
      <text:p text:style-name="P10">which is the same as saying:</text:p>
      <text:p text:style-name="P10"/>
      <text:p text:style-name="P10"><text:tab/>A = ac</text:p>
      <text:p text:style-name="P10"><text:tab/>B = ad + bc</text:p>
      <text:p text:style-name="P10"><text:tab/>C = bd</text:p>
      <text:p text:style-name="P10"/>
      <text:p text:style-name="P8">For instance in the case of the polynomial x<text:span text:style-name="T24">2</text:span> – 1, we want to find a, b, c, d such that</text:p>
      <text:p text:style-name="P8"/>
      <text:p text:style-name="P10"><text:tab/>1 = a * c</text:p>
      <text:p text:style-name="P10"><text:tab/>0 = a * d + b * c</text:p>
      <text:p text:style-name="P10"><text:tab/>-1 = b * d</text:p>
      <text:p text:style-name="P8"><text:tab/></text:p>
      <text:p text:style-name="P10">Here's the program:</text:p>
      <text:p text:style-name="P10"/>
      <table:table table:name="Table70" table:style-name="Table70">
        <table:table-column table:style-name="Table70.A"/>
        <table:table-row table:style-name="TableLine2156119328224">
          <table:table-cell table:style-name="Table70.A1" office:value-type="string">
            <text:p text:style-name="P33">int A, B, C;</text:p>
            <text:p text:style-name="P33">std::cin &gt;&gt; A &gt;&gt; B &gt;&gt; C;</text:p>
            <text:p text:style-name="P33"/>
            <text:p text:style-name="P33">int a, b, c, d;</text:p>
            <text:p text:style-name="P33"/>
            <text:p text:style-name="P33">bool found = false;</text:p>
            <text:p text:style-name="P33">for (a = -20; a &lt;= 20 &amp;&amp; !found; ++a)</text:p>
            <text:p text:style-name="P33">{</text:p>
            <text:p text:style-name="P33"><text:s text:c="4"/>for (b = -20; b &lt;= 20 &amp;&amp; !found; ++b)</text:p>
            <text:p text:style-name="P33"><text:s text:c="4"/>{</text:p>
            <text:p text:style-name="P33"><text:soft-page-break/><text:s text:c="8"/>for (c = -20; c &lt;= 20 &amp;&amp; !found; ++c)</text:p>
            <text:p text:style-name="P33"><text:s text:c="8"/>{</text:p>
            <text:p text:style-name="P33"><text:s text:c="12"/>for (d = -20; d &lt;= 20 &amp;&amp; !found; ++d)</text:p>
            <text:p text:style-name="P33"><text:s text:c="12"/>{</text:p>
            <text:p text:style-name="P33"><text:s text:c="16"/>if (a * c == A </text:p>
            <text:p text:style-name="P33"><text:s text:c="20"/>&amp;&amp; B == a * d + b * c </text:p>
            <text:p text:style-name="P33"><text:s text:c="20"/>&amp;&amp; b * d == C)</text:p>
            <text:p text:style-name="P33"><text:s text:c="16"/>{</text:p>
            <text:p text:style-name="P33"><text:s text:c="20"/>found = true;</text:p>
            <text:p text:style-name="P33"><text:s text:c="16"/>}</text:p>
            <text:p text:style-name="P33"><text:s text:c="12"/>} <text:s/></text:p>
            <text:p text:style-name="P33"><text:s text:c="8"/>}</text:p>
            <text:p text:style-name="P33"><text:s text:c="4"/>}</text:p>
            <text:p text:style-name="P33">}</text:p>
            <text:p text:style-name="P33">if (found)</text:p>
            <text:p text:style-name="P33">{</text:p>
            <text:p text:style-name="P33"><text:s text:c="4"/>std::cout &lt;&lt; a &lt;&lt; ' ' &lt;&lt; b &lt;&lt; ' ' <text:s/></text:p>
            <text:p text:style-name="P33"><text:s text:c="14"/>&lt;&lt; c &lt;&lt; ' ' &lt;&lt; d &lt;&lt; '\n'; <text:s text:c="2"/><text:line-break/>}</text:p>
          </table:table-cell>
        </table:table-row>
      </table:table>
      <text:p text:style-name="P10"/>
      <text:p text:style-name="P10">Of course you can change the range of values for a, b, c, d if you like. In fact, it's a good idea to create a constant, say N, for 20 in the above program so that a, b, c, d ranges from -N to N and you can change the value of N easily.</text:p>
      <text:p text:style-name="P10"/>
      <text:p text:style-name="P10">Note that this is a <text:span text:style-name="T18">brute force</text:span> search for a factorization of the given polynomial because it's <text:span text:style-name="T17">not smart</text:span>. For instance, if the given polynomial is</text:p>
      <text:p text:style-name="P10"/>
      <text:p text:style-name="P10"><text:tab/>15x<text:span text:style-name="T24">2</text:span> + …</text:p>
      <text:p text:style-name="P10"/>
      <text:p text:style-name="P10">then since you want </text:p>
      <text:p text:style-name="P10"/>
      <text:p text:style-name="P10"><text:tab/>15x<text:span text:style-name="T24">2</text:span> + … = (ax + b)(cx + d) = acx^2 + (ad + bc)x + bd</text:p>
      <text:p text:style-name="P10"/>
      <text:p text:style-name="P10">then of course</text:p>
      <text:p text:style-name="P10"/>
      <text:p text:style-name="P10"><text:tab/>15 = ac</text:p>
      <text:p text:style-name="P10"/>
      <text:p text:style-name="P10">and the right thing to do is to factorize 15. You would get 15 = 1x15 = 3x5 = 5x3 = 15x1 = -1x-15 = -3x-5 = -5x-3 and then a and c can only be</text:p>
      <text:p text:style-name="P10"/>
      <text:p text:style-name="P10"><text:tab/>a = 1, c = 15</text:p>
      <text:p text:style-name="P10"><text:tab/>a = 3, c = 5</text:p>
      <text:p text:style-name="P10"><text:tab/>a = 5, c = 3</text:p>
      <text:p text:style-name="P10"><text:tab/>a = 15, c = 1</text:p>
      <text:p text:style-name="P10"><text:tab/>a = -1, c = -15</text:p>
      <text:p text:style-name="P10"><text:tab/>a = -3, c = -5</text:p>
      <text:p text:style-name="P10"><text:tab/>a = -5, c = -3</text:p>
      <text:p text:style-name="P10"><text:tab/>a = -15, c = -1</text:p>
      <text:p text:style-name="P10"/>
      <text:p text:style-name="P10">The above program however tries 41 possible values for a (i.e., from -20 to 20) and also 41 possible values for c. This means that the program <text:soft-page-break/>actually tries 41 x 41 possible cases for a and c. Including b and d, the program tries</text:p>
      <text:p text:style-name="P10"/>
      <text:p text:style-name="P10"><text:tab/>41 x 41 x 41 x 41 = 2825761</text:p>
      <text:p text:style-name="P10"/>
      <text:p text:style-name="P10">cases!!! This is no big deal for a modern-day computer of course. But <text:span text:style-name="T58">if </text:span>we want to allow more values for a, b, c, d, say from -100 to 100, then there are about </text:p>
      <text:p text:style-name="P10"><text:tab/></text:p>
      <text:p text:style-name="P10"><text:tab/>201 x 201 x 201 x 201 = 1632240801</text:p>
      <text:p text:style-name="P10"/>
      <text:p text:style-name="P10">You can try this range of values for the above program. You'll see that the program will run very slowly. Brute force algorithms are not smart at all.</text:p>
      <text:p text:style-name="P10"/>
      <text:p text:style-name="P10"/>
      <text:p text:style-name="P38"><text:span text:style-name="T22">Exercise.</text:span> Write a program that prompts the user for n and if n is even, attempts to rewrite n as a sum of at most two primes. For instance if the user entered 2, the program prints:</text:p>
      <table:table table:name="Table93" table:style-name="Table93">
        <table:table-column table:style-name="Table93.A"/>
        <table:table-row table:style-name="TableLine2156119330944">
          <table:table-cell table:style-name="Table93.A1" office:value-type="string">
            <text:p text:style-name="P35">2</text:p>
            <text:p text:style-name="P32">2</text:p>
          </table:table-cell>
        </table:table-row>
      </table:table>
      <text:p text:style-name="P38">If the user entered 4 the program prints</text:p>
      <table:table table:name="Table94" table:style-name="Table94">
        <table:table-column table:style-name="Table94.A"/>
        <table:table-row table:style-name="TableLine2156119334752">
          <table:table-cell table:style-name="Table94.A1" office:value-type="string">
            <text:p text:style-name="P35">4</text:p>
            <text:p text:style-name="P32">2 + 2</text:p>
          </table:table-cell>
        </table:table-row>
      </table:table>
      <text:p text:style-name="P38">If the user entered 12, the program prints</text:p>
      <table:table table:name="Table95" table:style-name="Table95">
        <table:table-column table:style-name="Table95.A"/>
        <table:table-row table:style-name="TableLine2156119347264">
          <table:table-cell table:style-name="Table95.A1" office:value-type="string">
            <text:p text:style-name="P35">12</text:p>
            <text:p text:style-name="P32">5 + 7</text:p>
          </table:table-cell>
        </table:table-row>
      </table:table>
      <text:p text:style-name="P38">Using your program, attempt to answer this question: Are there even integers which <text:span text:style-name="T58">are</text:span> not a sum of at most two primes? (For more information, google for “Goldbach conjecture”. This is also a very famous conjecture in Math that is as yet unproven.)</text:p>
      <text:p text:style-name="P10"/>
      <text:p text:style-name="P10"/>
      <text:p text:style-name="P10"/>
      <text:p text:style-name="P23">Summary</text:p>
      <text:p text:style-name="P10"/>
      <text:p text:style-name="P10">The following summarizes the pre- and post-increment operators:</text:p>
      <text:p text:style-name="P10"/>
      <text:p text:style-name="P8"><text:tab/><text:span text:style-name="T9">++i</text:span><text:tab/><text:tab/><text:tab/>increments the value of <text:span text:style-name="T9">i</text:span></text:p>
      <text:p text:style-name="P8"><text:tab/><text:span text:style-name="T9">i++</text:span><text:tab/><text:tab/><text:tab/>increments the value of <text:span text:style-name="T9">i</text:span></text:p>
      <text:p text:style-name="P8"><text:tab/><text:span text:style-name="T9">j = (++i)</text:span><text:tab/><text:tab/>increments the value of i and then assign <text:tab/><text:tab/><text:tab/><text:tab/>new value of <text:span text:style-name="T9">i</text:span> to <text:span text:style-name="T9">j</text:span></text:p>
      <text:p text:style-name="P8"><text:tab/><text:span text:style-name="T9">j = (i++)</text:span><text:tab/><text:tab/>give the value of <text:span text:style-name="T9">i</text:span> to <text:span text:style-name="T9">j</text:span> and then <text:tab/><text:tab/><text:tab/><text:tab/><text:tab/>increments the value of <text:span text:style-name="T9">I<text:line-break/></text:span></text:p>
      <text:p text:style-name="P8">The following summarizes the pre- and post-decrement operators</text:p>
      <text:p text:style-name="P8"/>
      <text:p text:style-name="P8"><text:tab/><text:span text:style-name="T9">--i</text:span><text:tab/><text:tab/><text:tab/>decrements the value of <text:span text:style-name="T9">i</text:span></text:p>
      <text:p text:style-name="P8"><text:tab/><text:span text:style-name="T9">i--</text:span><text:tab/><text:tab/><text:tab/>decrements the value of <text:span text:style-name="T9">i</text:span></text:p>
      <text:p text:style-name="P8"><text:tab/><text:span text:style-name="T9">j = (--i)</text:span><text:tab/><text:tab/>decrements the value of i and then <text:tab/><text:tab/><text:tab/><text:tab/><text:tab/>assign new value of <text:span text:style-name="T9">i</text:span> to <text:span text:style-name="T9">j</text:span></text:p>
      <text:p text:style-name="P8"><text:tab/><text:span text:style-name="T9">j = (i--)</text:span><text:tab/><text:tab/>give the value of <text:span text:style-name="T9">i</text:span> to <text:span text:style-name="T9">j</text:span> and then <text:tab/><text:tab/><text:tab/><text:tab/><text:tab/>decrements the value of <text:span text:style-name="T9">i</text:span></text:p>
      <text:p text:style-name="P10"/>
      <text:p text:style-name="P10">The following summarizes the augmented assignment operators: suppose <text:span text:style-name="T10">[op]</text:span> is an operator such as +, -, *, /, %, then</text:p>
      <text:p text:style-name="P8"/>
      <text:p text:style-name="P8"><text:tab/><text:span text:style-name="T9">x </text:span><text:span text:style-name="T10">[op]</text:span><text:span text:style-name="T9">= y<text:tab/> <text:s/></text:span>is the same as<text:tab/><text:span text:style-name="T9">x = x </text:span><text:span text:style-name="T10">[op]</text:span><text:span text:style-name="T9"> y</text:span></text:p>
      <text:p text:style-name="P10"/>
      <text:p text:style-name="P10">For instance <text:span text:style-name="T43">x += y</text:span> is the same as <text:span text:style-name="T43">x = x + y</text:span>. The augmented assignment operator returns the new augmented value. For instance:</text:p>
      <text:p text:style-name="P10"/>
      <text:p text:style-name="P10"><text:tab/><text:span text:style-name="T9">z = (x += y)</text:span><text:tab/></text:p>
      <text:p text:style-name="P10"/>
      <text:p text:style-name="P10">The <text:span text:style-name="T43">for</text:span>-loop statement looks like this:</text:p>
      <text:p text:style-name="P10"/>
      <text:p text:style-name="P36"><text:s text:c="2"/><text:tab/>for (<text:span text:style-name="T15">[stmt1]</text:span>; <text:span text:style-name="T15">[bool expr]</text:span>; <text:span text:style-name="T15">[stmt2]</text:span>)</text:p>
      <text:p text:style-name="P36"><text:s text:c="6"/><text:tab/><text:span text:style-name="T15">[stmt3]</text:span></text:p>
      <text:p text:style-name="P7"/>
      <text:p text:style-name="P12">where <text:span text:style-name="T10">[stmt3]</text:span> can be either a statement of a block of statements. The for-loop statement executes as follows:</text:p>
      <text:list xml:id="list4150821791" text:style-name="L3">
        <text:list-item>
          <text:p text:style-name="P45"><text:span text:style-name="T38">Execute </text:span><text:span text:style-name="T50">[stmt1]</text:span><text:span text:style-name="T38">, </text:span><text:span text:style-name="T39">g</text:span><text:span text:style-name="T38">o to 2.</text:span></text:p>
        </text:list-item>
        <text:list-item>
          <text:p text:style-name="P45">If the <text:span text:style-name="T51">[bool expr]</text:span> is true, go to 3, otherwise goto 5</text:p>
        </text:list-item>
        <text:list-item>
          <text:p text:style-name="P45">Execute <text:span text:style-name="T10">[stmt3]</text:span>, go to 4.</text:p>
        </text:list-item>
        <text:list-item>
          <text:p text:style-name="P45">Execute <text:span text:style-name="T10">[stmt2]</text:span>, go to 2.</text:p>
        </text:list-item>
        <text:list-item>
          <text:p text:style-name="P45">Exit the <text:span text:style-name="T43">for</text:span>-loop statement to the statement after the <text:span text:style-name="T43">for</text:span>-loop.</text:p>
        </text:list-item>
      </text:list>
      <text:p text:style-name="P6"/>
      <text:p text:style-name="P12">Of course since <text:span text:style-name="T10">[stmt3]</text:span> can be any statement or a block, a <text:span text:style-name="T43">for</text:span>-loop can contain an <text:span text:style-name="T43">if</text:span> statement, <text:span text:style-name="T43">if-else</text:span> statement, a <text:span text:style-name="T43">switch-case</text:span> statement, or even a <text:span text:style-name="T43">for</text:span>-loop.</text:p>
      <text:p text:style-name="P12"/>
      <text:p text:style-name="P12">The scope of a variable is from its point of declaration to the end of the smallest block where it was declared.</text:p>
      <text:p text:style-name="P12"/>
      <text:p text:style-name="P12"/>
      <text:p text:style-name="P22">Exercises</text:p>
      <text:p text:style-name="P8"/>
      <text:p text:style-name="P8"/>
      <text:p text:style-name="P8">Q1. Find all positive integer solutions to the equation</text:p>
      <text:p text:style-name="P8"/>
      <text:p text:style-name="P9">x<text:span text:style-name="T24">3</text:span> + y<text:span text:style-name="T24">4</text:span> = 1729</text:p>
      <text:p text:style-name="P9"/>
      <text:p text:style-name="P10">(Hint: Write a double for-loop.)</text:p>
      <text:p text:style-name="P8"/>
      <text:p text:style-name="P8"/>
      <text:p text:style-name="P8">Q2. Write a program that draws the following figure when the user enters 3</text:p>
      <text:p text:style-name="P5"><text:s text:c="2"/>*</text:p>
      <text:p text:style-name="P5"><text:s/>**</text:p>
      <text:p text:style-name="P5">***</text:p>
      <text:p text:style-name="P8">and when the user enters 4 it draws</text:p>
      <text:p text:style-name="P5"><text:s text:c="3"/>*</text:p>
      <text:p text:style-name="P5"><text:s text:c="2"/>**</text:p>
      <text:p text:style-name="P5"><text:s/>***</text:p>
      <text:p text:style-name="P5">****</text:p>
      <text:p text:style-name="P5"/>
      <text:p text:style-name="P5"/>
      <text:p text:style-name="P8">Q3. Write a program that draws the following figure when the user enter<text:span text:style-name="T59">s</text:span> 3</text:p>
      <text:p text:style-name="P5">*</text:p>
      <text:p text:style-name="P5"><text:s/>**</text:p>
      <text:p text:style-name="P5">***</text:p>
      <text:p text:style-name="P8">and this when the user enters 5</text:p>
      <text:p text:style-name="P5">*</text:p>
      <text:p text:style-name="P5"><text:s text:c="3"/>**</text:p>
      <text:p text:style-name="P5">***</text:p>
      <text:p text:style-name="P5"><text:s/>****</text:p>
      <text:p text:style-name="P5">*****</text:p>
      <text:p text:style-name="P8">and this when the user enters 6</text:p>
      <text:p text:style-name="P5">*</text:p>
      <text:p text:style-name="P5"><text:s text:c="3"/>**</text:p>
      <text:p text:style-name="P5">***</text:p>
      <text:p text:style-name="P5"><text:s text:c="3"/>****</text:p>
      <text:p text:style-name="P5">******</text:p>
      <text:p text:style-name="P5">*******</text:p>
      <text:p text:style-name="P8"/>
      <text:p text:style-name="P8"/>
      <text:p text:style-name="P8">Q4. Write a program that draws the following figure when the user enters 3</text:p>
      <text:p text:style-name="P5">***</text:p>
      <text:p text:style-name="P5">* *</text:p>
      <text:p text:style-name="P5">***</text:p>
      <text:p text:style-name="P8">and when the user enters 5 it draws</text:p>
      <text:p text:style-name="P5">*****</text:p>
      <text:p text:style-name="P5">* <text:s text:c="2"/>*</text:p>
      <text:p text:style-name="P5">* * *</text:p>
      <text:p text:style-name="P5">* <text:s text:c="2"/>*</text:p>
      <text:p text:style-name="P5">*****</text:p>
      <text:p text:style-name="P8">and when the user enters 7 the program draw<text:span text:style-name="T59">s</text:span> this:</text:p>
      <text:p text:style-name="P5"><text:soft-page-break/>*******</text:p>
      <text:p text:style-name="P5">* <text:s text:c="4"/>*</text:p>
      <text:p text:style-name="P5">* *** *</text:p>
      <text:p text:style-name="P5">* * * *</text:p>
      <text:p text:style-name="P5">* *** *</text:p>
      <text:p text:style-name="P5">* <text:s text:c="4"/>*</text:p>
      <text:p text:style-name="P5">*******</text:p>
      <text:p text:style-name="P8">and when the user enters 9 the program draw<text:span text:style-name="T59">s</text:span> this:</text:p>
      <text:p text:style-name="P5">*********</text:p>
      <text:p text:style-name="P5">* <text:s text:c="6"/>*</text:p>
      <text:p text:style-name="P5">* ***** *</text:p>
      <text:p text:style-name="P5">* * <text:s text:c="2"/>* *</text:p>
      <text:p text:style-name="P5">* * * * *</text:p>
      <text:p text:style-name="P5">* * <text:s text:c="2"/>* *</text:p>
      <text:p text:style-name="P5">* ***** *</text:p>
      <text:p text:style-name="P5">* <text:s text:c="6"/>*</text:p>
      <text:p text:style-name="P5">*********</text:p>
      <text:p text:style-name="P8">Etc.</text:p>
      <text:p text:style-name="P8"/>
      <text:p text:style-name="P8"/>
      <text:p text:style-name="P8">Q5. Write a program that draws the following figure when the user enters 3</text:p>
      <text:p text:style-name="P5"><text:s/>+</text:p>
      <text:p text:style-name="P5">/ \</text:p>
      <text:p text:style-name="P5">| |</text:p>
      <text:p text:style-name="P5">---</text:p>
      <text:p text:style-name="P8">and when the user enters 5 it draws</text:p>
      <text:p text:style-name="P5"><text:s text:c="2"/>+</text:p>
      <text:p text:style-name="P5"><text:s text:c="2"/>|</text:p>
      <text:p text:style-name="P5"><text:s/>/ \</text:p>
      <text:p text:style-name="P5">/ <text:s text:c="2"/>\</text:p>
      <text:p text:style-name="P5">| <text:s text:c="2"/>|</text:p>
      <text:p text:style-name="P5">| <text:s text:c="2"/>|</text:p>
      <text:p text:style-name="P5">-----</text:p>
      <text:p text:style-name="P8">and when the user enters 7 the program draw<text:span text:style-name="T59">s</text:span> this:</text:p>
      <text:p text:style-name="P5"><text:s text:c="3"/>+</text:p>
      <text:p text:style-name="P5"><text:s text:c="3"/>|</text:p>
      <text:p text:style-name="P5"><text:s text:c="3"/>|</text:p>
      <text:p text:style-name="P5"><text:s text:c="2"/>/ \</text:p>
      <text:p text:style-name="P5"><text:s/>/ <text:s text:c="2"/>\</text:p>
      <text:p text:style-name="P5">/ <text:s text:c="4"/>\</text:p>
      <text:p text:style-name="P5">| <text:s text:c="4"/>|</text:p>
      <text:p text:style-name="P5">| <text:s text:c="4"/>|</text:p>
      <text:p text:style-name="P5">| <text:s text:c="4"/>|</text:p>
      <text:p text:style-name="P5">-------</text:p>
      <text:p text:style-name="P8">Etc.</text:p>
      <text:p text:style-name="P8"/>
      <text:p text:style-name="P5"/>
      <text:p text:style-name="P8">Q6. Write a program that draws the following figure when the user enters 7 it draws</text:p>
      <text:p text:style-name="P5"><text:s/>** ** </text:p>
      <text:p text:style-name="P5">*******</text:p>
      <text:p text:style-name="P5">*******</text:p>
      <text:p text:style-name="P5"><text:s/>*****</text:p>
      <text:p text:style-name="P5"><text:s text:c="2"/>***</text:p>
      <text:p text:style-name="P5"><text:soft-page-break/><text:s text:c="3"/>*</text:p>
      <text:p text:style-name="P8">and when the user enters 9 it draws</text:p>
      <text:p text:style-name="P5"><text:s/>*** *** </text:p>
      <text:p text:style-name="P5">*********</text:p>
      <text:p text:style-name="P5">*********</text:p>
      <text:p text:style-name="P5"><text:s/>*******</text:p>
      <text:p text:style-name="P5"><text:s text:c="2"/>*****</text:p>
      <text:p text:style-name="P5"><text:s text:c="3"/>***</text:p>
      <text:p text:style-name="P5"><text:s text:c="4"/>*</text:p>
      <text:p text:style-name="P8">and when the user enters 11 it draws</text:p>
      <text:p text:style-name="P5"><text:s/>**** **** </text:p>
      <text:p text:style-name="P5">***********</text:p>
      <text:p text:style-name="P5">***********</text:p>
      <text:p text:style-name="P5"><text:s/>*********</text:p>
      <text:p text:style-name="P5"><text:s text:c="2"/>*******</text:p>
      <text:p text:style-name="P5"><text:s text:c="3"/>*****</text:p>
      <text:p text:style-name="P5"><text:s text:c="4"/>***</text:p>
      <text:p text:style-name="P5"><text:s text:c="5"/>*</text:p>
      <text:p text:style-name="P5"/>
      <text:p text:style-name="P5"/>
      <text:p text:style-name="P8">Q7. Write a program that draw<text:span text:style-name="T59">s</text:span> the following given 2 and 2:</text:p>
      <text:p text:style-name="P5">**********</text:p>
      <text:p text:style-name="P5">* <text:s text:c="7"/>*</text:p>
      <text:p text:style-name="P5">* X <text:s text:c="5"/>*</text:p>
      <text:p text:style-name="P5">* <text:s text:c="7"/>*</text:p>
      <text:p text:style-name="P5">* <text:s text:c="7"/>*</text:p>
      <text:p text:style-name="P5">* <text:s text:c="7"/>*</text:p>
      <text:p text:style-name="P5">* <text:s text:c="7"/>*</text:p>
      <text:p text:style-name="P5">* <text:s text:c="7"/>*</text:p>
      <text:p text:style-name="P5">* <text:s text:c="7"/>*</text:p>
      <text:p text:style-name="P5">**********</text:p>
      <text:p text:style-name="P8">and this when the user enters 7 and 3:</text:p>
      <text:p text:style-name="P5">**********</text:p>
      <text:p text:style-name="P5">* <text:s text:c="7"/>*</text:p>
      <text:p text:style-name="P5">* <text:s text:c="7"/>*</text:p>
      <text:p text:style-name="P5">* <text:s text:c="7"/>*</text:p>
      <text:p text:style-name="P5">* <text:s text:c="7"/>*</text:p>
      <text:p text:style-name="P5">* <text:s text:c="7"/>*</text:p>
      <text:p text:style-name="P5">* <text:s text:c="7"/>*</text:p>
      <text:p text:style-name="P5">* <text:s/>X <text:s text:c="4"/>*</text:p>
      <text:p text:style-name="P5">* <text:s text:c="7"/>*</text:p>
      <text:p text:style-name="P5">**********</text:p>
      <text:p text:style-name="P5"/>
      <text:p text:style-name="P5"/>
      <text:p text:style-name="P8">Q8. Write a program that prompts the user for n and computes</text:p>
      <text:p text:style-name="P8"/>
      <text:p text:style-name="P8">1 + 1/(1) + 1/(1x2) + 1/(1x2x3) + 1/(1x2x3x4) + … + 1/(1x2x3x...xn)</text:p>
      <text:p text:style-name="P8"/>
      <text:p text:style-name="P8">Q9. Write a program that prompts the user for a double d and computes the largest n such that n<text:span text:style-name="T24">2</text:span> + n is at most d.</text:p>
      <text:p text:style-name="P8"/>
      <text:p text:style-name="P8">Q10. Write a program that prompts the user for <text:span text:style-name="T59">an </text:span>integer n and displays all the non-squares from 1 to n and print the number of these integers. (An integer is a non-square if it is not the square of another integer. For instance 9 is a square since it is the square of 3, however 6 is not a <text:soft-page-break/>square.)</text:p>
      <text:p text:style-name="P8"/>
      <text:p text:style-name="P8">Q11. A number n is said to be perfect if it is the sum of all its divisors less then n. For instance 6 is perfect since the divisors of 6 are 1, 2, 3, 6 and the sum of the divisors less than 6 is 1 + 2 + 3 = 6. Write a program that prompts the user for n and prints all perfect numbers from 1 to 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Arial1" svg:font-family="Arial" style:font-pitch="variable"/>
    <style:font-face style:name="Arial Unicode MS" svg:font-family="'Arial Unicode MS'" style:font-pitch="variable"/>
    <style:font-face style:name="Courier New1" svg:font-family="'Courier New'" style:font-pitch="variable"/>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2" svg:font-family="'Times New Roman'" style:font-pitch="variable"/>
    <style:font-face style:name="Courier New2"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officeooo:paragraph-rsid="0001f4a1"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043d9c"/>
    </style:style>
    <style:style style:name="MT2" style:family="text">
      <style:text-properties officeooo:rsid="0002c29f"/>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text:span> (Y. Liow) <text:s text:c="11"/><text:tab/><text:tab/>11. for-loop<text:span text:style-name="MT2">s</text:span>: Part 2</text:p>
      </style:header>
      <style:footer>
        <text:p text:style-name="MP2"><text:page-number text:select-page="current">24</text:page-number><text:s/>of <text:page-count>4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3-11-03T18:07:09.951000000</dc:date>
    <meta:printed-by>Yihsiang Liow</meta:printed-by>
    <meta:print-date>2006-01-08T16:54:25</meta:print-date>
    <meta:editing-cycles>743</meta:editing-cycles>
    <meta:editing-duration>P8DT12H15M36S</meta:editing-duration>
    <meta:document-statistic meta:table-count="85" meta:image-count="0" meta:object-count="0" meta:page-count="44" meta:paragraph-count="1117" meta:word-count="8387" meta:character-count="40189" meta:non-whitespace-character-count="30887"/>
    <meta:user-defined meta:name="Info 1"/>
    <meta:user-defined meta:name="Info 2"/>
    <meta:user-defined meta:name="Info 3"/>
    <meta:user-defined meta:name="Info 4"/>
  </office:meta>
</office:document-meta>
</file>